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DengXian" svg:font-family="DengXian" style:font-family-generic="system" style:font-pitch="variable" svg:panose-1="2 1 6 0 3 1 1 1 1 1"/>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3" style:parent-style-name="DefaultParagraphFont" style:family="text">
      <style:text-properties style:font-name="Times New Roman" style:font-name-complex="Times New Roman" fo:font-weight="bold" style:font-weight-asian="bold" style:font-weight-complex="bold" fo:font-size="16pt" style:font-size-asian="16pt" style:font-size-complex="14pt"/>
    </style:style>
    <style:style style:name="P4" style:parent-style-name="Standard" style:family="paragraph">
      <style:paragraph-properties fo:text-align="center"/>
      <style:text-properties style:font-name="Times New Roman" style:font-name-complex="Times New Roman"/>
    </style:style>
    <style:style style:name="P5" style:parent-style-name="Standard" style:family="paragraph">
      <style:paragraph-properties fo:text-align="center"/>
      <style:text-properties style:font-name="Times New Roman" style:font-name-complex="Times New Roman"/>
    </style:style>
    <style:style style:name="P6" style:parent-style-name="Standard" style:family="paragraph">
      <style:paragraph-properties fo:text-align="center"/>
      <style:text-properties style:font-name="Times New Roman" style:font-name-complex="Times New Roman"/>
    </style:style>
    <style:style style:name="P7" style:parent-style-name="Standard" style:family="paragraph">
      <style:paragraph-properties fo:text-align="center"/>
      <style:text-properties style:font-name="Times New Roman" style:font-name-complex="Times New Roman"/>
    </style:style>
    <style:style style:name="P8" style:parent-style-name="Standard" style:family="paragraph">
      <style:paragraph-properties fo:text-align="center"/>
      <style:text-properties style:font-name="Times New Roman" style:font-name-complex="Times New Roman"/>
    </style:style>
    <style:style style:name="P9" style:parent-style-name="Standard" style:family="paragraph">
      <style:paragraph-properties fo:text-align="center"/>
      <style:text-properties style:font-name="Times New Roman" style:font-name-complex="Times New Roman"/>
    </style:style>
    <style:style style:name="P10" style:parent-style-name="Standard" style:family="paragraph">
      <style:paragraph-properties fo:text-align="center"/>
      <style:text-properties style:font-name="Times New Roman" style:font-name-complex="Times New Roman"/>
    </style:style>
    <style:style style:name="P11" style:parent-style-name="Standard" style:family="paragraph">
      <style:paragraph-properties fo:text-align="center"/>
    </style:style>
    <style:style style:name="T12" style:parent-style-name="DefaultParagraphFont" style:family="text">
      <style:text-properties style:font-name="Times New Roman" style:font-name-complex="Times New Roman"/>
    </style:style>
    <style:style style:name="T13" style:parent-style-name="Hyperlink"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P15" style:parent-style-name="Standard" style:family="paragraph">
      <style:paragraph-properties fo:text-align="center"/>
      <style:text-properties style:font-name="Times New Roman" style:font-name-complex="Times New Roman"/>
    </style:style>
    <style:style style:name="P16" style:parent-style-name="Standard" style:family="paragraph">
      <style:paragraph-properties fo:text-align="center"/>
      <style:text-properties style:font-name="Times New Roman" style:font-name-complex="Times New Roman"/>
    </style:style>
    <style:style style:name="P17" style:parent-style-name="Standard" style:family="paragraph">
      <style:paragraph-properties fo:text-align="center"/>
      <style:text-properties style:font-name="Times New Roman" style:font-name-complex="Times New Roman"/>
    </style:style>
    <style:style style:name="P18" style:parent-style-name="Standard" style:family="paragraph">
      <style:paragraph-properties fo:text-align="center"/>
      <style:text-properties style:font-name="Times New Roman" style:font-name-complex="Times New Roman"/>
    </style:style>
    <style:style style:name="P19" style:parent-style-name="Standard" style:family="paragraph">
      <style:paragraph-properties fo:text-align="center"/>
      <style:text-properties style:font-name="Times New Roman" style:font-name-complex="Times New Roman"/>
    </style:style>
    <style:style style:name="P20" style:parent-style-name="Standard" style:family="paragraph">
      <style:paragraph-properties fo:text-align="center"/>
      <style:text-properties style:font-name="Times New Roman" style:font-name-complex="Times New Roman"/>
    </style:style>
    <style:style style:name="P21" style:parent-style-name="Standard" style:family="paragraph">
      <style:paragraph-properties fo:text-align="center"/>
      <style:text-properties style:font-name="Times New Roman" style:font-name-complex="Times New Roman"/>
    </style:style>
    <style:style style:name="P22" style:parent-style-name="Standard" style:family="paragraph">
      <style:paragraph-properties fo:text-align="center"/>
    </style:style>
    <style:style style:name="T23" style:parent-style-name="DefaultParagraphFont" style:family="text">
      <style:text-properties style:font-name="Times New Roman" style:font-name-complex="Times New Roman"/>
    </style:style>
    <style:style style:name="T24" style:parent-style-name="Hyperlink" style:family="text">
      <style:text-properties style:font-name="Times New Roman" style:font-name-complex="Times New Roman"/>
    </style:style>
    <style:style style:name="P25" style:parent-style-name="Standard" style:family="paragraph">
      <style:paragraph-properties fo:text-align="center"/>
      <style:text-properties style:font-name="Times New Roman" style:font-name-complex="Times New Roman"/>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style>
    <style:style style:name="P27" style:parent-style-name="Standard" style:family="paragraph">
      <style:paragraph-properties fo:text-align="justify"/>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style:style>
    <style:style style:name="P29" style:parent-style-name="Standard" style:family="paragraph">
      <style:paragraph-properties fo:text-align="justify"/>
    </style:style>
    <style:style style:name="T30" style:parent-style-name="DefaultParagraphFont" style:family="text">
      <style:text-properties style:font-name="Times New Roman" style:font-name-complex="Times New Roman" fo:font-weight="bold" style:font-weight-asian="bold" style:font-weight-complex="bold" fo:font-size="14pt" style:font-size-asian="14pt"/>
    </style:style>
    <style:style style:name="P31" style:parent-style-name="Standard" style:family="paragraph">
      <style:paragraph-properties fo:text-align="justify"/>
      <style:text-properties style:font-name="Times New Roman" style:font-name-complex="Times New Roman"/>
    </style:style>
    <style:style style:name="P32" style:parent-style-name="Standard" style:family="paragraph">
      <style:paragraph-properties fo:text-align="justify"/>
      <style:text-properties style:font-name="Times New Roman" style:font-name-complex="Times New Roman"/>
    </style:style>
    <style:style style:name="P33" style:parent-style-name="Standard" style:family="paragraph">
      <style:paragraph-properties fo:text-align="justify"/>
      <style:text-properties style:font-name="Times New Roman" style:font-name-complex="Times New Roman"/>
    </style:style>
    <style:style style:name="P34" style:parent-style-name="Standard" style:family="paragraph">
      <style:paragraph-properties fo:text-align="justify"/>
      <style:text-properties style:font-name="Times New Roman" style:font-name-complex="Times New Roman"/>
    </style:style>
    <style:style style:name="P35" style:parent-style-name="Standard" style:family="paragraph">
      <style:paragraph-properties fo:text-align="justify"/>
      <style:text-properties style:font-name="Times New Roman" style:font-name-complex="Times New Roman"/>
    </style:style>
    <style:style style:name="P36" style:parent-style-name="Standard" style:family="paragraph">
      <style:paragraph-properties fo:text-align="justify"/>
      <style:text-properties style:font-name="Times New Roman" style:font-name-complex="Times New Roman"/>
    </style:style>
    <style:style style:name="P37" style:parent-style-name="Standard" style:family="paragraph">
      <style:paragraph-properties fo:text-align="justify"/>
      <style:text-properties style:font-name="Times New Roman" style:font-name-complex="Times New Roman"/>
    </style:style>
    <style:style style:name="P38" style:parent-style-name="Standard" style:family="paragraph">
      <style:paragraph-properties fo:text-align="justify"/>
      <style:text-properties style:font-name="Times New Roman" style:font-name-complex="Times New Roman"/>
    </style:style>
    <style:style style:name="P39" style:parent-style-name="Standard" style:family="paragraph">
      <style:paragraph-properties fo:text-align="justify"/>
      <style:text-properties style:font-name="Times New Roman" style:font-name-complex="Times New Roman"/>
    </style:style>
    <style:style style:name="P40" style:parent-style-name="Standard" style:family="paragraph">
      <style:paragraph-properties fo:text-align="justify"/>
      <style:text-properties style:font-name="Times New Roman" style:font-name-complex="Times New Roman"/>
    </style:style>
    <style:style style:name="P41"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style>
    <style:style style:name="P42" style:parent-style-name="Standard" style:family="paragraph">
      <style:paragraph-properties fo:text-align="justify"/>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style:style>
    <style:style style:name="P4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45" style:parent-style-name="Standard" style:family="paragraph">
      <style:paragraph-properties fo:text-align="justify"/>
      <style:text-properties style:font-name="Times New Roman" style:font-name-complex="Times New Roman"/>
    </style:style>
    <style:style style:name="P46" style:parent-style-name="Standard" style:family="paragraph">
      <style:paragraph-properties fo:text-align="justify" fo:margin-bottom="0.0395in"/>
      <style:text-properties style:font-name="Times New Roman" style:font-name-complex="Times New Roman"/>
    </style:style>
    <style:style style:name="P47" style:parent-style-name="Standard" style:family="paragraph">
      <style:paragraph-properties fo:text-align="justify"/>
    </style:style>
    <style:style style:name="T48" style:parent-style-name="DefaultParagraphFont" style:family="text">
      <style:text-properties style:font-name="Times New Roman" style:font-name-complex="Times New Roman" fo:font-style="italic" style:font-style-asian="italic" style:font-style-complex="italic"/>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P74"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75" style:parent-style-name="Standard" style:family="paragraph">
      <style:paragraph-properties fo:text-align="justify"/>
    </style:style>
    <style:style style:name="T76" style:parent-style-name="DefaultParagraphFont" style:family="text">
      <style:text-properties style:font-name="Times New Roman" style:font-name-complex="Times New Roman" fo:font-style="italic" style:font-style-asian="italic" style:font-style-complex="italic"/>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P126" style:parent-style-name="Standard" style:family="paragraph">
      <style:paragraph-properties fo:text-align="justify"/>
      <style:text-properties style:font-name="Times New Roman" style:font-name-complex="Times New Roman"/>
    </style:style>
    <style:style style:name="P127"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128" style:parent-style-name="Standard" style:family="paragraph">
      <style:paragraph-properties fo:text-align="justify"/>
    </style:style>
    <style:style style:name="T129" style:parent-style-name="DefaultParagraphFont" style:family="text">
      <style:text-properties style:font-name="Times New Roman" style:font-name-complex="Times New Roman" fo:font-style="italic" style:font-style-asian="italic" style:font-style-complex="italic"/>
    </style:style>
    <style:style style:name="T130" style:parent-style-name="DefaultParagraphFont"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P138" style:parent-style-name="Standard" style:family="paragraph">
      <style:paragraph-properties fo:text-align="justify"/>
      <style:text-properties style:font-name="Times New Roman" style:font-name-complex="Times New Roman"/>
    </style:style>
    <style:style style:name="P139" style:parent-style-name="Standard" style:family="paragraph">
      <style:paragraph-properties fo:text-align="justify"/>
    </style:style>
    <style:style style:name="T140" style:parent-style-name="DefaultParagraphFont" style:family="text">
      <style:text-properties style:font-name="Times New Roman" style:font-name-complex="Times New Roman" fo:font-style="italic" style:font-style-asian="italic"/>
    </style:style>
    <style:style style:name="T141" style:parent-style-name="DefaultParagraphFont" style:family="text">
      <style:text-properties style:font-name="Times New Roman" style:font-name-complex="Times New Roman" fo:font-style="italic" style:font-style-asian="italic"/>
    </style:style>
    <style:style style:name="T142" style:parent-style-name="DefaultParagraphFont" style:family="text">
      <style:text-properties style:font-name="Times New Roman" style:font-name-complex="Times New Roman"/>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style>
    <style:style style:name="T145" style:parent-style-name="DefaultParagraphFont" style:family="text">
      <style:text-properties style:font-name="Times New Roman" style:font-name-complex="Times New Roman"/>
    </style:style>
    <style:style style:name="P146" style:parent-style-name="Standard" style:family="paragraph">
      <style:paragraph-properties fo:text-align="justify"/>
      <style:text-properties style:font-name="Times New Roman" style:font-name-complex="Times New Roman"/>
    </style:style>
    <style:style style:name="P147" style:parent-style-name="Standard" style:family="paragraph">
      <style:paragraph-properties fo:text-align="justify" fo:margin-bottom="0.0395in"/>
      <style:text-properties style:font-name="Times New Roman" style:font-name-complex="Times New Roman"/>
    </style:style>
    <style:style style:name="P148" style:parent-style-name="Standard" style:family="paragraph">
      <style:paragraph-properties fo:text-align="justify"/>
    </style:style>
    <style:style style:name="T149" style:parent-style-name="DefaultParagraphFont" style:family="text">
      <style:text-properties style:font-name="Times New Roman" style:font-name-complex="Times New Roman" fo:font-style="italic" style:font-style-asian="italic" style:font-style-complex="italic"/>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style:style>
    <style:style style:name="P176" style:parent-style-name="Standard" style:family="paragraph">
      <style:paragraph-properties fo:text-align="justify"/>
      <style:text-properties style:font-name="Times New Roman" style:font-name-complex="Times New Roman"/>
    </style:style>
    <style:style style:name="P177" style:parent-style-name="Standard" style:family="paragraph">
      <style:paragraph-properties fo:text-align="justify"/>
    </style:style>
    <style:style style:name="T178" style:parent-style-name="DefaultParagraphFont" style:family="text">
      <style:text-properties style:font-name="Times New Roman" style:font-name-complex="Times New Roman" fo:font-style="italic" style:font-style-asian="italic" style:font-style-complex="italic"/>
    </style:style>
    <style:style style:name="T179" style:parent-style-name="DefaultParagraphFont" style:family="text">
      <style:text-properties style:font-name="Times New Roman" style:font-name-complex="Times New Roman"/>
    </style:style>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asian="Noto Sans CJK SC Regular" style:font-name-complex="Times New Roman"/>
    </style:style>
    <style:style style:name="T182" style:parent-style-name="DefaultParagraphFont" style:family="text">
      <style:text-properties style:font-name="Times New Roman" style:font-name-asian="Noto Sans CJK SC Regular" style:font-name-complex="Times New Roman"/>
    </style:style>
    <style:style style:name="T183" style:parent-style-name="DefaultParagraphFont" style:family="text">
      <style:text-properties style:font-name="Times New Roman" style:font-name-complex="Times New Roman"/>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style:style>
    <style:style style:name="T186" style:parent-style-name="DefaultParagraphFont" style:family="text">
      <style:text-properties style:font-name="Times New Roman" style:font-name-complex="Times New Roman"/>
    </style:style>
    <style:style style:name="T187" style:parent-style-name="DefaultParagraphFont" style:family="text">
      <style:text-properties style:font-name="Times New Roman" style:font-name-complex="Times New Roman"/>
    </style:style>
    <style:style style:name="T188" style:parent-style-name="DefaultParagraphFont" style:family="text">
      <style:text-properties style:font-name="Times New Roman" style:font-name-complex="Times New Roman"/>
    </style:style>
    <style:style style:name="T189" style:parent-style-name="DefaultParagraphFont" style:family="text">
      <style:text-properties style:font-name="Times New Roman" style:font-name-complex="Times New Roman"/>
    </style:style>
    <style:style style:name="T190" style:parent-style-name="DefaultParagraphFont" style:family="text">
      <style:text-properties style:font-name="Times New Roman" style:font-name-complex="Times New Roman"/>
    </style:style>
    <style:style style:name="T191" style:parent-style-name="DefaultParagraphFont" style:family="text">
      <style:text-properties style:font-name="Times New Roman" style:font-name-complex="Times New Roman"/>
    </style:style>
    <style:style style:name="T192" style:parent-style-name="DefaultParagraphFont"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T200" style:parent-style-name="DefaultParagraphFont" style:family="text">
      <style:text-properties style:font-name="Times New Roman" style:font-name-complex="Times New Roman"/>
    </style:style>
    <style:style style:name="T201" style:parent-style-name="DefaultParagraphFont" style:family="text">
      <style:text-properties style:font-name="Times New Roman" style:font-name-complex="Times New Roman"/>
    </style:style>
    <style:style style:name="T202" style:parent-style-name="DefaultParagraphFont" style:family="text">
      <style:text-properties style:font-name="Times New Roman" style:font-name-complex="Times New Roman"/>
    </style:style>
    <style:style style:name="T203" style:parent-style-name="DefaultParagraphFont" style:family="text">
      <style:text-properties style:font-name="Times New Roman" style:font-name-complex="Times New Roman"/>
    </style:style>
    <style:style style:name="T204" style:parent-style-name="DefaultParagraphFont" style:family="text">
      <style:text-properties style:font-name="Times New Roman" style:font-name-complex="Times New Roman"/>
    </style:style>
    <style:style style:name="T205" style:parent-style-name="DefaultParagraphFont" style:family="text">
      <style:text-properties style:font-name="Times New Roman" style:font-name-complex="Times New Roman"/>
    </style:style>
    <style:style style:name="T206" style:parent-style-name="DefaultParagraphFont" style:family="text">
      <style:text-properties style:font-name="Times New Roman" style:font-name-complex="Times New Roman"/>
    </style:style>
    <style:style style:name="T207" style:parent-style-name="DefaultParagraphFont" style:family="text">
      <style:text-properties style:font-name="Times New Roman" style:font-name-complex="Times New Roman"/>
    </style:style>
    <style:style style:name="T208" style:parent-style-name="DefaultParagraphFont" style:family="text">
      <style:text-properties style:font-name="Times New Roman" style:font-name-complex="Times New Roman"/>
    </style:style>
    <style:style style:name="T209" style:parent-style-name="DefaultParagraphFont" style:family="text">
      <style:text-properties style:font-name="Times New Roman" style:font-name-complex="Times New Roman"/>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P219" style:parent-style-name="Standard" style:family="paragraph">
      <style:paragraph-properties fo:text-align="justify"/>
      <style:text-properties style:font-name="Times New Roman" style:font-name-complex="Times New Roman"/>
    </style:style>
    <style:style style:name="P220" style:parent-style-name="Standard" style:family="paragraph">
      <style:paragraph-properties fo:text-align="justify"/>
      <style:text-properties style:font-name="Times New Roman" style:font-name-complex="Times New Roman"/>
    </style:style>
    <style:style style:name="P221"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222" style:parent-style-name="Standard" style:family="paragraph">
      <style:paragraph-properties fo:text-align="justify"/>
    </style:style>
    <style:style style:name="T223" style:parent-style-name="DefaultParagraphFont" style:family="text">
      <style:text-properties style:font-name="Times New Roman" style:font-name-complex="Times New Roman" fo:font-style="italic" style:font-style-asian="italic" style:font-style-complex="italic"/>
    </style:style>
    <style:style style:name="T224" style:parent-style-name="DefaultParagraphFont" style:family="text">
      <style:text-properties style:font-name="Times New Roman" style:font-name-complex="Times New Roman"/>
    </style:style>
    <style:style style:name="T225" style:parent-style-name="DefaultParagraphFont" style:family="text">
      <style:text-properties style:font-name="Times New Roman" style:font-name-complex="Times New Roman"/>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style:style>
    <style:style style:name="T234" style:parent-style-name="DefaultParagraphFont" style:family="text">
      <style:text-properties style:font-name="Times New Roman" style:font-name-complex="Times New Roman"/>
    </style:style>
    <style:style style:name="T235" style:parent-style-name="DefaultParagraphFont" style:family="text">
      <style:text-properties style:font-name="Times New Roman" style:font-name-complex="Times New Roman"/>
    </style:style>
    <style:style style:name="P236" style:parent-style-name="Standard" style:family="paragraph">
      <style:paragraph-properties fo:text-align="justify"/>
      <style:text-properties style:font-name="Times New Roman" style:font-name-complex="Times New Roman"/>
    </style:style>
    <style:style style:name="P237" style:parent-style-name="Standard" style:family="paragraph">
      <style:paragraph-properties fo:text-align="justify" fo:margin-bottom="0.0395in"/>
      <style:text-properties style:font-name="Times New Roman" style:font-name-complex="Times New Roman"/>
    </style:style>
    <style:style style:name="P238" style:parent-style-name="Standard" style:family="paragraph">
      <style:paragraph-properties fo:text-align="justify"/>
    </style:style>
    <style:style style:name="T239" style:parent-style-name="DefaultParagraphFont" style:family="text">
      <style:text-properties style:font-name="Times New Roman" style:font-name-complex="Times New Roman" fo:font-style="italic" style:font-style-asian="italic" style:font-style-complex="italic"/>
    </style:style>
    <style:style style:name="T240" style:parent-style-name="DefaultParagraphFont" style:family="text">
      <style:text-properties style:font-name="Times New Roman" style:font-name-complex="Times New Roman"/>
    </style:style>
    <style:style style:name="T241" style:parent-style-name="DefaultParagraphFont" style:family="text">
      <style:text-properties style:font-name="Times New Roman" style:font-name-complex="Times New Roman"/>
    </style:style>
    <style:style style:name="T242" style:parent-style-name="DefaultParagraphFont" style:family="text">
      <style:text-properties style:font-name="Times New Roman" style:font-name-complex="Times New Roman"/>
    </style:style>
    <style:style style:name="T243" style:parent-style-name="DefaultParagraphFont" style:family="text">
      <style:text-properties style:font-name="Times New Roman" style:font-name-complex="Times New Roman"/>
    </style:style>
    <style:style style:name="P244" style:parent-style-name="Standard" style:family="paragraph">
      <style:paragraph-properties fo:text-align="justify" fo:text-indent="0.1666in"/>
      <style:text-properties style:font-name="Times New Roman" style:font-name-complex="Times New Roman"/>
    </style:style>
    <style:style style:name="P245" style:parent-style-name="Standard" style:family="paragraph">
      <style:paragraph-properties fo:text-align="justify" fo:text-indent="0.1666in"/>
      <style:text-properties style:font-name="Times New Roman" style:font-name-complex="Times New Roman"/>
    </style:style>
    <style:style style:name="P246"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247" style:parent-style-name="Standard" style:family="paragraph">
      <style:paragraph-properties fo:text-align="justify"/>
    </style:style>
    <style:style style:name="T248" style:parent-style-name="DefaultParagraphFont" style:family="text">
      <style:text-properties style:font-name="Times New Roman" style:font-name-complex="Times New Roman" fo:font-style="italic" style:font-style-asian="italic" style:font-style-complex="italic"/>
    </style:style>
    <style:style style:name="T249" style:parent-style-name="DefaultParagraphFont" style:family="text">
      <style:text-properties style:font-name="Times New Roman" style:font-name-complex="Times New Roman"/>
    </style:style>
    <style:style style:name="T250" style:parent-style-name="DefaultParagraphFont" style:family="text">
      <style:text-properties style:font-name="Times New Roman" style:font-name-complex="Times New Roman"/>
    </style:style>
    <style:style style:name="T251" style:parent-style-name="DefaultParagraphFont" style:family="text">
      <style:text-properties style:font-name="Times New Roman" style:font-name-complex="Times New Roman"/>
    </style:style>
    <style:style style:name="T252" style:parent-style-name="DefaultParagraphFont" style:family="text">
      <style:text-properties style:font-name="Times New Roman" style:font-name-complex="Times New Roman"/>
    </style:style>
    <style:style style:name="T253" style:parent-style-name="DefaultParagraphFont" style:family="text">
      <style:text-properties style:font-name="Times New Roman" style:font-name-complex="Times New Roman"/>
    </style:style>
    <style:style style:name="T254" style:parent-style-name="DefaultParagraphFont" style:family="text">
      <style:text-properties style:font-name="Times New Roman" style:font-name-complex="Times New Roman"/>
    </style:style>
    <style:style style:name="T255" style:parent-style-name="DefaultParagraphFont" style:family="text">
      <style:text-properties style:font-name="Times New Roman" style:font-name-complex="Times New Roman"/>
    </style:style>
    <style:style style:name="T256" style:parent-style-name="DefaultParagraphFont" style:family="text">
      <style:text-properties style:font-name="Times New Roman" style:font-name-complex="Times New Roman"/>
    </style:style>
    <style:style style:name="T257" style:parent-style-name="DefaultParagraphFont" style:family="text">
      <style:text-properties style:font-name="Times New Roman" style:font-name-complex="Times New Roman"/>
    </style:style>
    <style:style style:name="T258" style:parent-style-name="DefaultParagraphFont" style:family="text">
      <style:text-properties style:font-name="Times New Roman" style:font-name-complex="Times New Roman"/>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style:style>
    <style:style style:name="T261" style:parent-style-name="DefaultParagraphFont" style:family="text">
      <style:text-properties style:font-name="Times New Roman" style:font-name-complex="Times New Roman"/>
    </style:style>
    <style:style style:name="T262" style:parent-style-name="DefaultParagraphFont" style:family="text">
      <style:text-properties style:font-name="Times New Roman" style:font-name-complex="Times New Roman"/>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style:style>
    <style:style style:name="T265" style:parent-style-name="DefaultParagraphFont" style:family="text">
      <style:text-properties style:font-name="Times New Roman" style:font-name-complex="Times New Roman"/>
    </style:style>
    <style:style style:name="T266" style:parent-style-name="DefaultParagraphFont" style:family="text">
      <style:text-properties style:font-name="Times New Roman" style:font-name-complex="Times New Roman"/>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style:style>
    <style:style style:name="T269" style:parent-style-name="DefaultParagraphFont"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T273" style:parent-style-name="DefaultParagraphFont" style:family="text">
      <style:text-properties style:font-name="Times New Roman" style:font-name-complex="Times New Roman"/>
    </style:style>
    <style:style style:name="T274" style:parent-style-name="DefaultParagraphFont" style:family="text">
      <style:text-properties style:font-name="Times New Roman" style:font-name-complex="Times New Roman"/>
    </style:style>
    <style:style style:name="T275" style:parent-style-name="DefaultParagraphFont" style:family="text">
      <style:text-properties style:font-name="Times New Roman" style:font-name-complex="Times New Roman"/>
    </style:style>
    <style:style style:name="T276" style:parent-style-name="DefaultParagraphFont" style:family="text">
      <style:text-properties style:font-name="Times New Roman" style:font-name-complex="Times New Roman"/>
    </style:style>
    <style:style style:name="T277" style:parent-style-name="DefaultParagraphFont" style:family="text">
      <style:text-properties style:font-name="Times New Roman" style:font-name-complex="Times New Roman"/>
    </style:style>
    <style:style style:name="T278" style:parent-style-name="DefaultParagraphFont" style:family="text">
      <style:text-properties style:font-name="Times New Roman" style:font-name-complex="Times New Roman"/>
    </style:style>
    <style:style style:name="T279" style:parent-style-name="DefaultParagraphFont" style:family="text">
      <style:text-properties style:font-name="Times New Roman" style:font-name-complex="Times New Roman"/>
    </style:style>
    <style:style style:name="T280" style:parent-style-name="DefaultParagraphFont" style:family="text">
      <style:text-properties style:font-name="Times New Roman" style:font-name-complex="Times New Roman"/>
    </style:style>
    <style:style style:name="T281" style:parent-style-name="DefaultParagraphFont" style:family="text">
      <style:text-properties style:font-name="Times New Roman" style:font-name-complex="Times New Roman"/>
    </style:style>
    <style:style style:name="T282" style:parent-style-name="DefaultParagraphFont" style:family="text">
      <style:text-properties style:font-name="Times New Roman" style:font-name-complex="Times New Roman"/>
    </style:style>
    <style:style style:name="T283" style:parent-style-name="DefaultParagraphFont" style:family="text">
      <style:text-properties style:font-name="Times New Roman" style:font-name-complex="Times New Roman"/>
    </style:style>
    <style:style style:name="T284" style:parent-style-name="DefaultParagraphFont" style:family="text">
      <style:text-properties style:font-name="Times New Roman" style:font-name-complex="Times New Roman"/>
    </style:style>
    <style:style style:name="T285" style:parent-style-name="DefaultParagraphFont" style:family="text">
      <style:text-properties style:font-name="Times New Roman" style:font-name-complex="Times New Roman"/>
    </style:style>
    <style:style style:name="T286" style:parent-style-name="DefaultParagraphFont" style:family="text">
      <style:text-properties style:font-name="Times New Roman" style:font-name-complex="Times New Roman"/>
    </style:style>
    <style:style style:name="T287" style:parent-style-name="DefaultParagraphFont" style:family="text">
      <style:text-properties style:font-name="Times New Roman" style:font-name-complex="Times New Roman"/>
    </style:style>
    <style:style style:name="T288" style:parent-style-name="DefaultParagraphFont" style:family="text">
      <style:text-properties style:font-name="Times New Roman" style:font-name-complex="Times New Roman"/>
    </style:style>
    <style:style style:name="T289" style:parent-style-name="DefaultParagraphFont" style:family="text">
      <style:text-properties style:font-name="Times New Roman" style:font-name-complex="Times New Roman"/>
    </style:style>
    <style:style style:name="T290" style:parent-style-name="DefaultParagraphFont" style:family="text">
      <style:text-properties style:font-name="Times New Roman" style:font-name-complex="Times New Roman"/>
    </style:style>
    <style:style style:name="T291" style:parent-style-name="DefaultParagraphFont" style:family="text">
      <style:text-properties style:font-name="Times New Roman" style:font-name-complex="Times New Roman"/>
    </style:style>
    <style:style style:name="T292" style:parent-style-name="DefaultParagraphFont" style:family="text">
      <style:text-properties style:font-name="Times New Roman" style:font-name-complex="Times New Roman"/>
    </style:style>
    <style:style style:name="T293" style:parent-style-name="DefaultParagraphFont" style:family="text">
      <style:text-properties style:font-name="Times New Roman" style:font-name-complex="Times New Roman"/>
    </style:style>
    <style:style style:name="T294" style:parent-style-name="DefaultParagraphFont" style:family="text">
      <style:text-properties style:font-name="Times New Roman" style:font-name-complex="Times New Roman"/>
    </style:style>
    <style:style style:name="P295" style:parent-style-name="Standard" style:family="paragraph">
      <style:paragraph-properties fo:text-align="justify"/>
      <style:text-properties style:font-name="Times New Roman" style:font-name-complex="Times New Roman"/>
    </style:style>
    <style:style style:name="P296"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297" style:parent-style-name="Standard" style:family="paragraph">
      <style:paragraph-properties fo:text-align="justify"/>
    </style:style>
    <style:style style:name="T298" style:parent-style-name="DefaultParagraphFont" style:family="text">
      <style:text-properties style:font-name="Times New Roman" style:font-name-complex="Times New Roman" fo:font-style="italic" style:font-style-asian="italic" style:font-style-complex="italic"/>
    </style:style>
    <style:style style:name="T299" style:parent-style-name="DefaultParagraphFont" style:family="text">
      <style:text-properties style:font-name="Times New Roman" style:font-name-complex="Times New Roman"/>
    </style:style>
    <style:style style:name="T300" style:parent-style-name="DefaultParagraphFont" style:family="text">
      <style:text-properties style:font-name="Times New Roman" style:font-name-complex="Times New Roman"/>
    </style:style>
    <style:style style:name="T301" style:parent-style-name="DefaultParagraphFont" style:family="text">
      <style:text-properties style:font-name="Times New Roman" style:font-name-complex="Times New Roman"/>
    </style:style>
    <style:style style:name="T302" style:parent-style-name="DefaultParagraphFont" style:family="text">
      <style:text-properties style:font-name="Times New Roman" style:font-name-complex="Times New Roman"/>
    </style:style>
    <style:style style:name="T303" style:parent-style-name="DefaultParagraphFont" style:family="text">
      <style:text-properties style:font-name="Times New Roman" style:font-name-complex="Times New Roman"/>
    </style:style>
    <style:style style:name="T304" style:parent-style-name="DefaultParagraphFont" style:family="text">
      <style:text-properties style:font-name="Times New Roman" style:font-name-complex="Times New Roman"/>
    </style:style>
    <style:style style:name="T305" style:parent-style-name="DefaultParagraphFont" style:family="text">
      <style:text-properties style:font-name="Times New Roman" style:font-name-complex="Times New Roman"/>
    </style:style>
    <style:style style:name="T306" style:parent-style-name="DefaultParagraphFont" style:family="text">
      <style:text-properties style:font-name="Times New Roman" style:font-name-complex="Times New Roman"/>
    </style:style>
    <style:style style:name="T307" style:parent-style-name="DefaultParagraphFont" style:family="text">
      <style:text-properties style:font-name="Times New Roman" style:font-name-complex="Times New Roman"/>
    </style:style>
    <style:style style:name="T308" style:parent-style-name="DefaultParagraphFont" style:family="text">
      <style:text-properties style:font-name="Times New Roman" style:font-name-complex="Times New Roman"/>
    </style:style>
    <style:style style:name="T309" style:parent-style-name="DefaultParagraphFont" style:family="text">
      <style:text-properties style:font-name="Times New Roman" style:font-name-complex="Times New Roman"/>
    </style:style>
    <style:style style:name="T310" style:parent-style-name="DefaultParagraphFont" style:family="text">
      <style:text-properties style:font-name="Times New Roman" style:font-name-complex="Times New Roman"/>
    </style:style>
    <style:style style:name="T311" style:parent-style-name="DefaultParagraphFont" style:family="text">
      <style:text-properties style:font-name="Times New Roman" style:font-name-complex="Times New Roman"/>
    </style:style>
    <style:style style:name="T312" style:parent-style-name="DefaultParagraphFont" style:family="text">
      <style:text-properties style:font-name="Times New Roman" style:font-name-complex="Times New Roman"/>
    </style:style>
    <style:style style:name="P313" style:parent-style-name="Standard" style:family="paragraph">
      <style:paragraph-properties fo:text-align="justify"/>
      <style:text-properties style:font-name="Times New Roman" style:font-name-complex="Times New Roman"/>
    </style:style>
    <style:style style:name="P314" style:parent-style-name="Standard" style:family="paragraph">
      <style:paragraph-properties fo:text-align="justify"/>
    </style:style>
    <style:style style:name="T315" style:parent-style-name="DefaultParagraphFont" style:family="text">
      <style:text-properties style:font-name="Times New Roman" style:font-name-complex="Times New Roman" fo:font-style="italic" style:font-style-asian="italic"/>
    </style:style>
    <style:style style:name="T316" style:parent-style-name="DefaultParagraphFont" style:family="text">
      <style:text-properties style:font-name="Times New Roman" style:font-name-complex="Times New Roman"/>
    </style:style>
    <style:style style:name="T317" style:parent-style-name="DefaultParagraphFont" style:family="text">
      <style:text-properties style:font-name="Times New Roman" style:font-name-complex="Times New Roman"/>
    </style:style>
    <style:style style:name="T318" style:parent-style-name="DefaultParagraphFont" style:family="text">
      <style:text-properties style:font-name="Times New Roman" style:font-name-complex="Times New Roman"/>
    </style:style>
    <style:style style:name="T319" style:parent-style-name="DefaultParagraphFont" style:family="text">
      <style:text-properties style:font-name="Times New Roman" style:font-name-complex="Times New Roman"/>
    </style:style>
    <style:style style:name="P320" style:parent-style-name="Standard" style:family="paragraph">
      <style:paragraph-properties fo:text-align="justify"/>
      <style:text-properties style:font-name="Times New Roman" style:font-name-complex="Times New Roman"/>
    </style:style>
    <style:style style:name="P321" style:parent-style-name="Standard" style:family="paragraph">
      <style:paragraph-properties fo:text-align="justify" fo:margin-bottom="0.0395in"/>
    </style:style>
    <style:style style:name="T322" style:parent-style-name="DefaultParagraphFont" style:family="text">
      <style:text-properties style:font-name="Times New Roman" style:font-name-complex="Times New Roman" fo:font-size="10.5pt" style:font-size-asian="10.5pt"/>
    </style:style>
    <style:style style:name="T323" style:parent-style-name="DefaultParagraphFont" style:family="text">
      <style:text-properties style:font-name="Times New Roman" style:font-name-complex="Times New Roman"/>
    </style:style>
    <style:style style:name="P324" style:parent-style-name="Standard" style:family="paragraph">
      <style:paragraph-properties fo:text-align="justify"/>
    </style:style>
    <style:style style:name="T325" style:parent-style-name="DefaultParagraphFont" style:family="text">
      <style:text-properties style:font-name="Times New Roman" style:font-name-complex="Times New Roman" fo:font-style="italic" style:font-style-asian="italic" style:font-style-complex="italic"/>
    </style:style>
    <style:style style:name="T326" style:parent-style-name="DefaultParagraphFont" style:family="text">
      <style:text-properties style:font-name="Times New Roman" style:font-name-complex="Times New Roman"/>
    </style:style>
    <style:style style:name="T327" style:parent-style-name="DefaultParagraphFont" style:family="text">
      <style:text-properties style:font-name="Times New Roman" style:font-name-complex="Times New Roman"/>
    </style:style>
    <style:style style:name="T328" style:parent-style-name="DefaultParagraphFont" style:family="text">
      <style:text-properties style:font-name="Times New Roman" style:font-name-complex="Times New Roman"/>
    </style:style>
    <style:style style:name="T329" style:parent-style-name="DefaultParagraphFont" style:family="text">
      <style:text-properties style:font-name="Times New Roman" style:font-name-complex="Times New Roman"/>
    </style:style>
    <style:style style:name="T330" style:parent-style-name="DefaultParagraphFont" style:family="text">
      <style:text-properties style:font-name="Times New Roman" style:font-name-complex="Times New Roman"/>
    </style:style>
    <style:style style:name="T331" style:parent-style-name="DefaultParagraphFont" style:family="text">
      <style:text-properties style:font-name="Times New Roman" style:font-name-complex="Times New Roman"/>
    </style:style>
    <style:style style:name="T332" style:parent-style-name="DefaultParagraphFont" style:family="text">
      <style:text-properties style:font-name="Times New Roman" style:font-name-complex="Times New Roman"/>
    </style:style>
    <style:style style:name="T333" style:parent-style-name="DefaultParagraphFont" style:family="text">
      <style:text-properties style:font-name="Times New Roman" style:font-name-complex="Times New Roman"/>
    </style:style>
    <style:style style:name="T334" style:parent-style-name="DefaultParagraphFont" style:family="text">
      <style:text-properties style:font-name="Times New Roman" style:font-name-complex="Times New Roman"/>
    </style:style>
    <style:style style:name="T335" style:parent-style-name="DefaultParagraphFont" style:family="text">
      <style:text-properties style:font-name="Times New Roman" style:font-name-complex="Times New Roman"/>
    </style:style>
    <style:style style:name="T336" style:parent-style-name="DefaultParagraphFont" style:family="text">
      <style:text-properties style:font-name="Times New Roman" style:font-name-complex="Times New Roman"/>
    </style:style>
    <style:style style:name="T337" style:parent-style-name="DefaultParagraphFont" style:family="text">
      <style:text-properties style:font-name="Times New Roman" style:font-name-complex="Times New Roman"/>
    </style:style>
    <style:style style:name="T338" style:parent-style-name="DefaultParagraphFont" style:family="text">
      <style:text-properties style:font-name="Times New Roman" style:font-name-complex="Times New Roman"/>
    </style:style>
    <style:style style:name="T339" style:parent-style-name="DefaultParagraphFont" style:family="text">
      <style:text-properties style:font-name="Times New Roman" style:font-name-complex="Times New Roman"/>
    </style:style>
    <style:style style:name="T340" style:parent-style-name="DefaultParagraphFont" style:family="text">
      <style:text-properties style:font-name="Times New Roman" style:font-name-complex="Times New Roman"/>
    </style:style>
    <style:style style:name="T341" style:parent-style-name="DefaultParagraphFont" style:family="text">
      <style:text-properties style:font-name="Times New Roman" style:font-name-complex="Times New Roman"/>
    </style:style>
    <style:style style:name="P342"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343" style:parent-style-name="Standard" style:family="paragraph">
      <style:paragraph-properties fo:text-align="justify"/>
    </style:style>
    <style:style style:name="T344" style:parent-style-name="DefaultParagraphFont" style:family="text">
      <style:text-properties style:font-name="Times New Roman" style:font-name-complex="Times New Roman" fo:font-style="italic" style:font-style-asian="italic" style:font-style-complex="italic"/>
    </style:style>
    <style:style style:name="T345" style:parent-style-name="DefaultParagraphFont" style:family="text">
      <style:text-properties style:font-name="Times New Roman" style:font-name-complex="Times New Roman"/>
    </style:style>
    <style:style style:name="T346" style:parent-style-name="DefaultParagraphFont" style:family="text">
      <style:text-properties style:font-name="Times New Roman" style:font-name-complex="Times New Roman"/>
    </style:style>
    <style:style style:name="T347" style:parent-style-name="DefaultParagraphFont" style:family="text">
      <style:text-properties style:font-name="Times New Roman" style:font-name-complex="Times New Roman"/>
    </style:style>
    <style:style style:name="T348" style:parent-style-name="DefaultParagraphFont" style:family="text">
      <style:text-properties style:font-name="Times New Roman" style:font-name-complex="Times New Roman"/>
    </style:style>
    <style:style style:name="P349" style:parent-style-name="Standard" style:family="paragraph">
      <style:paragraph-properties fo:text-align="justify" fo:text-indent="0.1666in"/>
      <style:text-properties style:font-name="Times New Roman" style:font-name-complex="Times New Roman"/>
    </style:style>
    <style:style style:name="P350" style:parent-style-name="Standard" style:family="paragraph">
      <style:paragraph-properties fo:text-align="justify" fo:text-indent="0.1666in"/>
      <style:text-properties style:font-name="Times New Roman" style:font-name-complex="Times New Roman"/>
    </style:style>
    <style:style style:name="P351" style:parent-style-name="Standard" style:family="paragraph">
      <style:paragraph-properties fo:text-align="justify"/>
      <style:text-properties style:font-name="Times New Roman" style:font-name-complex="Times New Roman"/>
    </style:style>
    <style:style style:name="P352" style:parent-style-name="Standard" style:family="paragraph">
      <style:paragraph-properties fo:text-align="justify"/>
      <style:text-properties style:font-name="Times New Roman" style:font-name-complex="Times New Roman"/>
    </style:style>
    <style:style style:name="P353" style:parent-style-name="Standard" style:family="paragraph">
      <style:paragraph-properties fo:text-align="justify"/>
    </style:style>
    <style:style style:name="T354" style:parent-style-name="DefaultParagraphFont" style:family="text">
      <style:text-properties style:font-name="Times New Roman" style:font-name-complex="Times New Roman" fo:font-style="italic" style:font-style-asian="italic" style:font-style-complex="italic"/>
    </style:style>
    <style:style style:name="T355" style:parent-style-name="DefaultParagraphFont" style:family="text">
      <style:text-properties style:font-name="Times New Roman" style:font-name-complex="Times New Roman"/>
    </style:style>
    <style:style style:name="T356" style:parent-style-name="DefaultParagraphFont" style:family="text">
      <style:text-properties style:font-name="Times New Roman" style:font-name-complex="Times New Roman"/>
    </style:style>
    <style:style style:name="T357" style:parent-style-name="DefaultParagraphFont" style:family="text">
      <style:text-properties style:font-name="Times New Roman" style:font-name-complex="Times New Roman"/>
    </style:style>
    <style:style style:name="T358" style:parent-style-name="DefaultParagraphFont" style:family="text">
      <style:text-properties style:font-name="Times New Roman" style:font-name-complex="Times New Roman"/>
    </style:style>
    <style:style style:name="T359" style:parent-style-name="DefaultParagraphFont" style:family="text">
      <style:text-properties style:font-name="Times New Roman" style:font-name-complex="Times New Roman"/>
    </style:style>
    <style:style style:name="T360" style:parent-style-name="DefaultParagraphFont" style:family="text">
      <style:text-properties style:font-name="Times New Roman" style:font-name-complex="Times New Roman"/>
    </style:style>
    <style:style style:name="T361" style:parent-style-name="DefaultParagraphFont" style:family="text">
      <style:text-properties style:font-name="Times New Roman" style:font-name-complex="Times New Roman"/>
    </style:style>
    <style:style style:name="T362" style:parent-style-name="DefaultParagraphFont" style:family="text">
      <style:text-properties style:font-name="Times New Roman" style:font-name-complex="Times New Roman"/>
    </style:style>
    <style:style style:name="T363" style:parent-style-name="DefaultParagraphFont" style:family="text">
      <style:text-properties style:font-name="Times New Roman" style:font-name-complex="Times New Roman"/>
    </style:style>
    <style:style style:name="T364" style:parent-style-name="DefaultParagraphFont" style:family="text">
      <style:text-properties style:font-name="Times New Roman" style:font-name-complex="Times New Roman"/>
    </style:style>
    <style:style style:name="T365" style:parent-style-name="DefaultParagraphFont" style:family="text">
      <style:text-properties style:font-name="Times New Roman" style:font-name-complex="Times New Roman"/>
    </style:style>
    <style:style style:name="T366" style:parent-style-name="DefaultParagraphFont" style:family="text">
      <style:text-properties style:font-name="Times New Roman" style:font-name-complex="Times New Roman"/>
    </style:style>
    <style:style style:name="T367" style:parent-style-name="DefaultParagraphFont" style:family="text">
      <style:text-properties style:font-name="Times New Roman" style:font-name-complex="Times New Roman"/>
    </style:style>
    <style:style style:name="T368" style:parent-style-name="DefaultParagraphFont" style:family="text">
      <style:text-properties style:font-name="Times New Roman" style:font-name-complex="Times New Roman"/>
    </style:style>
    <style:style style:name="P369" style:parent-style-name="Standard" style:family="paragraph">
      <style:paragraph-properties fo:text-align="justify"/>
      <style:text-properties style:font-name="Times New Roman" style:font-name-complex="Times New Roman"/>
    </style:style>
    <style:style style:name="P370" style:parent-style-name="Standard" style:family="paragraph">
      <style:paragraph-properties fo:text-align="justify"/>
    </style:style>
    <style:style style:name="T371" style:parent-style-name="DefaultParagraphFont" style:family="text">
      <style:text-properties style:font-name="Times New Roman" style:font-name-complex="Times New Roman" fo:font-style="italic" style:font-style-asian="italic"/>
    </style:style>
    <style:style style:name="T372" style:parent-style-name="DefaultParagraphFont" style:family="text">
      <style:text-properties style:font-name="Times New Roman" style:font-name-complex="Times New Roman"/>
    </style:style>
    <style:style style:name="T373" style:parent-style-name="DefaultParagraphFont" style:family="text">
      <style:text-properties style:font-name="Times New Roman" style:font-name-complex="Times New Roman"/>
    </style:style>
    <style:style style:name="P374" style:parent-style-name="Standard" style:family="paragraph">
      <style:paragraph-properties fo:text-align="justify"/>
      <style:text-properties style:font-name="Times New Roman" style:font-name-asian="DengXian" style:font-name-complex="Times New Roman"/>
    </style:style>
    <style:style style:name="P375" style:parent-style-name="Standard" style:family="paragraph">
      <style:paragraph-properties fo:text-align="justify"/>
    </style:style>
    <style:style style:name="T376" style:parent-style-name="DefaultParagraphFont" style:family="text">
      <style:text-properties style:font-name="Times New Roman" style:font-name-complex="Times New Roman" fo:font-weight="bold" style:font-weight-asian="bold" style:font-weight-complex="bold"/>
    </style:style>
    <style:style style:name="P377" style:parent-style-name="Standard" style:family="paragraph">
      <style:paragraph-properties fo:text-align="justify"/>
      <style:text-properties style:font-name="Times New Roman" style:font-name-complex="Times New Roman"/>
    </style:style>
    <style:style style:name="P378" style:parent-style-name="Standard" style:family="paragraph">
      <style:paragraph-properties fo:text-align="justify" fo:margin-bottom="0.0395in"/>
    </style:style>
    <style:style style:name="T379" style:parent-style-name="DefaultParagraphFont" style:family="text">
      <style:text-properties style:font-name="Times New Roman" style:font-name-complex="Times New Roman"/>
    </style:style>
    <style:style style:name="P380" style:parent-style-name="Standard" style:family="paragraph">
      <style:paragraph-properties fo:text-align="justify"/>
    </style:style>
    <style:style style:name="T381" style:parent-style-name="DefaultParagraphFont" style:family="text">
      <style:text-properties style:font-name="Times New Roman" style:font-name-complex="Times New Roman" fo:font-style="italic" style:font-style-asian="italic" style:font-style-complex="italic"/>
    </style:style>
    <style:style style:name="T382" style:parent-style-name="DefaultParagraphFont" style:family="text">
      <style:text-properties style:font-name="Times New Roman" style:font-name-complex="Times New Roman"/>
    </style:style>
    <style:style style:name="T383" style:parent-style-name="DefaultParagraphFont" style:family="text">
      <style:text-properties style:font-name="Times New Roman" style:font-name-complex="Times New Roman"/>
    </style:style>
    <style:style style:name="T384" style:parent-style-name="DefaultParagraphFont" style:family="text">
      <style:text-properties style:font-name="Times New Roman" style:font-name-complex="Times New Roman"/>
    </style:style>
    <style:style style:name="T385" style:parent-style-name="DefaultParagraphFont" style:family="text">
      <style:text-properties style:font-name="Times New Roman" style:font-name-complex="Times New Roman"/>
    </style:style>
    <style:style style:name="T386" style:parent-style-name="DefaultParagraphFont" style:family="text">
      <style:text-properties style:font-name="Times New Roman" style:font-name-complex="Times New Roman"/>
    </style:style>
    <style:style style:name="T387" style:parent-style-name="DefaultParagraphFont" style:family="text">
      <style:text-properties style:font-name="Times New Roman" style:font-name-complex="Times New Roman"/>
    </style:style>
    <style:style style:name="T388" style:parent-style-name="DefaultParagraphFont" style:family="text">
      <style:text-properties style:font-name="Times New Roman" style:font-name-complex="Times New Roman"/>
    </style:style>
    <style:style style:name="T389" style:parent-style-name="DefaultParagraphFont" style:family="text">
      <style:text-properties style:font-name="Times New Roman" style:font-name-complex="Times New Roman"/>
    </style:style>
    <style:style style:name="T390" style:parent-style-name="DefaultParagraphFont" style:family="text">
      <style:text-properties style:font-name="Times New Roman" style:font-name-complex="Times New Roman"/>
    </style:style>
    <style:style style:name="T391" style:parent-style-name="DefaultParagraphFont" style:family="text">
      <style:text-properties style:font-name="Times New Roman" style:font-name-complex="Times New Roman"/>
    </style:style>
    <style:style style:name="T392" style:parent-style-name="DefaultParagraphFont" style:family="text">
      <style:text-properties style:font-name="Times New Roman" style:font-name-complex="Times New Roman"/>
    </style:style>
    <style:style style:name="T393" style:parent-style-name="DefaultParagraphFont" style:family="text">
      <style:text-properties style:font-name="Times New Roman" style:font-name-complex="Times New Roman"/>
    </style:style>
    <style:style style:name="T394" style:parent-style-name="DefaultParagraphFont" style:family="text">
      <style:text-properties style:font-name="Times New Roman" style:font-name-complex="Times New Roman"/>
    </style:style>
    <style:style style:name="T395" style:parent-style-name="DefaultParagraphFont" style:family="text">
      <style:text-properties style:font-name="Times New Roman" style:font-name-complex="Times New Roman"/>
    </style:style>
    <style:style style:name="P396" style:parent-style-name="Standard" style:family="paragraph">
      <style:paragraph-properties fo:text-align="justify"/>
    </style:style>
    <style:style style:name="T397" style:parent-style-name="DefaultParagraphFont" style:family="text">
      <style:text-properties style:font-name="Times New Roman" style:font-name-complex="Times New Roman"/>
    </style:style>
    <style:style style:name="T398" style:parent-style-name="DefaultParagraphFont" style:family="text">
      <style:text-properties style:font-name="Times New Roman" style:font-name-complex="Times New Roman"/>
    </style:style>
    <style:style style:name="T399" style:parent-style-name="DefaultParagraphFont" style:family="text">
      <style:text-properties style:font-name="Times New Roman" style:font-name-complex="Times New Roman"/>
    </style:style>
    <style:style style:name="T400" style:parent-style-name="DefaultParagraphFont" style:family="text">
      <style:text-properties style:font-name="Times New Roman" style:font-name-complex="Times New Roman"/>
    </style:style>
    <style:style style:name="T401" style:parent-style-name="DefaultParagraphFont" style:family="text">
      <style:text-properties style:font-name="Times New Roman" style:font-name-complex="Times New Roman"/>
    </style:style>
    <style:style style:name="T402" style:parent-style-name="DefaultParagraphFont" style:family="text">
      <style:text-properties style:font-name="Times New Roman" style:font-name-complex="Times New Roman"/>
    </style:style>
    <style:style style:name="P403"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404" style:parent-style-name="Standard" style:family="paragraph">
      <style:paragraph-properties fo:text-align="justify"/>
    </style:style>
    <style:style style:name="T405" style:parent-style-name="DefaultParagraphFont" style:family="text">
      <style:text-properties style:font-name="Times New Roman" style:font-name-complex="Times New Roman" fo:font-style="italic" style:font-style-asian="italic" style:font-style-complex="italic"/>
    </style:style>
    <style:style style:name="T406" style:parent-style-name="DefaultParagraphFont" style:family="text">
      <style:text-properties style:font-name="Times New Roman" style:font-name-complex="Times New Roman"/>
    </style:style>
    <style:style style:name="T407" style:parent-style-name="DefaultParagraphFont" style:family="text">
      <style:text-properties style:font-name="Times New Roman" style:font-name-complex="Times New Roman"/>
    </style:style>
    <style:style style:name="T408" style:parent-style-name="DefaultParagraphFont" style:family="text">
      <style:text-properties style:font-name="Times New Roman" style:font-name-complex="Times New Roman"/>
    </style:style>
    <style:style style:name="T409" style:parent-style-name="DefaultParagraphFont" style:family="text">
      <style:text-properties style:font-name="Times New Roman" style:font-name-complex="Times New Roman"/>
    </style:style>
    <style:style style:name="T410" style:parent-style-name="DefaultParagraphFont" style:family="text">
      <style:text-properties style:font-name="Times New Roman" style:font-name-complex="Times New Roman"/>
    </style:style>
    <style:style style:name="T411" style:parent-style-name="DefaultParagraphFont" style:family="text">
      <style:text-properties style:font-name="Times New Roman" style:font-name-complex="Times New Roman"/>
    </style:style>
    <style:style style:name="T412" style:parent-style-name="DefaultParagraphFont" style:family="text">
      <style:text-properties style:font-name="Times New Roman" style:font-name-complex="Times New Roman"/>
    </style:style>
    <style:style style:name="T413" style:parent-style-name="DefaultParagraphFont" style:family="text">
      <style:text-properties style:font-name="Times New Roman" style:font-name-complex="Times New Roman"/>
    </style:style>
    <style:style style:name="T414" style:parent-style-name="DefaultParagraphFont" style:family="text">
      <style:text-properties style:font-name="Times New Roman" style:font-name-complex="Times New Roman"/>
    </style:style>
    <style:style style:name="T415" style:parent-style-name="DefaultParagraphFont" style:family="text">
      <style:text-properties style:font-name="Times New Roman" style:font-name-complex="Times New Roman"/>
    </style:style>
    <style:style style:name="T416" style:parent-style-name="DefaultParagraphFont" style:family="text">
      <style:text-properties style:font-name="Times New Roman" style:font-name-complex="Times New Roman"/>
    </style:style>
    <style:style style:name="T417" style:parent-style-name="DefaultParagraphFont" style:family="text">
      <style:text-properties style:font-name="Times New Roman" style:font-name-complex="Times New Roman"/>
    </style:style>
    <style:style style:name="T418" style:parent-style-name="DefaultParagraphFont" style:family="text">
      <style:text-properties style:font-name="Times New Roman" style:font-name-complex="Times New Roman"/>
    </style:style>
    <style:style style:name="T419" style:parent-style-name="DefaultParagraphFont" style:family="text">
      <style:text-properties style:font-name="Times New Roman" style:font-name-complex="Times New Roman"/>
    </style:style>
    <style:style style:name="T420" style:parent-style-name="DefaultParagraphFont" style:family="text">
      <style:text-properties style:font-name="Times New Roman" style:font-name-complex="Times New Roman"/>
    </style:style>
    <style:style style:name="T421" style:parent-style-name="DefaultParagraphFont" style:family="text">
      <style:text-properties style:font-name="Times New Roman" style:font-name-complex="Times New Roman"/>
    </style:style>
    <style:style style:name="T422" style:parent-style-name="DefaultParagraphFont" style:family="text">
      <style:text-properties style:font-name="Times New Roman" style:font-name-complex="Times New Roman"/>
    </style:style>
    <style:style style:name="T423" style:parent-style-name="DefaultParagraphFont" style:family="text">
      <style:text-properties style:font-name="Times New Roman" style:font-name-complex="Times New Roman"/>
    </style:style>
    <style:style style:name="T424" style:parent-style-name="DefaultParagraphFont" style:family="text">
      <style:text-properties style:font-name="Times New Roman" style:font-name-complex="Times New Roman"/>
    </style:style>
    <style:style style:name="T425" style:parent-style-name="DefaultParagraphFont" style:family="text">
      <style:text-properties style:font-name="Times New Roman" style:font-name-complex="Times New Roman"/>
    </style:style>
    <style:style style:name="T426" style:parent-style-name="DefaultParagraphFont" style:family="text">
      <style:text-properties style:font-name="Times New Roman" style:font-name-complex="Times New Roman"/>
    </style:style>
    <style:style style:name="T427" style:parent-style-name="DefaultParagraphFont" style:family="text">
      <style:text-properties style:font-name="Times New Roman" style:font-name-complex="Times New Roman"/>
    </style:style>
    <style:style style:name="T428" style:parent-style-name="DefaultParagraphFont" style:family="text">
      <style:text-properties style:font-name="Times New Roman" style:font-name-complex="Times New Roman"/>
    </style:style>
    <style:style style:name="T429" style:parent-style-name="DefaultParagraphFont" style:family="text">
      <style:text-properties style:font-name="Times New Roman" style:font-name-complex="Times New Roman"/>
    </style:style>
    <style:style style:name="T430" style:parent-style-name="DefaultParagraphFont" style:family="text">
      <style:text-properties style:font-name="Times New Roman" style:font-name-complex="Times New Roman"/>
    </style:style>
    <style:style style:name="T431" style:parent-style-name="DefaultParagraphFont" style:family="text">
      <style:text-properties style:font-name="Times New Roman" style:font-name-complex="Times New Roman"/>
    </style:style>
    <style:style style:name="P432" style:parent-style-name="Standard" style:family="paragraph">
      <style:paragraph-properties fo:text-align="justify"/>
      <style:text-properties style:font-name="Times New Roman" style:font-name-complex="Times New Roman"/>
    </style:style>
    <style:style style:name="P433"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434" style:parent-style-name="Standard" style:family="paragraph">
      <style:paragraph-properties fo:text-align="justify"/>
    </style:style>
    <style:style style:name="T435" style:parent-style-name="DefaultParagraphFont" style:family="text">
      <style:text-properties style:font-name="Times New Roman" style:font-name-complex="Times New Roman" fo:font-style="italic" style:font-style-asian="italic" style:font-style-complex="italic"/>
    </style:style>
    <style:style style:name="T436" style:parent-style-name="DefaultParagraphFont" style:family="text">
      <style:text-properties style:font-name="Times New Roman" style:font-name-complex="Times New Roman" fo:font-style="italic" style:font-style-asian="italic" style:font-style-complex="italic"/>
    </style:style>
    <style:style style:name="T437" style:parent-style-name="DefaultParagraphFont" style:family="text">
      <style:text-properties style:font-name="Times New Roman" style:font-name-complex="Times New Roman"/>
    </style:style>
    <style:style style:name="T438" style:parent-style-name="DefaultParagraphFont" style:family="text">
      <style:text-properties style:font-name="Times New Roman" style:font-name-complex="Times New Roman"/>
    </style:style>
    <style:style style:name="T439" style:parent-style-name="DefaultParagraphFont" style:family="text">
      <style:text-properties style:font-name="Times New Roman" style:font-name-complex="Times New Roman"/>
    </style:style>
    <style:style style:name="T440" style:parent-style-name="DefaultParagraphFont" style:family="text">
      <style:text-properties style:font-name="Times New Roman" style:font-name-complex="Times New Roman"/>
    </style:style>
    <style:style style:name="T441" style:parent-style-name="DefaultParagraphFont" style:family="text">
      <style:text-properties style:font-name="Times New Roman" style:font-name-complex="Times New Roman"/>
    </style:style>
    <style:style style:name="T442" style:parent-style-name="DefaultParagraphFont" style:family="text">
      <style:text-properties style:font-name="Times New Roman" style:font-name-complex="Times New Roman"/>
    </style:style>
    <style:style style:name="T443" style:parent-style-name="DefaultParagraphFont" style:family="text">
      <style:text-properties style:font-name="Times New Roman" style:font-name-complex="Times New Roman"/>
    </style:style>
    <style:style style:name="T444" style:parent-style-name="DefaultParagraphFont" style:family="text">
      <style:text-properties style:font-name="Times New Roman" style:font-name-complex="Times New Roman"/>
    </style:style>
    <style:style style:name="T445" style:parent-style-name="DefaultParagraphFont" style:family="text">
      <style:text-properties style:font-name="Times New Roman" style:font-name-complex="Times New Roman"/>
    </style:style>
    <style:style style:name="T446" style:parent-style-name="DefaultParagraphFont" style:family="text">
      <style:text-properties style:font-name="Times New Roman" style:font-name-complex="Times New Roman"/>
    </style:style>
    <style:style style:name="T447" style:parent-style-name="DefaultParagraphFont" style:family="text">
      <style:text-properties style:font-name="Times New Roman" style:font-name-complex="Times New Roman"/>
    </style:style>
    <style:style style:name="T448" style:parent-style-name="DefaultParagraphFont" style:family="text">
      <style:text-properties style:font-name="Times New Roman" style:font-name-complex="Times New Roman"/>
    </style:style>
    <style:style style:name="T449" style:parent-style-name="DefaultParagraphFont" style:family="text">
      <style:text-properties style:font-name="Times New Roman" style:font-name-complex="Times New Roman"/>
    </style:style>
    <style:style style:name="T450" style:parent-style-name="DefaultParagraphFont" style:family="text">
      <style:text-properties style:font-name="Times New Roman" style:font-name-complex="Times New Roman"/>
    </style:style>
    <style:style style:name="P451" style:parent-style-name="Standard" style:family="paragraph">
      <style:paragraph-properties fo:text-align="justify"/>
      <style:text-properties style:font-name="Times New Roman" style:font-name-complex="Times New Roman"/>
    </style:style>
    <style:style style:name="P452"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453"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454" style:parent-style-name="Standard" style:family="paragraph">
      <style:paragraph-properties fo:text-align="justify" fo:margin-bottom="0.0395in"/>
      <style:text-properties style:font-name="Times New Roman" style:font-name-complex="Times New Roman"/>
    </style:style>
    <style:style style:name="P455" style:parent-style-name="Standard" style:family="paragraph">
      <style:paragraph-properties fo:text-align="justify"/>
    </style:style>
    <style:style style:name="T456" style:parent-style-name="DefaultParagraphFont" style:family="text">
      <style:text-properties style:font-name="Times New Roman" style:font-name-complex="Times New Roman" fo:font-style="italic" style:font-style-asian="italic" style:font-style-complex="italic"/>
    </style:style>
    <style:style style:name="T457" style:parent-style-name="DefaultParagraphFont" style:family="text">
      <style:text-properties style:font-name="Times New Roman" style:font-name-complex="Times New Roman"/>
    </style:style>
    <style:style style:name="T458" style:parent-style-name="DefaultParagraphFont" style:family="text">
      <style:text-properties style:font-name="Times New Roman" style:font-name-complex="Times New Roman"/>
    </style:style>
    <style:style style:name="T459" style:parent-style-name="DefaultParagraphFont" style:family="text">
      <style:text-properties style:font-name="Times New Roman" style:font-name-complex="Times New Roman"/>
    </style:style>
    <style:style style:name="T460" style:parent-style-name="DefaultParagraphFont" style:family="text">
      <style:text-properties style:font-name="Times New Roman" style:font-name-complex="Times New Roman"/>
    </style:style>
    <style:style style:name="T461" style:parent-style-name="DefaultParagraphFont" style:family="text">
      <style:text-properties style:font-name="Times New Roman" style:font-name-complex="Times New Roman"/>
    </style:style>
    <style:style style:name="T462" style:parent-style-name="DefaultParagraphFont" style:family="text">
      <style:text-properties style:font-name="Times New Roman" style:font-name-complex="Times New Roman"/>
    </style:style>
    <style:style style:name="T463" style:parent-style-name="DefaultParagraphFont" style:family="text">
      <style:text-properties style:font-name="Times New Roman" style:font-name-complex="Times New Roman"/>
    </style:style>
    <style:style style:name="T464" style:parent-style-name="DefaultParagraphFont" style:family="text">
      <style:text-properties style:font-name="Times New Roman" style:font-name-complex="Times New Roman"/>
    </style:style>
    <style:style style:name="T465" style:parent-style-name="DefaultParagraphFont" style:family="text">
      <style:text-properties style:font-name="Times New Roman" style:font-name-complex="Times New Roman"/>
    </style:style>
    <style:style style:name="T466" style:parent-style-name="DefaultParagraphFont" style:family="text">
      <style:text-properties style:font-name="Times New Roman" style:font-name-complex="Times New Roman"/>
    </style:style>
    <style:style style:name="T467" style:parent-style-name="DefaultParagraphFont" style:family="text">
      <style:text-properties style:font-name="Times New Roman" style:font-name-complex="Times New Roman"/>
    </style:style>
    <style:style style:name="T468" style:parent-style-name="DefaultParagraphFont" style:family="text">
      <style:text-properties style:font-name="Times New Roman" style:font-name-complex="Times New Roman"/>
    </style:style>
    <style:style style:name="T469" style:parent-style-name="DefaultParagraphFont" style:family="text">
      <style:text-properties style:font-name="Times New Roman" style:font-name-complex="Times New Roman"/>
    </style:style>
    <style:style style:name="T470" style:parent-style-name="DefaultParagraphFont" style:family="text">
      <style:text-properties style:font-name="Times New Roman" style:font-name-complex="Times New Roman"/>
    </style:style>
    <style:style style:name="T471" style:parent-style-name="DefaultParagraphFont" style:family="text">
      <style:text-properties style:font-name="Times New Roman" style:font-name-complex="Times New Roman"/>
    </style:style>
    <style:style style:name="T472" style:parent-style-name="DefaultParagraphFont" style:family="text">
      <style:text-properties style:font-name="Times New Roman" style:font-name-complex="Times New Roman"/>
    </style:style>
    <style:style style:name="T473" style:parent-style-name="DefaultParagraphFont" style:family="text">
      <style:text-properties style:font-name="Times New Roman" style:font-name-complex="Times New Roman"/>
    </style:style>
    <style:style style:name="T474" style:parent-style-name="DefaultParagraphFont" style:family="text">
      <style:text-properties style:font-name="Times New Roman" style:font-name-complex="Times New Roman"/>
    </style:style>
    <style:style style:name="T475" style:parent-style-name="DefaultParagraphFont" style:family="text">
      <style:text-properties style:font-name="Times New Roman" style:font-name-complex="Times New Roman"/>
    </style:style>
    <style:style style:name="P476" style:parent-style-name="Standard" style:family="paragraph">
      <style:paragraph-properties fo:text-align="justify"/>
      <style:text-properties style:font-name="Times New Roman" style:font-name-complex="Times New Roman"/>
    </style:style>
    <style:style style:name="P477"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478" style:parent-style-name="Standard" style:family="paragraph">
      <style:paragraph-properties fo:text-align="justify"/>
    </style:style>
    <style:style style:name="T479" style:parent-style-name="DefaultParagraphFont" style:family="text">
      <style:text-properties style:font-name="Times New Roman" style:font-name-complex="Times New Roman" fo:font-style="italic" style:font-style-asian="italic" style:font-style-complex="italic"/>
    </style:style>
    <style:style style:name="T480" style:parent-style-name="DefaultParagraphFont" style:family="text">
      <style:text-properties style:font-name="Times New Roman" style:font-name-complex="Times New Roman"/>
    </style:style>
    <style:style style:name="T481" style:parent-style-name="DefaultParagraphFont" style:family="text">
      <style:text-properties style:font-name="Times New Roman" style:font-name-complex="Times New Roman"/>
    </style:style>
    <style:style style:name="T482" style:parent-style-name="DefaultParagraphFont" style:family="text">
      <style:text-properties style:font-name="Times New Roman" style:font-name-complex="Times New Roman"/>
    </style:style>
    <style:style style:name="T483" style:parent-style-name="DefaultParagraphFont" style:family="text">
      <style:text-properties style:font-name="Times New Roman" style:font-name-complex="Times New Roman"/>
    </style:style>
    <style:style style:name="T484" style:parent-style-name="DefaultParagraphFont" style:family="text">
      <style:text-properties style:font-name="Times New Roman" style:font-name-complex="Times New Roman"/>
    </style:style>
    <style:style style:name="T485" style:parent-style-name="DefaultParagraphFont" style:family="text">
      <style:text-properties style:font-name="Times New Roman" style:font-name-complex="Times New Roman"/>
    </style:style>
    <style:style style:name="T486" style:parent-style-name="DefaultParagraphFont" style:family="text">
      <style:text-properties style:font-name="Times New Roman" style:font-name-complex="Times New Roman"/>
    </style:style>
    <style:style style:name="T487" style:parent-style-name="DefaultParagraphFont" style:family="text">
      <style:text-properties style:font-name="Times New Roman" style:font-name-complex="Times New Roman"/>
    </style:style>
    <style:style style:name="T488" style:parent-style-name="DefaultParagraphFont" style:family="text">
      <style:text-properties style:font-name="Times New Roman" style:font-name-complex="Times New Roman"/>
    </style:style>
    <style:style style:name="T489" style:parent-style-name="DefaultParagraphFont" style:family="text">
      <style:text-properties style:font-name="Times New Roman" style:font-name-complex="Times New Roman"/>
    </style:style>
    <style:style style:name="T490" style:parent-style-name="DefaultParagraphFont" style:family="text">
      <style:text-properties style:font-name="Times New Roman" style:font-name-complex="Times New Roman"/>
    </style:style>
    <style:style style:name="T491" style:parent-style-name="DefaultParagraphFont" style:family="text">
      <style:text-properties style:font-name="Times New Roman" style:font-name-complex="Times New Roman"/>
    </style:style>
    <style:style style:name="T492" style:parent-style-name="DefaultParagraphFont" style:family="text">
      <style:text-properties style:font-name="Times New Roman" style:font-name-complex="Times New Roman"/>
    </style:style>
    <style:style style:name="T493" style:parent-style-name="DefaultParagraphFont" style:family="text">
      <style:text-properties style:font-name="Times New Roman" style:font-name-complex="Times New Roman"/>
    </style:style>
    <style:style style:name="T494" style:parent-style-name="DefaultParagraphFont" style:family="text">
      <style:text-properties style:font-name="Times New Roman" style:font-name-complex="Times New Roman"/>
    </style:style>
    <style:style style:name="T495" style:parent-style-name="DefaultParagraphFont" style:family="text">
      <style:text-properties style:font-name="Times New Roman" style:font-name-complex="Times New Roman"/>
    </style:style>
    <style:style style:name="T496" style:parent-style-name="DefaultParagraphFont" style:family="text">
      <style:text-properties style:font-name="Times New Roman" style:font-name-complex="Times New Roman"/>
    </style:style>
    <style:style style:name="T497" style:parent-style-name="DefaultParagraphFont" style:family="text">
      <style:text-properties style:font-name="Times New Roman" style:font-name-complex="Times New Roman"/>
    </style:style>
    <style:style style:name="T498" style:parent-style-name="DefaultParagraphFont" style:family="text">
      <style:text-properties style:font-name="Times New Roman" style:font-name-complex="Times New Roman"/>
    </style:style>
    <style:style style:name="T499" style:parent-style-name="DefaultParagraphFont" style:family="text">
      <style:text-properties style:font-name="Times New Roman" style:font-name-complex="Times New Roman"/>
    </style:style>
    <style:style style:name="T500" style:parent-style-name="DefaultParagraphFont" style:family="text">
      <style:text-properties style:font-name="Times New Roman" style:font-name-complex="Times New Roman"/>
    </style:style>
    <style:style style:name="T501" style:parent-style-name="DefaultParagraphFont" style:family="text">
      <style:text-properties style:font-name="Times New Roman" style:font-name-complex="Times New Roman"/>
    </style:style>
    <style:style style:name="T502" style:parent-style-name="DefaultParagraphFont" style:family="text">
      <style:text-properties style:font-name="Times New Roman" style:font-name-complex="Times New Roman"/>
    </style:style>
    <style:style style:name="P503" style:parent-style-name="Standard" style:family="paragraph">
      <style:paragraph-properties fo:text-align="justify"/>
      <style:text-properties style:font-name="Times New Roman" style:font-name-complex="Times New Roman"/>
    </style:style>
    <style:style style:name="P504"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505" style:parent-style-name="Standard" style:family="paragraph">
      <style:paragraph-properties fo:text-align="justify"/>
    </style:style>
    <style:style style:name="T506" style:parent-style-name="DefaultParagraphFont" style:family="text">
      <style:text-properties style:font-name="Times New Roman" style:font-name-complex="Times New Roman" fo:font-style="italic" style:font-style-asian="italic" style:font-style-complex="italic"/>
    </style:style>
    <style:style style:name="T507" style:parent-style-name="DefaultParagraphFont" style:family="text">
      <style:text-properties style:font-name="Times New Roman" style:font-name-complex="Times New Roman"/>
    </style:style>
    <style:style style:name="T508" style:parent-style-name="DefaultParagraphFont" style:family="text">
      <style:text-properties style:font-name="Times New Roman" style:font-name-complex="Times New Roman"/>
    </style:style>
    <style:style style:name="T509" style:parent-style-name="DefaultParagraphFont" style:family="text">
      <style:text-properties style:font-name="Times New Roman" style:font-name-complex="Times New Roman"/>
    </style:style>
    <style:style style:name="T510" style:parent-style-name="DefaultParagraphFont" style:family="text">
      <style:text-properties style:font-name="Times New Roman" style:font-name-complex="Times New Roman"/>
    </style:style>
    <style:style style:name="T511" style:parent-style-name="DefaultParagraphFont" style:family="text">
      <style:text-properties style:font-name="Times New Roman" style:font-name-complex="Times New Roman"/>
    </style:style>
    <style:style style:name="T512" style:parent-style-name="DefaultParagraphFont" style:family="text">
      <style:text-properties style:font-name="Times New Roman" style:font-name-complex="Times New Roman"/>
    </style:style>
    <style:style style:name="T513" style:parent-style-name="DefaultParagraphFont" style:family="text">
      <style:text-properties style:font-name="Times New Roman" style:font-name-complex="Times New Roman"/>
    </style:style>
    <style:style style:name="T514" style:parent-style-name="DefaultParagraphFont" style:family="text">
      <style:text-properties style:font-name="Times New Roman" style:font-name-complex="Times New Roman"/>
    </style:style>
    <style:style style:name="T515" style:parent-style-name="DefaultParagraphFont" style:family="text">
      <style:text-properties style:font-name="Times New Roman" style:font-name-complex="Times New Roman"/>
    </style:style>
    <style:style style:name="T516" style:parent-style-name="DefaultParagraphFont" style:family="text">
      <style:text-properties style:font-name="Times New Roman" style:font-name-complex="Times New Roman"/>
    </style:style>
    <style:style style:name="T517" style:parent-style-name="DefaultParagraphFont" style:family="text">
      <style:text-properties style:font-name="Times New Roman" style:font-name-complex="Times New Roman"/>
    </style:style>
    <style:style style:name="T518" style:parent-style-name="DefaultParagraphFont" style:family="text">
      <style:text-properties style:font-name="Times New Roman" style:font-name-complex="Times New Roman"/>
    </style:style>
    <style:style style:name="P519" style:parent-style-name="Standard" style:family="paragraph">
      <style:paragraph-properties fo:text-align="justify"/>
      <style:text-properties style:font-name="Times New Roman" style:font-name-complex="Times New Roman"/>
    </style:style>
    <style:style style:name="P520" style:parent-style-name="Standard" style:family="paragraph">
      <style:paragraph-properties fo:text-align="justify" fo:text-indent="0.1666in"/>
      <style:text-properties style:font-name="Times New Roman" style:font-name-complex="Times New Roman"/>
    </style:style>
    <style:style style:name="P521" style:parent-style-name="Standard" style:family="paragraph">
      <style:paragraph-properties fo:text-align="justify" fo:text-indent="0.1666in"/>
      <style:text-properties style:font-name="Times New Roman" style:font-name-complex="Times New Roman"/>
    </style:style>
    <style:style style:name="P522" style:parent-style-name="Standard" style:family="paragraph">
      <style:paragraph-properties fo:text-align="justify"/>
    </style:style>
    <style:style style:name="T523" style:parent-style-name="DefaultParagraphFont" style:family="text">
      <style:text-properties style:font-name="Times New Roman" style:font-name-complex="Times New Roman" fo:font-style="italic" style:font-style-asian="italic"/>
    </style:style>
    <style:style style:name="T524" style:parent-style-name="DefaultParagraphFont" style:family="text">
      <style:text-properties style:font-name="Times New Roman" style:font-name-complex="Times New Roman"/>
    </style:style>
    <style:style style:name="P525" style:parent-style-name="Standard" style:family="paragraph">
      <style:paragraph-properties fo:text-align="justify"/>
      <style:text-properties style:font-name="Times New Roman" style:font-name-complex="Times New Roman"/>
    </style:style>
    <style:style style:name="P526" style:parent-style-name="Standard" style:family="paragraph">
      <style:paragraph-properties fo:text-align="justify" fo:margin-bottom="0.0395in"/>
      <style:text-properties style:font-name="Times New Roman" style:font-name-complex="Times New Roman"/>
    </style:style>
    <style:style style:name="P527" style:parent-style-name="Standard" style:family="paragraph">
      <style:paragraph-properties fo:text-align="justify"/>
    </style:style>
    <style:style style:name="T528" style:parent-style-name="DefaultParagraphFont" style:family="text">
      <style:text-properties style:font-name="Times New Roman" style:font-name-complex="Times New Roman" fo:font-style="italic" style:font-style-asian="italic" style:font-style-complex="italic"/>
    </style:style>
    <style:style style:name="T529" style:parent-style-name="DefaultParagraphFont" style:family="text">
      <style:text-properties style:font-name="Times New Roman" style:font-name-complex="Times New Roman"/>
    </style:style>
    <style:style style:name="T530" style:parent-style-name="DefaultParagraphFont" style:family="text">
      <style:text-properties style:font-name="Times New Roman" style:font-name-complex="Times New Roman"/>
    </style:style>
    <style:style style:name="T531" style:parent-style-name="DefaultParagraphFont" style:family="text">
      <style:text-properties style:font-name="Times New Roman" style:font-name-complex="Times New Roman"/>
    </style:style>
    <style:style style:name="T532" style:parent-style-name="DefaultParagraphFont" style:family="text">
      <style:text-properties style:font-name="Times New Roman" style:font-name-complex="Times New Roman"/>
    </style:style>
    <style:style style:name="T533" style:parent-style-name="DefaultParagraphFont" style:family="text">
      <style:text-properties style:font-name="Times New Roman" style:font-name-complex="Times New Roman"/>
    </style:style>
    <style:style style:name="T534" style:parent-style-name="DefaultParagraphFont" style:family="text">
      <style:text-properties style:font-name="Times New Roman" style:font-name-complex="Times New Roman"/>
    </style:style>
    <style:style style:name="T535" style:parent-style-name="DefaultParagraphFont" style:family="text">
      <style:text-properties style:font-name="Times New Roman" style:font-name-complex="Times New Roman"/>
    </style:style>
    <style:style style:name="T536" style:parent-style-name="DefaultParagraphFont" style:family="text">
      <style:text-properties style:font-name="Times New Roman" style:font-name-complex="Times New Roman"/>
    </style:style>
    <style:style style:name="T537" style:parent-style-name="DefaultParagraphFont" style:family="text">
      <style:text-properties style:font-name="Times New Roman" style:font-name-complex="Times New Roman"/>
    </style:style>
    <style:style style:name="T538" style:parent-style-name="DefaultParagraphFont" style:family="text">
      <style:text-properties style:font-name="Times New Roman" style:font-name-complex="Times New Roman"/>
    </style:style>
    <style:style style:name="T539" style:parent-style-name="DefaultParagraphFont" style:family="text">
      <style:text-properties style:font-name="Times New Roman" style:font-name-complex="Times New Roman"/>
    </style:style>
    <style:style style:name="P540" style:parent-style-name="Standard" style:family="paragraph">
      <style:paragraph-properties fo:text-align="justify" fo:margin-bottom="0.0395in"/>
      <style:text-properties style:font-name="Times New Roman" style:font-name-complex="Times New Roman" fo:font-style="italic" style:font-style-asian="italic" style:font-style-complex="italic"/>
    </style:style>
    <style:style style:name="P541" style:parent-style-name="Standard" style:family="paragraph">
      <style:paragraph-properties fo:text-align="justify"/>
    </style:style>
    <style:style style:name="T542" style:parent-style-name="DefaultParagraphFont" style:family="text">
      <style:text-properties style:font-name="Times New Roman" style:font-name-complex="Times New Roman" fo:font-style="italic" style:font-style-asian="italic" style:font-style-complex="italic"/>
    </style:style>
    <style:style style:name="T543" style:parent-style-name="DefaultParagraphFont" style:family="text">
      <style:text-properties style:font-name="Times New Roman" style:font-name-complex="Times New Roman"/>
    </style:style>
    <style:style style:name="T544" style:parent-style-name="DefaultParagraphFont" style:family="text">
      <style:text-properties style:font-name="Times New Roman" style:font-name-complex="Times New Roman"/>
    </style:style>
    <style:style style:name="T545" style:parent-style-name="DefaultParagraphFont" style:family="text">
      <style:text-properties style:font-name="Times New Roman" style:font-name-complex="Times New Roman"/>
    </style:style>
    <style:style style:name="T546" style:parent-style-name="DefaultParagraphFont" style:family="text">
      <style:text-properties style:font-name="Times New Roman" style:font-name-complex="Times New Roman"/>
    </style:style>
    <style:style style:name="T547" style:parent-style-name="DefaultParagraphFont" style:family="text">
      <style:text-properties style:font-name="Times New Roman" style:font-name-complex="Times New Roman"/>
    </style:style>
    <style:style style:name="T548" style:parent-style-name="DefaultParagraphFont" style:family="text">
      <style:text-properties style:font-name="Times New Roman" style:font-name-complex="Times New Roman"/>
    </style:style>
    <style:style style:name="T549" style:parent-style-name="DefaultParagraphFont" style:family="text">
      <style:text-properties style:font-name="Times New Roman" style:font-name-complex="Times New Roman"/>
    </style:style>
    <style:style style:name="T550" style:parent-style-name="DefaultParagraphFont" style:family="text">
      <style:text-properties style:font-name="Times New Roman" style:font-name-complex="Times New Roman"/>
    </style:style>
    <style:style style:name="T551" style:parent-style-name="DefaultParagraphFont" style:family="text">
      <style:text-properties style:font-name="Times New Roman" style:font-name-complex="Times New Roman"/>
    </style:style>
    <style:style style:name="P552" style:parent-style-name="Standard" style:family="paragraph">
      <style:paragraph-properties fo:text-align="justify" fo:margin-bottom="0.0395in"/>
      <style:text-properties style:font-name="Times New Roman" style:font-name-complex="Times New Roman"/>
    </style:style>
    <style:style style:name="P553" style:parent-style-name="Standard" style:family="paragraph">
      <style:paragraph-properties fo:text-align="justify" fo:margin-bottom="0.0395in"/>
      <style:text-properties style:font-name="Times New Roman" style:font-name-complex="Times New Roman"/>
    </style:style>
    <style:style style:name="P554" style:parent-style-name="Standard" style:family="paragraph">
      <style:paragraph-properties fo:text-align="justify"/>
    </style:style>
    <style:style style:name="T555" style:parent-style-name="DefaultParagraphFont" style:family="text">
      <style:text-properties style:font-name="Times New Roman" style:font-name-complex="Times New Roman"/>
    </style:style>
    <style:style style:name="T556" style:parent-style-name="DefaultParagraphFont" style:family="text">
      <style:text-properties style:font-name="Times New Roman" style:font-name-complex="Times New Roman"/>
    </style:style>
    <style:style style:name="T557" style:parent-style-name="DefaultParagraphFont" style:family="text">
      <style:text-properties style:font-name="Times New Roman" style:font-name-complex="Times New Roman"/>
    </style:style>
    <style:style style:name="T558" style:parent-style-name="DefaultParagraphFont" style:family="text">
      <style:text-properties style:font-name="Times New Roman" style:font-name-complex="Times New Roman"/>
    </style:style>
    <style:style style:name="T559" style:parent-style-name="DefaultParagraphFont" style:family="text">
      <style:text-properties style:font-name="Times New Roman" style:font-name-complex="Times New Roman"/>
    </style:style>
    <style:style style:name="T560" style:parent-style-name="DefaultParagraphFont" style:family="text">
      <style:text-properties style:font-name="Times New Roman" style:font-name-complex="Times New Roman"/>
    </style:style>
    <style:style style:name="T561" style:parent-style-name="DefaultParagraphFont" style:family="text">
      <style:text-properties style:font-name="Times New Roman" style:font-name-complex="Times New Roman"/>
    </style:style>
    <style:style style:name="T562" style:parent-style-name="DefaultParagraphFont" style:family="text">
      <style:text-properties style:font-name="Times New Roman" style:font-name-complex="Times New Roman"/>
    </style:style>
    <style:style style:name="T563" style:parent-style-name="DefaultParagraphFont" style:family="text">
      <style:text-properties style:font-name="Times New Roman" style:font-name-complex="Times New Roman"/>
    </style:style>
    <style:style style:name="T564" style:parent-style-name="DefaultParagraphFont" style:family="text">
      <style:text-properties style:font-name="Times New Roman" style:font-name-complex="Times New Roman"/>
    </style:style>
    <style:style style:name="T565" style:parent-style-name="DefaultParagraphFont" style:family="text">
      <style:text-properties style:font-name="Times New Roman" style:font-name-complex="Times New Roman"/>
    </style:style>
    <style:style style:name="T566" style:parent-style-name="DefaultParagraphFont" style:family="text">
      <style:text-properties style:font-name="Times New Roman" style:font-name-complex="Times New Roman"/>
    </style:style>
    <style:style style:name="T567" style:parent-style-name="DefaultParagraphFont" style:family="text">
      <style:text-properties style:font-name="Times New Roman" style:font-name-complex="Times New Roman"/>
    </style:style>
    <style:style style:name="T568" style:parent-style-name="DefaultParagraphFont" style:family="text">
      <style:text-properties style:font-name="Times New Roman" style:font-name-complex="Times New Roman"/>
    </style:style>
    <style:style style:name="T569" style:parent-style-name="DefaultParagraphFont" style:family="text">
      <style:text-properties style:font-name="Times New Roman" style:font-name-complex="Times New Roman"/>
    </style:style>
    <style:style style:name="T570" style:parent-style-name="DefaultParagraphFont" style:family="text">
      <style:text-properties style:font-name="Times New Roman" style:font-name-complex="Times New Roman"/>
    </style:style>
    <style:style style:name="T571" style:parent-style-name="DefaultParagraphFont" style:family="text">
      <style:text-properties style:font-name="Times New Roman" style:font-name-complex="Times New Roman"/>
    </style:style>
    <style:style style:name="T572" style:parent-style-name="DefaultParagraphFont" style:family="text">
      <style:text-properties style:font-name="Times New Roman" style:font-name-complex="Times New Roman"/>
    </style:style>
    <style:style style:name="T573" style:parent-style-name="DefaultParagraphFont" style:family="text">
      <style:text-properties style:font-name="Times New Roman" style:font-name-complex="Times New Roman"/>
    </style:style>
    <style:style style:name="T574" style:parent-style-name="DefaultParagraphFont" style:family="text">
      <style:text-properties style:font-name="Times New Roman" style:font-name-complex="Times New Roman"/>
    </style:style>
    <style:style style:name="T575" style:parent-style-name="DefaultParagraphFont" style:family="text">
      <style:text-properties style:font-name="Times New Roman" style:font-name-complex="Times New Roman"/>
    </style:style>
    <style:style style:name="T576" style:parent-style-name="DefaultParagraphFont" style:family="text">
      <style:text-properties style:font-name="Cambria Math" style:font-name-complex="Cambria Math"/>
    </style:style>
    <style:style style:name="T577" style:parent-style-name="DefaultParagraphFont" style:family="text">
      <style:text-properties style:font-name="Times New Roman" style:font-name-complex="Times New Roman"/>
    </style:style>
    <style:style style:name="T578" style:parent-style-name="DefaultParagraphFont" style:family="text">
      <style:text-properties style:font-name="Times New Roman" style:font-name-complex="Times New Roman"/>
    </style:style>
    <style:style style:name="T579" style:parent-style-name="DefaultParagraphFont" style:family="text">
      <style:text-properties style:font-name="Times New Roman" style:font-name-complex="Times New Roman"/>
    </style:style>
    <style:style style:name="T580" style:parent-style-name="DefaultParagraphFont" style:family="text">
      <style:text-properties style:font-name="Times New Roman" style:font-name-complex="Times New Roman"/>
    </style:style>
    <style:style style:name="T581" style:parent-style-name="DefaultParagraphFont" style:family="text">
      <style:text-properties style:font-name="Times New Roman" style:font-name-complex="Times New Roman"/>
    </style:style>
    <style:style style:name="P582" style:parent-style-name="Standard" style:family="paragraph">
      <style:paragraph-properties fo:text-align="justify" fo:margin-bottom="0.0395in"/>
      <style:text-properties style:font-name="Times New Roman" style:font-name-complex="Times New Roman" fo:font-style="italic" style:font-style-asian="italic" style:font-style-complex="italic"/>
    </style:style>
    <style:style style:name="P583" style:parent-style-name="Standard" style:family="paragraph">
      <style:paragraph-properties fo:text-align="justify" fo:margin-bottom="0.0395in"/>
    </style:style>
    <style:style style:name="T584" style:parent-style-name="DefaultParagraphFont" style:family="text">
      <style:text-properties style:font-name="Times New Roman" style:font-name-complex="Times New Roman" fo:font-style="italic" style:font-style-asian="italic" style:font-style-complex="italic"/>
    </style:style>
    <style:style style:name="T585" style:parent-style-name="DefaultParagraphFont" style:family="text">
      <style:text-properties style:font-name="Times New Roman" style:font-name-complex="Times New Roman"/>
    </style:style>
    <style:style style:name="T586" style:parent-style-name="DefaultParagraphFont" style:family="text">
      <style:text-properties style:font-name="Times New Roman" style:font-name-complex="Times New Roman"/>
    </style:style>
    <style:style style:name="T587" style:parent-style-name="DefaultParagraphFont" style:family="text">
      <style:text-properties style:font-name="Times New Roman" style:font-name-complex="Times New Roman"/>
    </style:style>
    <style:style style:name="T588" style:parent-style-name="DefaultParagraphFont" style:family="text">
      <style:text-properties style:font-name="Times New Roman" style:font-name-complex="Times New Roman"/>
    </style:style>
    <style:style style:name="T589" style:parent-style-name="DefaultParagraphFont" style:family="text">
      <style:text-properties style:font-name="Times New Roman" style:font-name-complex="Times New Roman"/>
    </style:style>
    <style:style style:name="T590" style:parent-style-name="DefaultParagraphFont" style:family="text">
      <style:text-properties style:font-name="Times New Roman" style:font-name-complex="Times New Roman"/>
    </style:style>
    <style:style style:name="T591" style:parent-style-name="DefaultParagraphFont" style:family="text">
      <style:text-properties style:font-name="Times New Roman" style:font-name-complex="Times New Roman"/>
    </style:style>
    <style:style style:name="T592" style:parent-style-name="DefaultParagraphFont" style:family="text">
      <style:text-properties style:font-name="Times New Roman" style:font-name-complex="Times New Roman"/>
    </style:style>
    <style:style style:name="T593" style:parent-style-name="DefaultParagraphFont" style:family="text">
      <style:text-properties style:font-name="Times New Roman" style:font-name-complex="Times New Roman"/>
    </style:style>
    <style:style style:name="T594" style:parent-style-name="DefaultParagraphFont" style:family="text">
      <style:text-properties style:font-name="Times New Roman" style:font-name-complex="Times New Roman"/>
    </style:style>
    <style:style style:name="T595" style:parent-style-name="DefaultParagraphFont" style:family="text">
      <style:text-properties style:font-name="Times New Roman" style:font-name-complex="Times New Roman"/>
    </style:style>
    <style:style style:name="T596" style:parent-style-name="DefaultParagraphFont" style:family="text">
      <style:text-properties style:font-name="Times New Roman" style:font-name-complex="Times New Roman"/>
    </style:style>
    <style:style style:name="T597" style:parent-style-name="DefaultParagraphFont" style:family="text">
      <style:text-properties style:font-name="Times New Roman" style:font-name-complex="Times New Roman"/>
    </style:style>
    <style:style style:name="T598" style:parent-style-name="DefaultParagraphFont" style:family="text">
      <style:text-properties style:font-name="Times New Roman" style:font-name-complex="Times New Roman"/>
    </style:style>
    <style:style style:name="T599" style:parent-style-name="DefaultParagraphFont" style:family="text">
      <style:text-properties style:font-name="Times New Roman" style:font-name-complex="Times New Roman"/>
    </style:style>
    <style:style style:name="T600" style:parent-style-name="DefaultParagraphFont" style:family="text">
      <style:text-properties style:font-name="Times New Roman" style:font-name-complex="Times New Roman"/>
    </style:style>
    <style:style style:name="T601" style:parent-style-name="DefaultParagraphFont" style:family="text">
      <style:text-properties style:font-name="Times New Roman" style:font-name-complex="Times New Roman"/>
    </style:style>
    <style:style style:name="T602" style:parent-style-name="DefaultParagraphFont" style:family="text">
      <style:text-properties style:font-name="Times New Roman" style:font-name-complex="Times New Roman"/>
    </style:style>
    <style:style style:name="T603" style:parent-style-name="DefaultParagraphFont" style:family="text">
      <style:text-properties style:font-name="Times New Roman" style:font-name-complex="Times New Roman"/>
    </style:style>
    <style:style style:name="P604" style:parent-style-name="Standard" style:family="paragraph">
      <style:paragraph-properties fo:text-align="justify"/>
      <style:text-properties style:font-name="Times New Roman" style:font-name-complex="Times New Roman"/>
    </style:style>
    <style:style style:name="P605"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606" style:parent-style-name="Standard" style:family="paragraph">
      <style:paragraph-properties fo:text-align="justify"/>
      <style:text-properties style:font-name="Times New Roman" style:font-name-complex="Times New Roman"/>
    </style:style>
    <style:style style:name="P607" style:parent-style-name="Standard" style:family="paragraph">
      <style:paragraph-properties fo:text-align="justify" fo:margin-bottom="0.0395in"/>
      <style:text-properties style:font-name="Times New Roman" style:font-name-complex="Times New Roman"/>
    </style:style>
    <style:style style:name="P608"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609" style:parent-style-name="Standard" style:family="paragraph">
      <style:paragraph-properties fo:text-align="justify"/>
    </style:style>
    <style:style style:name="T610" style:parent-style-name="DefaultParagraphFont" style:family="text">
      <style:text-properties style:font-name="Times New Roman" style:font-name-complex="Times New Roman" fo:font-style="italic" style:font-style-asian="italic" style:font-style-complex="italic"/>
    </style:style>
    <style:style style:name="T611" style:parent-style-name="DefaultParagraphFont" style:family="text">
      <style:text-properties style:font-name="Times New Roman" style:font-name-complex="Times New Roman"/>
    </style:style>
    <style:style style:name="T612" style:parent-style-name="DefaultParagraphFont" style:family="text">
      <style:text-properties style:font-name="Times New Roman" style:font-name-complex="Times New Roman"/>
    </style:style>
    <style:style style:name="T613" style:parent-style-name="DefaultParagraphFont" style:family="text">
      <style:text-properties style:font-name="Times New Roman" style:font-name-complex="Times New Roman"/>
    </style:style>
    <style:style style:name="T614" style:parent-style-name="DefaultParagraphFont" style:family="text">
      <style:text-properties style:font-name="Times New Roman" style:font-name-complex="Times New Roman"/>
    </style:style>
    <style:style style:name="T615" style:parent-style-name="DefaultParagraphFont" style:family="text">
      <style:text-properties style:font-name="Times New Roman" style:font-name-complex="Times New Roman"/>
    </style:style>
    <style:style style:name="T616" style:parent-style-name="DefaultParagraphFont" style:family="text">
      <style:text-properties style:font-name="Times New Roman" style:font-name-complex="Times New Roman"/>
    </style:style>
    <style:style style:name="T617" style:parent-style-name="DefaultParagraphFont" style:family="text">
      <style:text-properties style:font-name="Times New Roman" style:font-name-complex="Times New Roman"/>
    </style:style>
    <style:style style:name="T618" style:parent-style-name="DefaultParagraphFont" style:family="text">
      <style:text-properties style:font-name="Times New Roman" style:font-name-complex="Times New Roman"/>
    </style:style>
    <style:style style:name="T619" style:parent-style-name="DefaultParagraphFont" style:family="text">
      <style:text-properties style:font-name="Times New Roman" style:font-name-complex="Times New Roman"/>
    </style:style>
    <style:style style:name="T620" style:parent-style-name="DefaultParagraphFont" style:family="text">
      <style:text-properties style:font-name="Times New Roman" style:font-name-complex="Times New Roman"/>
    </style:style>
    <style:style style:name="T621" style:parent-style-name="DefaultParagraphFont" style:family="text">
      <style:text-properties style:font-name="Times New Roman" style:font-name-complex="Times New Roman"/>
    </style:style>
    <style:style style:name="T622" style:parent-style-name="DefaultParagraphFont" style:family="text">
      <style:text-properties style:font-name="Times New Roman" style:font-name-complex="Times New Roman"/>
    </style:style>
    <style:style style:name="T623" style:parent-style-name="DefaultParagraphFont" style:family="text">
      <style:text-properties style:font-name="Times New Roman" style:font-name-complex="Times New Roman"/>
    </style:style>
    <style:style style:name="T624" style:parent-style-name="DefaultParagraphFont" style:family="text">
      <style:text-properties style:font-name="Times New Roman" style:font-name-complex="Times New Roman"/>
    </style:style>
    <style:style style:name="T625" style:parent-style-name="DefaultParagraphFont" style:family="text">
      <style:text-properties style:font-name="Times New Roman" style:font-name-complex="Times New Roman"/>
    </style:style>
    <style:style style:name="T626" style:parent-style-name="DefaultParagraphFont" style:family="text">
      <style:text-properties style:font-name="Times New Roman" style:font-name-complex="Times New Roman"/>
    </style:style>
    <style:style style:name="T627" style:parent-style-name="DefaultParagraphFont" style:family="text">
      <style:text-properties style:font-name="Times New Roman" style:font-name-complex="Times New Roman"/>
    </style:style>
    <style:style style:name="T628" style:parent-style-name="DefaultParagraphFont" style:family="text">
      <style:text-properties style:font-name="Times New Roman" style:font-name-complex="Times New Roman"/>
    </style:style>
    <style:style style:name="T629" style:parent-style-name="DefaultParagraphFont" style:family="text">
      <style:text-properties style:font-name="Times New Roman" style:font-name-complex="Times New Roman"/>
    </style:style>
    <style:style style:name="T630" style:parent-style-name="DefaultParagraphFont" style:family="text">
      <style:text-properties style:font-name="Times New Roman" style:font-name-complex="Times New Roman"/>
    </style:style>
    <style:style style:name="T631" style:parent-style-name="DefaultParagraphFont" style:family="text">
      <style:text-properties style:font-name="Times New Roman" style:font-name-complex="Times New Roman"/>
    </style:style>
    <style:style style:name="T632" style:parent-style-name="DefaultParagraphFont" style:family="text">
      <style:text-properties style:font-name="Times New Roman" style:font-name-complex="Times New Roman"/>
    </style:style>
    <style:style style:name="T633" style:parent-style-name="DefaultParagraphFont" style:family="text">
      <style:text-properties style:font-name="Times New Roman" style:font-name-complex="Times New Roman"/>
    </style:style>
    <style:style style:name="T634" style:parent-style-name="DefaultParagraphFont" style:family="text">
      <style:text-properties style:font-name="Times New Roman" style:font-name-complex="Times New Roman"/>
    </style:style>
    <style:style style:name="T635" style:parent-style-name="DefaultParagraphFont" style:family="text">
      <style:text-properties style:font-name="Times New Roman" style:font-name-complex="Times New Roman"/>
    </style:style>
    <style:style style:name="T636" style:parent-style-name="DefaultParagraphFont" style:family="text">
      <style:text-properties style:font-name="Times New Roman" style:font-name-complex="Times New Roman"/>
    </style:style>
    <style:style style:name="T637" style:parent-style-name="DefaultParagraphFont" style:family="text">
      <style:text-properties style:font-name="Times New Roman" style:font-name-complex="Times New Roman"/>
    </style:style>
    <style:style style:name="T638" style:parent-style-name="DefaultParagraphFont" style:family="text">
      <style:text-properties style:font-name="Times New Roman" style:font-name-complex="Times New Roman"/>
    </style:style>
    <style:style style:name="T639" style:parent-style-name="DefaultParagraphFont" style:family="text">
      <style:text-properties style:font-name="Times New Roman" style:font-name-complex="Times New Roman"/>
    </style:style>
    <style:style style:name="T640" style:parent-style-name="DefaultParagraphFont" style:family="text">
      <style:text-properties style:font-name="Times New Roman" style:font-name-complex="Times New Roman"/>
    </style:style>
    <style:style style:name="T641" style:parent-style-name="DefaultParagraphFont" style:family="text">
      <style:text-properties style:font-name="Times New Roman" style:font-name-complex="Times New Roman"/>
    </style:style>
    <style:style style:name="T642" style:parent-style-name="DefaultParagraphFont" style:family="text">
      <style:text-properties style:font-name="Times New Roman" style:font-name-complex="Times New Roman"/>
    </style:style>
    <style:style style:name="T643" style:parent-style-name="DefaultParagraphFont" style:family="text">
      <style:text-properties style:font-name="Times New Roman" style:font-name-complex="Times New Roman"/>
    </style:style>
    <style:style style:name="T644" style:parent-style-name="DefaultParagraphFont" style:family="text">
      <style:text-properties style:font-name="Times New Roman" style:font-name-complex="Times New Roman"/>
    </style:style>
    <style:style style:name="T645" style:parent-style-name="DefaultParagraphFont" style:family="text">
      <style:text-properties style:font-name="Times New Roman" style:font-name-complex="Times New Roman"/>
    </style:style>
    <style:style style:name="T646" style:parent-style-name="DefaultParagraphFont" style:family="text">
      <style:text-properties style:font-name="Times New Roman" style:font-name-complex="Times New Roman"/>
    </style:style>
    <style:style style:name="P647"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648" style:parent-style-name="Standard" style:family="paragraph">
      <style:paragraph-properties fo:text-align="justify"/>
    </style:style>
    <style:style style:name="T649" style:parent-style-name="DefaultParagraphFont" style:family="text">
      <style:text-properties style:font-name="Times New Roman" style:font-name-complex="Times New Roman" fo:font-style="italic" style:font-style-asian="italic" style:font-style-complex="italic"/>
    </style:style>
    <style:style style:name="T650" style:parent-style-name="DefaultParagraphFont" style:family="text">
      <style:text-properties style:font-name="Times New Roman" style:font-name-complex="Times New Roman"/>
    </style:style>
    <style:style style:name="T651" style:parent-style-name="DefaultParagraphFont" style:family="text">
      <style:text-properties style:font-name="Times New Roman" style:font-name-complex="Times New Roman"/>
    </style:style>
    <style:style style:name="T652" style:parent-style-name="DefaultParagraphFont" style:family="text">
      <style:text-properties style:font-name="Times New Roman" style:font-name-complex="Times New Roman"/>
    </style:style>
    <style:style style:name="T653" style:parent-style-name="DefaultParagraphFont" style:family="text">
      <style:text-properties style:font-name="Times New Roman" style:font-name-complex="Times New Roman"/>
    </style:style>
    <style:style style:name="T654" style:parent-style-name="DefaultParagraphFont" style:family="text">
      <style:text-properties style:font-name="Times New Roman" style:font-name-complex="Times New Roman"/>
    </style:style>
    <style:style style:name="T655" style:parent-style-name="DefaultParagraphFont" style:family="text">
      <style:text-properties style:font-name="Times New Roman" style:font-name-complex="Times New Roman"/>
    </style:style>
    <style:style style:name="T656" style:parent-style-name="DefaultParagraphFont" style:family="text">
      <style:text-properties style:font-name="Times New Roman" style:font-name-complex="Times New Roman"/>
    </style:style>
    <style:style style:name="T657" style:parent-style-name="DefaultParagraphFont" style:family="text">
      <style:text-properties style:font-name="Times New Roman" style:font-name-complex="Times New Roman"/>
    </style:style>
    <style:style style:name="T658" style:parent-style-name="DefaultParagraphFont" style:family="text">
      <style:text-properties style:font-name="Times New Roman" style:font-name-complex="Times New Roman"/>
    </style:style>
    <style:style style:name="T659" style:parent-style-name="DefaultParagraphFont" style:family="text">
      <style:text-properties style:font-name="Times New Roman" style:font-name-complex="Times New Roman"/>
    </style:style>
    <style:style style:name="T660" style:parent-style-name="DefaultParagraphFont" style:family="text">
      <style:text-properties style:font-name="Times New Roman" style:font-name-complex="Times New Roman"/>
    </style:style>
    <style:style style:name="T661" style:parent-style-name="DefaultParagraphFont" style:family="text">
      <style:text-properties style:font-name="Times New Roman" style:font-name-complex="Times New Roman"/>
    </style:style>
    <style:style style:name="T662" style:parent-style-name="DefaultParagraphFont" style:family="text">
      <style:text-properties style:font-name="Times New Roman" style:font-name-complex="Times New Roman"/>
    </style:style>
    <style:style style:name="T663" style:parent-style-name="DefaultParagraphFont" style:family="text">
      <style:text-properties style:font-name="Times New Roman" style:font-name-complex="Times New Roman"/>
    </style:style>
    <style:style style:name="T664" style:parent-style-name="DefaultParagraphFont" style:family="text">
      <style:text-properties style:font-name="Times New Roman" style:font-name-complex="Times New Roman"/>
    </style:style>
    <style:style style:name="P665" style:parent-style-name="Standard" style:family="paragraph">
      <style:paragraph-properties fo:text-align="justify"/>
      <style:text-properties style:font-name="Times New Roman" style:font-name-complex="Times New Roman"/>
    </style:style>
    <style:style style:name="P666"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667" style:parent-style-name="Standard" style:family="paragraph">
      <style:paragraph-properties fo:text-align="justify"/>
    </style:style>
    <style:style style:name="T668" style:parent-style-name="DefaultParagraphFont" style:family="text">
      <style:text-properties style:font-name="Times New Roman" style:font-name-complex="Times New Roman" fo:font-style="italic" style:font-style-asian="italic" style:font-style-complex="italic"/>
    </style:style>
    <style:style style:name="T669" style:parent-style-name="DefaultParagraphFont" style:family="text">
      <style:text-properties style:font-name="Times New Roman" style:font-name-complex="Times New Roman"/>
    </style:style>
    <style:style style:name="T670" style:parent-style-name="DefaultParagraphFont" style:family="text">
      <style:text-properties style:font-name="Times New Roman" style:font-name-complex="Times New Roman"/>
    </style:style>
    <style:style style:name="P671" style:parent-style-name="Standard" style:family="paragraph">
      <style:paragraph-properties fo:text-align="justify"/>
      <style:text-properties style:font-name="Times New Roman" style:font-name-complex="Times New Roman"/>
    </style:style>
    <style:style style:name="P672" style:parent-style-name="Standard" style:family="paragraph">
      <style:paragraph-properties fo:text-align="justify"/>
    </style:style>
    <style:style style:name="T673" style:parent-style-name="DefaultParagraphFont" style:family="text">
      <style:text-properties style:font-name="Times New Roman" style:font-name-complex="Times New Roman" fo:font-style="italic" style:font-style-asian="italic"/>
    </style:style>
    <style:style style:name="T674" style:parent-style-name="DefaultParagraphFont" style:family="text">
      <style:text-properties style:font-name="Times New Roman" style:font-name-complex="Times New Roman"/>
    </style:style>
    <style:style style:name="P675" style:parent-style-name="Standard" style:family="paragraph">
      <style:paragraph-properties fo:text-align="justify"/>
      <style:text-properties style:font-name="Times New Roman" style:font-name-complex="Times New Roman"/>
    </style:style>
    <style:style style:name="P676" style:parent-style-name="Standard" style:family="paragraph">
      <style:paragraph-properties fo:text-align="justify"/>
    </style:style>
    <style:style style:name="T677" style:parent-style-name="DefaultParagraphFont" style:family="text">
      <style:text-properties style:font-name="Times New Roman" style:font-name-complex="Times New Roman" fo:font-weight="bold" style:font-weight-asian="bold" style:font-weight-complex="bold"/>
    </style:style>
    <style:style style:name="P678" style:parent-style-name="Standard" style:family="paragraph">
      <style:paragraph-properties fo:text-align="justify"/>
      <style:text-properties style:font-name="Times New Roman" style:font-name-complex="Times New Roman"/>
    </style:style>
    <style:style style:name="P679" style:parent-style-name="Standard" style:family="paragraph">
      <style:paragraph-properties fo:text-align="justify"/>
      <style:text-properties style:font-name="Times New Roman" style:font-name-complex="Times New Roman"/>
    </style:style>
    <style:style style:name="P680"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681" style:parent-style-name="Standard" style:family="paragraph">
      <style:paragraph-properties fo:text-align="justify"/>
    </style:style>
    <style:style style:name="T682" style:parent-style-name="DefaultParagraphFont" style:family="text">
      <style:text-properties style:font-name="Times New Roman" style:font-name-complex="Times New Roman" fo:font-style="italic" style:font-style-asian="italic" style:font-style-complex="italic"/>
    </style:style>
    <style:style style:name="T683" style:parent-style-name="DefaultParagraphFont" style:family="text">
      <style:text-properties style:font-name="Times New Roman" style:font-name-complex="Times New Roman"/>
    </style:style>
    <style:style style:name="T684" style:parent-style-name="DefaultParagraphFont" style:family="text">
      <style:text-properties style:font-name="Times New Roman" style:font-name-complex="Times New Roman"/>
    </style:style>
    <style:style style:name="T685" style:parent-style-name="DefaultParagraphFont" style:family="text">
      <style:text-properties style:font-name="Times New Roman" style:font-name-complex="Times New Roman"/>
    </style:style>
    <style:style style:name="T686" style:parent-style-name="DefaultParagraphFont" style:family="text">
      <style:text-properties style:font-name="Times New Roman" style:font-name-complex="Times New Roman"/>
    </style:style>
    <style:style style:name="T687" style:parent-style-name="DefaultParagraphFont" style:family="text">
      <style:text-properties style:font-name="Times New Roman" style:font-name-complex="Times New Roman"/>
    </style:style>
    <style:style style:name="T688" style:parent-style-name="DefaultParagraphFont" style:family="text">
      <style:text-properties style:font-name="Times New Roman" style:font-name-complex="Times New Roman"/>
    </style:style>
    <style:style style:name="T689" style:parent-style-name="DefaultParagraphFont" style:family="text">
      <style:text-properties style:font-name="Times New Roman" style:font-name-complex="Times New Roman"/>
    </style:style>
    <style:style style:name="T690" style:parent-style-name="DefaultParagraphFont" style:family="text">
      <style:text-properties style:font-name="Times New Roman" style:font-name-complex="Times New Roman"/>
    </style:style>
    <style:style style:name="T691" style:parent-style-name="DefaultParagraphFont" style:family="text">
      <style:text-properties style:font-name="Times New Roman" style:font-name-complex="Times New Roman"/>
    </style:style>
    <style:style style:name="T692" style:parent-style-name="DefaultParagraphFont" style:family="text">
      <style:text-properties style:font-name="Times New Roman" style:font-name-complex="Times New Roman"/>
    </style:style>
    <style:style style:name="T693" style:parent-style-name="DefaultParagraphFont" style:family="text">
      <style:text-properties style:font-name="Times New Roman" style:font-name-complex="Times New Roman"/>
    </style:style>
    <style:style style:name="T694" style:parent-style-name="DefaultParagraphFont" style:family="text">
      <style:text-properties style:font-name="Times New Roman" style:font-name-complex="Times New Roman"/>
    </style:style>
    <style:style style:name="T695" style:parent-style-name="DefaultParagraphFont" style:family="text">
      <style:text-properties style:font-name="Times New Roman" style:font-name-complex="Times New Roman"/>
    </style:style>
    <style:style style:name="T696" style:parent-style-name="DefaultParagraphFont" style:family="text">
      <style:text-properties style:font-name="Times New Roman" style:font-name-complex="Times New Roman"/>
    </style:style>
    <style:style style:name="T697" style:parent-style-name="DefaultParagraphFont" style:family="text">
      <style:text-properties style:font-name="Times New Roman" style:font-name-complex="Times New Roman"/>
    </style:style>
    <style:style style:name="T698" style:parent-style-name="DefaultParagraphFont" style:family="text">
      <style:text-properties style:font-name="Times New Roman" style:font-name-complex="Times New Roman"/>
    </style:style>
    <style:style style:name="T699" style:parent-style-name="DefaultParagraphFont" style:family="text">
      <style:text-properties style:font-name="Times New Roman" style:font-name-complex="Times New Roman"/>
    </style:style>
    <style:style style:name="T700" style:parent-style-name="DefaultParagraphFont" style:family="text">
      <style:text-properties style:font-name="Times New Roman" style:font-name-complex="Times New Roman"/>
    </style:style>
    <style:style style:name="T701" style:parent-style-name="DefaultParagraphFont" style:family="text">
      <style:text-properties style:font-name="Times New Roman" style:font-name-complex="Times New Roman"/>
    </style:style>
    <style:style style:name="T702" style:parent-style-name="DefaultParagraphFont" style:family="text">
      <style:text-properties style:font-name="Times New Roman" style:font-name-complex="Times New Roman"/>
    </style:style>
    <style:style style:name="T703" style:parent-style-name="DefaultParagraphFont" style:family="text">
      <style:text-properties style:font-name="Times New Roman" style:font-name-complex="Times New Roman"/>
    </style:style>
    <style:style style:name="P704"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705" style:parent-style-name="Standard" style:family="paragraph">
      <style:paragraph-properties fo:text-align="justify"/>
    </style:style>
    <style:style style:name="T706" style:parent-style-name="DefaultParagraphFont" style:family="text">
      <style:text-properties style:font-name="Times New Roman" style:font-name-complex="Times New Roman" fo:font-style="italic" style:font-style-asian="italic" style:font-style-complex="italic"/>
    </style:style>
    <style:style style:name="T707" style:parent-style-name="DefaultParagraphFont" style:family="text">
      <style:text-properties style:font-name="Times New Roman" style:font-name-complex="Times New Roman"/>
    </style:style>
    <style:style style:name="T708" style:parent-style-name="DefaultParagraphFont" style:family="text">
      <style:text-properties style:font-name="Times New Roman" style:font-name-complex="Times New Roman"/>
    </style:style>
    <style:style style:name="T709" style:parent-style-name="DefaultParagraphFont" style:family="text">
      <style:text-properties style:font-name="Times New Roman" style:font-name-complex="Times New Roman"/>
    </style:style>
    <style:style style:name="T710" style:parent-style-name="DefaultParagraphFont" style:family="text">
      <style:text-properties style:font-name="Times New Roman" style:font-name-complex="Times New Roman"/>
    </style:style>
    <style:style style:name="T711" style:parent-style-name="DefaultParagraphFont" style:family="text">
      <style:text-properties style:font-name="Times New Roman" style:font-name-complex="Times New Roman"/>
    </style:style>
    <style:style style:name="T712" style:parent-style-name="DefaultParagraphFont" style:family="text">
      <style:text-properties style:font-name="Times New Roman" style:font-name-complex="Times New Roman"/>
    </style:style>
    <style:style style:name="T713" style:parent-style-name="DefaultParagraphFont" style:family="text">
      <style:text-properties style:font-name="Times New Roman" style:font-name-complex="Times New Roman"/>
    </style:style>
    <style:style style:name="T714" style:parent-style-name="DefaultParagraphFont" style:family="text">
      <style:text-properties style:font-name="Times New Roman" style:font-name-complex="Times New Roman"/>
    </style:style>
    <style:style style:name="T715" style:parent-style-name="DefaultParagraphFont" style:family="text">
      <style:text-properties style:font-name="Times New Roman" style:font-name-complex="Times New Roman"/>
    </style:style>
    <style:style style:name="T716" style:parent-style-name="DefaultParagraphFont" style:family="text">
      <style:text-properties style:font-name="Times New Roman" style:font-name-complex="Times New Roman"/>
    </style:style>
    <style:style style:name="T717" style:parent-style-name="DefaultParagraphFont" style:family="text">
      <style:text-properties style:font-name="Times New Roman" style:font-name-complex="Times New Roman"/>
    </style:style>
    <style:style style:name="T718" style:parent-style-name="DefaultParagraphFont" style:family="text">
      <style:text-properties style:font-name="Times New Roman" style:font-name-complex="Times New Roman"/>
    </style:style>
    <style:style style:name="T719" style:parent-style-name="DefaultParagraphFont" style:family="text">
      <style:text-properties style:font-name="Times New Roman" style:font-name-complex="Times New Roman"/>
    </style:style>
    <style:style style:name="T720" style:parent-style-name="DefaultParagraphFont" style:family="text">
      <style:text-properties style:font-name="Times New Roman" style:font-name-complex="Times New Roman"/>
    </style:style>
    <style:style style:name="T721" style:parent-style-name="DefaultParagraphFont" style:family="text">
      <style:text-properties style:font-name="Times New Roman" style:font-name-complex="Times New Roman"/>
    </style:style>
    <style:style style:name="T722" style:parent-style-name="DefaultParagraphFont" style:family="text">
      <style:text-properties style:font-name="Times New Roman" style:font-name-complex="Times New Roman"/>
    </style:style>
    <style:style style:name="T723" style:parent-style-name="DefaultParagraphFont" style:family="text">
      <style:text-properties style:font-name="Times New Roman" style:font-name-complex="Times New Roman"/>
    </style:style>
    <style:style style:name="T724" style:parent-style-name="DefaultParagraphFont" style:family="text">
      <style:text-properties style:font-name="Times New Roman" style:font-name-complex="Times New Roman"/>
    </style:style>
    <style:style style:name="T725" style:parent-style-name="DefaultParagraphFont" style:family="text">
      <style:text-properties style:font-name="Times New Roman" style:font-name-complex="Times New Roman"/>
    </style:style>
    <style:style style:name="P726" style:parent-style-name="Standard" style:family="paragraph">
      <style:paragraph-properties fo:text-align="justify"/>
      <style:text-properties style:font-name="Times New Roman" style:font-name-complex="Times New Roman"/>
    </style:style>
    <style:style style:name="P727"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728" style:parent-style-name="Standard" style:family="paragraph">
      <style:paragraph-properties fo:text-align="justify"/>
    </style:style>
    <style:style style:name="T729" style:parent-style-name="DefaultParagraphFont" style:family="text">
      <style:text-properties style:font-name="Times New Roman" style:font-name-complex="Times New Roman" fo:font-style="italic" style:font-style-asian="italic" style:font-style-complex="italic"/>
    </style:style>
    <style:style style:name="T730" style:parent-style-name="DefaultParagraphFont" style:family="text">
      <style:text-properties style:font-name="Times New Roman" style:font-name-complex="Times New Roman"/>
    </style:style>
    <style:style style:name="T731" style:parent-style-name="DefaultParagraphFont" style:family="text">
      <style:text-properties style:font-name="Times New Roman" style:font-name-complex="Times New Roman"/>
    </style:style>
    <style:style style:name="P732" style:parent-style-name="Standard" style:family="paragraph">
      <style:paragraph-properties fo:text-align="justify"/>
      <style:text-properties style:font-name="Times New Roman" style:font-name-complex="Times New Roman"/>
    </style:style>
    <style:style style:name="P733" style:parent-style-name="Standard" style:family="paragraph">
      <style:paragraph-properties fo:text-align="justify"/>
    </style:style>
    <style:style style:name="T734" style:parent-style-name="DefaultParagraphFont" style:family="text">
      <style:text-properties style:font-name="Times New Roman" style:font-name-complex="Times New Roman" fo:font-style="italic" style:font-style-asian="italic"/>
    </style:style>
    <style:style style:name="T735" style:parent-style-name="DefaultParagraphFont" style:family="text">
      <style:text-properties style:font-name="Times New Roman" style:font-name-complex="Times New Roman"/>
    </style:style>
    <style:style style:name="T736" style:parent-style-name="DefaultParagraphFont" style:family="text">
      <style:text-properties style:font-name="Times New Roman" style:font-name-complex="Times New Roman"/>
    </style:style>
    <style:style style:name="T737" style:parent-style-name="DefaultParagraphFont" style:family="text">
      <style:text-properties style:font-name="Times New Roman" style:font-name-complex="Times New Roman"/>
    </style:style>
    <style:style style:name="T738" style:parent-style-name="DefaultParagraphFont" style:family="text">
      <style:text-properties style:font-name="Times New Roman" style:font-name-complex="Times New Roman"/>
    </style:style>
    <style:style style:name="T739" style:parent-style-name="DefaultParagraphFont" style:family="text">
      <style:text-properties style:font-name="Times New Roman" style:font-name-complex="Times New Roman"/>
    </style:style>
    <style:style style:name="P740" style:parent-style-name="Standard" style:family="paragraph">
      <style:paragraph-properties fo:text-align="justify"/>
      <style:text-properties style:font-name="Times New Roman" style:font-name-complex="Times New Roman"/>
    </style:style>
    <style:style style:name="P741" style:parent-style-name="Standard" style:family="paragraph">
      <style:paragraph-properties fo:text-align="justify"/>
    </style:style>
    <style:style style:name="T742" style:parent-style-name="DefaultParagraphFont" style:family="text">
      <style:text-properties style:font-name="Times New Roman" style:font-name-complex="Times New Roman" fo:font-weight="bold" style:font-weight-asian="bold" style:font-weight-complex="bold"/>
    </style:style>
    <style:style style:name="P743" style:parent-style-name="Standard" style:family="paragraph">
      <style:paragraph-properties fo:text-align="justify"/>
      <style:text-properties style:font-name="Times New Roman" style:font-name-complex="Times New Roman"/>
    </style:style>
    <style:style style:name="P744" style:parent-style-name="Standard" style:family="paragraph">
      <style:paragraph-properties fo:text-align="justify" fo:margin-bottom="0.0395in"/>
      <style:text-properties style:font-name="Times New Roman" style:font-name-complex="Times New Roman"/>
    </style:style>
    <style:style style:name="P745" style:parent-style-name="Standard" style:family="paragraph">
      <style:paragraph-properties fo:text-align="justify"/>
    </style:style>
    <style:style style:name="T746" style:parent-style-name="DefaultParagraphFont" style:family="text">
      <style:text-properties style:font-name="Times New Roman" style:font-name-complex="Times New Roman" fo:font-style="italic" style:font-style-asian="italic" style:font-style-complex="italic"/>
    </style:style>
    <style:style style:name="T747" style:parent-style-name="DefaultParagraphFont" style:family="text">
      <style:text-properties style:font-name="Times New Roman" style:font-name-complex="Times New Roman"/>
    </style:style>
    <style:style style:name="T748" style:parent-style-name="DefaultParagraphFont" style:family="text">
      <style:text-properties style:font-name="Times New Roman" style:font-name-complex="Times New Roman"/>
    </style:style>
    <style:style style:name="T749" style:parent-style-name="DefaultParagraphFont" style:family="text">
      <style:text-properties style:font-name="Times New Roman" style:font-name-complex="Times New Roman"/>
    </style:style>
    <style:style style:name="T750" style:parent-style-name="DefaultParagraphFont" style:family="text">
      <style:text-properties style:font-name="Times New Roman" style:font-name-complex="Times New Roman"/>
    </style:style>
    <style:style style:name="T751" style:parent-style-name="DefaultParagraphFont" style:family="text">
      <style:text-properties style:font-name="Times New Roman" style:font-name-complex="Times New Roman"/>
    </style:style>
    <style:style style:name="T752" style:parent-style-name="DefaultParagraphFont" style:family="text">
      <style:text-properties style:font-name="Times New Roman" style:font-name-complex="Times New Roman"/>
    </style:style>
    <style:style style:name="T753" style:parent-style-name="DefaultParagraphFont" style:family="text">
      <style:text-properties style:font-name="Times New Roman" style:font-name-complex="Times New Roman"/>
    </style:style>
    <style:style style:name="T754" style:parent-style-name="DefaultParagraphFont" style:family="text">
      <style:text-properties style:font-name="Times New Roman" style:font-name-complex="Times New Roman"/>
    </style:style>
    <style:style style:name="T755" style:parent-style-name="DefaultParagraphFont" style:family="text">
      <style:text-properties style:font-name="Times New Roman" style:font-name-complex="Times New Roman"/>
    </style:style>
    <style:style style:name="T756" style:parent-style-name="DefaultParagraphFont" style:family="text">
      <style:text-properties style:font-name="Times New Roman" style:font-name-complex="Times New Roman"/>
    </style:style>
    <style:style style:name="T757" style:parent-style-name="DefaultParagraphFont" style:family="text">
      <style:text-properties style:font-name="Times New Roman" style:font-name-complex="Times New Roman"/>
    </style:style>
    <style:style style:name="T758" style:parent-style-name="DefaultParagraphFont" style:family="text">
      <style:text-properties style:font-name="Times New Roman" style:font-name-complex="Times New Roman"/>
    </style:style>
    <style:style style:name="T759" style:parent-style-name="DefaultParagraphFont" style:family="text">
      <style:text-properties style:font-name="Times New Roman" style:font-name-complex="Times New Roman"/>
    </style:style>
    <style:style style:name="T760" style:parent-style-name="DefaultParagraphFont" style:family="text">
      <style:text-properties style:font-name="Times New Roman" style:font-name-complex="Times New Roman"/>
    </style:style>
    <style:style style:name="T761" style:parent-style-name="DefaultParagraphFont" style:family="text">
      <style:text-properties style:font-name="Times New Roman" style:font-name-complex="Times New Roman"/>
    </style:style>
    <style:style style:name="T762" style:parent-style-name="DefaultParagraphFont" style:family="text">
      <style:text-properties style:font-name="Times New Roman" style:font-name-complex="Times New Roman"/>
    </style:style>
    <style:style style:name="P763"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764" style:parent-style-name="Standard" style:family="paragraph">
      <style:paragraph-properties fo:text-align="justify"/>
    </style:style>
    <style:style style:name="T765" style:parent-style-name="DefaultParagraphFont" style:family="text">
      <style:text-properties style:font-name="Times New Roman" style:font-name-complex="Times New Roman" fo:font-style="italic" style:font-style-asian="italic" style:font-style-complex="italic"/>
    </style:style>
    <style:style style:name="T766" style:parent-style-name="DefaultParagraphFont" style:family="text">
      <style:text-properties style:font-name="Times New Roman" style:font-name-complex="Times New Roman"/>
    </style:style>
    <style:style style:name="T767" style:parent-style-name="DefaultParagraphFont" style:family="text">
      <style:text-properties style:font-name="Times New Roman" style:font-name-complex="Times New Roman"/>
    </style:style>
    <style:style style:name="T768" style:parent-style-name="DefaultParagraphFont" style:family="text">
      <style:text-properties style:font-name="Times New Roman" style:font-name-complex="Times New Roman"/>
    </style:style>
    <style:style style:name="T769" style:parent-style-name="DefaultParagraphFont" style:family="text">
      <style:text-properties style:font-name="Times New Roman" style:font-name-complex="Times New Roman"/>
    </style:style>
    <style:style style:name="T770" style:parent-style-name="DefaultParagraphFont" style:family="text">
      <style:text-properties style:font-name="Times New Roman" style:font-name-complex="Times New Roman"/>
    </style:style>
    <style:style style:name="T771" style:parent-style-name="DefaultParagraphFont" style:family="text">
      <style:text-properties style:font-name="Times New Roman" style:font-name-complex="Times New Roman"/>
    </style:style>
    <style:style style:name="T772" style:parent-style-name="DefaultParagraphFont" style:family="text">
      <style:text-properties style:font-name="Times New Roman" style:font-name-complex="Times New Roman"/>
    </style:style>
    <style:style style:name="T773" style:parent-style-name="DefaultParagraphFont" style:family="text">
      <style:text-properties style:font-name="Times New Roman" style:font-name-complex="Times New Roman"/>
    </style:style>
    <style:style style:name="T774" style:parent-style-name="DefaultParagraphFont" style:family="text">
      <style:text-properties style:font-name="Times New Roman" style:font-name-complex="Times New Roman"/>
    </style:style>
    <style:style style:name="T775" style:parent-style-name="DefaultParagraphFont" style:family="text">
      <style:text-properties style:font-name="Times New Roman" style:font-name-complex="Times New Roman"/>
    </style:style>
    <style:style style:name="T776" style:parent-style-name="DefaultParagraphFont" style:family="text">
      <style:text-properties style:font-name="Times New Roman" style:font-name-complex="Times New Roman"/>
    </style:style>
    <style:style style:name="T777" style:parent-style-name="DefaultParagraphFont" style:family="text">
      <style:text-properties style:font-name="Times New Roman" style:font-name-complex="Times New Roman"/>
    </style:style>
    <style:style style:name="T778" style:parent-style-name="DefaultParagraphFont" style:family="text">
      <style:text-properties style:font-name="Times New Roman" style:font-name-complex="Times New Roman"/>
    </style:style>
    <style:style style:name="T779" style:parent-style-name="DefaultParagraphFont" style:family="text">
      <style:text-properties style:font-name="Times New Roman" style:font-name-complex="Times New Roman"/>
    </style:style>
    <style:style style:name="T780" style:parent-style-name="DefaultParagraphFont" style:family="text">
      <style:text-properties style:font-name="Times New Roman" style:font-name-complex="Times New Roman"/>
    </style:style>
    <style:style style:name="T781" style:parent-style-name="DefaultParagraphFont" style:family="text">
      <style:text-properties style:font-name="Times New Roman" style:font-name-complex="Times New Roman"/>
    </style:style>
    <style:style style:name="T782" style:parent-style-name="DefaultParagraphFont" style:family="text">
      <style:text-properties style:font-name="Times New Roman" style:font-name-complex="Times New Roman"/>
    </style:style>
    <style:style style:name="T783" style:parent-style-name="DefaultParagraphFont" style:family="text">
      <style:text-properties style:font-name="Times New Roman" style:font-name-complex="Times New Roman"/>
    </style:style>
    <style:style style:name="T784" style:parent-style-name="DefaultParagraphFont" style:family="text">
      <style:text-properties style:font-name="Times New Roman" style:font-name-complex="Times New Roman"/>
    </style:style>
    <style:style style:name="T785" style:parent-style-name="DefaultParagraphFont" style:family="text">
      <style:text-properties style:font-name="Times New Roman" style:font-name-complex="Times New Roman"/>
    </style:style>
    <style:style style:name="T786" style:parent-style-name="DefaultParagraphFont" style:family="text">
      <style:text-properties style:font-name="Times New Roman" style:font-name-complex="Times New Roman"/>
    </style:style>
    <style:style style:name="T787" style:parent-style-name="DefaultParagraphFont" style:family="text">
      <style:text-properties style:font-name="Times New Roman" style:font-name-complex="Times New Roman"/>
    </style:style>
    <style:style style:name="T788" style:parent-style-name="DefaultParagraphFont" style:family="text">
      <style:text-properties style:font-name="Times New Roman" style:font-name-complex="Times New Roman"/>
    </style:style>
    <style:style style:name="P789" style:parent-style-name="Standard" style:family="paragraph">
      <style:paragraph-properties fo:text-align="justify"/>
      <style:text-properties style:font-name="Times New Roman" style:font-name-complex="Times New Roman" fo:font-style="italic" style:font-style-asian="italic" style:font-style-complex="italic"/>
    </style:style>
    <style:style style:name="P790" style:parent-style-name="Standard" style:family="paragraph">
      <style:paragraph-properties fo:text-align="justify"/>
    </style:style>
    <style:style style:name="T791" style:parent-style-name="DefaultParagraphFont" style:family="text">
      <style:text-properties style:font-name="Times New Roman" style:font-name-complex="Times New Roman" fo:font-style="italic" style:font-style-asian="italic" style:font-style-complex="italic"/>
    </style:style>
    <style:style style:name="T792" style:parent-style-name="DefaultParagraphFont" style:family="text">
      <style:text-properties style:font-name="Times New Roman" style:font-name-complex="Times New Roman"/>
    </style:style>
    <style:style style:name="P793" style:parent-style-name="Standard" style:family="paragraph">
      <style:paragraph-properties fo:text-align="justify"/>
      <style:text-properties style:font-name="Times New Roman" style:font-name-complex="Times New Roman"/>
    </style:style>
    <style:style style:name="P794" style:parent-style-name="Standard" style:family="paragraph">
      <style:paragraph-properties fo:text-align="justify"/>
      <style:text-properties style:font-name="Times New Roman" style:font-name-complex="Times New Roman"/>
    </style:style>
    <style:style style:name="P795" style:parent-style-name="Standard" style:family="paragraph">
      <style:paragraph-properties fo:text-align="justify"/>
    </style:style>
    <style:style style:name="T796" style:parent-style-name="DefaultParagraphFont" style:family="text">
      <style:text-properties style:font-name="Times New Roman" style:font-name-complex="Times New Roman" fo:font-weight="bold" style:font-weight-asian="bold" style:font-weight-complex="bold"/>
    </style:style>
    <style:style style:name="P797" style:parent-style-name="Standard" style:family="paragraph">
      <style:paragraph-properties fo:text-align="justify"/>
      <style:text-properties style:font-name="Times New Roman" style:font-name-complex="Times New Roman"/>
    </style:style>
    <style:style style:name="P798" style:parent-style-name="Standard" style:family="paragraph">
      <style:paragraph-properties fo:text-align="justify" fo:text-indent="0.1666in"/>
      <style:text-properties style:font-name="Times New Roman" style:font-name-complex="Times New Roman"/>
    </style:style>
    <style:style style:name="P799" style:parent-style-name="Standard" style:family="paragraph">
      <style:paragraph-properties fo:text-align="justify" fo:text-indent="0.1666in"/>
      <style:text-properties style:font-name="Times New Roman" style:font-name-complex="Times New Roman"/>
    </style:style>
    <style:style style:name="P800" style:parent-style-name="Standard" style:family="paragraph">
      <style:paragraph-properties fo:text-align="justify" fo:text-indent="0.1666in"/>
      <style:text-properties style:font-name="Times New Roman" style:font-name-complex="Times New Roman"/>
    </style:style>
    <style:style style:name="P801" style:parent-style-name="Standard" style:family="paragraph">
      <style:paragraph-properties fo:text-align="justify" fo:text-indent="0.1666in"/>
      <style:text-properties style:font-name="Times New Roman" style:font-name-complex="Times New Roman"/>
    </style:style>
    <style:style style:name="P802" style:parent-style-name="Standard" style:family="paragraph">
      <style:paragraph-properties fo:text-align="justify"/>
      <style:text-properties style:font-name="Times New Roman" style:font-name-complex="Times New Roman"/>
    </style:style>
    <style:style style:name="P803" style:parent-style-name="Standard" style:family="paragraph">
      <style:paragraph-properties fo:text-align="justify"/>
      <style:text-properties style:font-name="Times New Roman" style:font-name-complex="Times New Roman"/>
    </style:style>
    <style:style style:name="P804" style:parent-style-name="Standard" style:family="paragraph">
      <style:paragraph-properties fo:text-align="justify" fo:text-indent="0.1666in"/>
      <style:text-properties style:font-name="Times New Roman" style:font-name-complex="Times New Roman"/>
    </style:style>
    <style:style style:name="P805" style:parent-style-name="Standard" style:family="paragraph">
      <style:paragraph-properties fo:text-align="justify"/>
      <style:text-properties style:font-name="Times New Roman" style:font-name-complex="Times New Roman"/>
    </style:style>
    <style:style style:name="P806" style:parent-style-name="Standard" style:family="paragraph">
      <style:paragraph-properties fo:text-align="justify"/>
      <style:text-properties style:font-name="Times New Roman" style:font-name-complex="Times New Roman"/>
    </style:style>
    <style:style style:name="P807" style:parent-style-name="Standard" style:family="paragraph">
      <style:paragraph-properties fo:text-align="justify"/>
      <style:text-properties style:font-name="Times New Roman" style:font-name-complex="Times New Roman"/>
    </style:style>
    <style:style style:name="P808" style:parent-style-name="Standard" style:family="paragraph">
      <style:paragraph-properties fo:text-align="justify"/>
      <style:text-properties style:font-name="Times New Roman" style:font-name-complex="Times New Roman"/>
    </style:style>
    <style:style style:name="P809" style:parent-style-name="Standard" style:family="paragraph">
      <style:paragraph-properties fo:text-align="justify"/>
      <style:text-properties style:font-name="Times New Roman" style:font-name-complex="Times New Roman"/>
    </style:style>
    <style:style style:name="P810" style:parent-style-name="Standard" style:family="paragraph">
      <style:paragraph-properties fo:text-align="justify"/>
      <style:text-properties style:font-name="Times New Roman" style:font-name-complex="Times New Roman"/>
    </style:style>
    <style:style style:name="P811" style:parent-style-name="Standard" style:family="paragraph">
      <style:paragraph-properties fo:text-align="justify"/>
      <style:text-properties style:font-name="Times New Roman" style:font-name-complex="Times New Roman"/>
    </style:style>
    <style:style style:name="P812" style:parent-style-name="Standard" style:family="paragraph">
      <style:paragraph-properties fo:text-align="justify"/>
    </style:style>
    <style:style style:name="T813" style:parent-style-name="DefaultParagraphFont" style:family="text">
      <style:text-properties style:font-name="Times New Roman" style:font-name-complex="Times New Roman"/>
    </style:style>
    <style:style style:name="T814" style:parent-style-name="DefaultParagraphFont" style:family="text">
      <style:text-properties style:font-name="Times New Roman" style:font-name-complex="Times New Roman"/>
    </style:style>
    <style:style style:name="T815" style:parent-style-name="DefaultParagraphFont" style:family="text">
      <style:text-properties style:font-name="Times New Roman" style:font-name-complex="Times New Roman"/>
    </style:style>
    <style:style style:name="T816" style:parent-style-name="DefaultParagraphFont" style:family="text">
      <style:text-properties style:font-name="Times New Roman" style:font-name-complex="Times New Roman"/>
    </style:style>
    <style:style style:name="T817" style:parent-style-name="DefaultParagraphFont" style:family="text">
      <style:text-properties style:font-name="Times New Roman" style:font-name-complex="Times New Roman"/>
    </style:style>
    <style:style style:name="T818" style:parent-style-name="DefaultParagraphFont" style:family="text">
      <style:text-properties style:font-name="Times New Roman" style:font-name-complex="Times New Roman"/>
    </style:style>
    <style:style style:name="T819" style:parent-style-name="DefaultParagraphFont" style:family="text">
      <style:text-properties style:font-name="Times New Roman" style:font-name-complex="Times New Roman" fo:font-style="italic" style:font-style-asian="italic" style:font-style-complex="italic"/>
    </style:style>
    <style:style style:name="T820" style:parent-style-name="DefaultParagraphFont" style:family="text">
      <style:text-properties style:font-name="Times New Roman" style:font-name-complex="Times New Roman" fo:font-style="italic" style:font-style-asian="italic" style:font-style-complex="italic"/>
    </style:style>
    <style:style style:name="T821" style:parent-style-name="DefaultParagraphFont" style:family="text">
      <style:text-properties style:font-name="Times New Roman" style:font-name-complex="Times New Roman" fo:font-style="italic" style:font-style-asian="italic" style:font-style-complex="italic"/>
    </style:style>
    <style:style style:name="T822" style:parent-style-name="DefaultParagraphFont" style:family="text">
      <style:text-properties style:font-name="Times New Roman" style:font-name-complex="Times New Roman"/>
    </style:style>
    <style:style style:name="T823" style:parent-style-name="DefaultParagraphFont" style:family="text">
      <style:text-properties style:font-name="Times New Roman" style:font-name-complex="Times New Roman"/>
    </style:style>
    <style:style style:name="T824" style:parent-style-name="DefaultParagraphFont" style:family="text">
      <style:text-properties style:font-name="Times New Roman" style:font-name-complex="Times New Roman"/>
    </style:style>
    <style:style style:name="T825" style:parent-style-name="DefaultParagraphFont" style:family="text">
      <style:text-properties style:font-name="Times New Roman" style:font-name-complex="Times New Roman"/>
    </style:style>
    <style:style style:name="T826" style:parent-style-name="DefaultParagraphFont" style:family="text">
      <style:text-properties style:font-name="Times New Roman" style:font-name-complex="Times New Roman"/>
    </style:style>
    <style:style style:name="P827" style:parent-style-name="Standard" style:family="paragraph">
      <style:paragraph-properties fo:text-align="justify"/>
      <style:text-properties style:font-name="Times New Roman" style:font-name-complex="Times New Roman"/>
    </style:style>
    <style:style style:name="P828" style:parent-style-name="Standard" style:family="paragraph">
      <style:paragraph-properties fo:text-align="justify"/>
    </style:style>
    <style:style style:name="T829" style:parent-style-name="DefaultParagraphFont" style:family="text">
      <style:text-properties style:font-name="Times New Roman" style:font-name-complex="Times New Roman" fo:font-weight="bold" style:font-weight-asian="bold" style:font-weight-complex="bold"/>
    </style:style>
    <style:style style:name="T830" style:parent-style-name="DefaultParagraphFont" style:family="text">
      <style:text-properties style:font-name="Times New Roman" style:font-name-complex="Times New Roman" fo:font-weight="bold" style:font-weight-asian="bold" style:font-weight-complex="bold"/>
    </style:style>
    <style:style style:name="T831" style:parent-style-name="DefaultParagraphFont" style:family="text">
      <style:text-properties style:font-name="Times New Roman" style:font-name-complex="Times New Roman"/>
    </style:style>
    <style:style style:name="T832" style:parent-style-name="DefaultParagraphFont" style:family="text">
      <style:text-properties style:font-name="Times New Roman" style:font-name-complex="Times New Roman"/>
    </style:style>
    <style:style style:name="P833" style:parent-style-name="Standard" style:family="paragraph">
      <style:paragraph-properties fo:text-align="justify"/>
    </style:style>
    <style:style style:name="T834" style:parent-style-name="DefaultParagraphFont" style:family="text">
      <style:text-properties style:font-name="Times New Roman" style:font-name-complex="Times New Roman"/>
    </style:style>
    <style:style style:name="T835" style:parent-style-name="DefaultParagraphFont" style:family="text">
      <style:text-properties style:font-name="Times New Roman" style:font-name-complex="Times New Roman"/>
    </style:style>
    <style:style style:name="P836" style:parent-style-name="Standard" style:family="paragraph">
      <style:paragraph-properties fo:text-align="justify"/>
      <style:text-properties style:font-name="Times New Roman" style:font-name-complex="Times New Roman"/>
    </style:style>
    <style:style style:name="P837" style:parent-style-name="Standard" style:family="paragraph">
      <style:paragraph-properties fo:text-align="justify"/>
      <style:text-properties style:font-name="Times New Roman" style:font-name-complex="Times New Roman"/>
    </style:style>
    <style:style style:name="P838" style:parent-style-name="Standard" style:family="paragraph">
      <style:paragraph-properties fo:text-align="justify"/>
      <style:text-properties style:font-name="Times New Roman" style:font-name-complex="Times New Roman"/>
    </style:style>
    <style:style style:name="P839" style:parent-style-name="Standard" style:family="paragraph">
      <style:paragraph-properties fo:text-align="justify"/>
      <style:text-properties style:font-name="Times New Roman" style:font-name-complex="Times New Roman"/>
    </style:style>
    <style:style style:name="P840" style:parent-style-name="Standard" style:family="paragraph">
      <style:paragraph-properties fo:text-align="justify"/>
      <style:text-properties style:font-name="Times New Roman" style:font-name-complex="Times New Roman"/>
    </style:style>
    <style:style style:name="P841" style:parent-style-name="Standard" style:family="paragraph">
      <style:paragraph-properties fo:text-align="justify"/>
      <style:text-properties style:font-name="Times New Roman" style:font-name-complex="Times New Roman"/>
    </style:style>
    <style:style style:name="P842" style:parent-style-name="Standard" style:family="paragraph">
      <style:paragraph-properties fo:text-align="justify"/>
      <style:text-properties style:font-name="Times New Roman" style:font-name-complex="Times New Roman"/>
    </style:style>
    <style:style style:name="P843" style:parent-style-name="Standard" style:family="paragraph">
      <style:paragraph-properties fo:text-align="justify"/>
      <style:text-properties style:font-name="Times New Roman" style:font-name-complex="Times New Roman"/>
    </style:style>
    <style:style style:name="P844" style:parent-style-name="Standard" style:family="paragraph">
      <style:paragraph-properties fo:text-align="justify"/>
      <style:text-properties style:font-name="Times New Roman" style:font-name-complex="Times New Roman"/>
    </style:style>
    <style:style style:name="P845" style:parent-style-name="Standard" style:family="paragraph">
      <style:paragraph-properties fo:text-align="justify"/>
      <style:text-properties style:font-name="Times New Roman" style:font-name-complex="Times New Roman"/>
    </style:style>
    <style:style style:name="P846" style:parent-style-name="Standard" style:family="paragraph">
      <style:paragraph-properties fo:text-align="justify"/>
      <style:text-properties style:font-name="Times New Roman" style:font-name-complex="Times New Roman"/>
    </style:style>
    <style:style style:name="P847" style:parent-style-name="Standard" style:family="paragraph">
      <style:paragraph-properties fo:text-align="justify"/>
      <style:text-properties style:font-name="Times New Roman" style:font-name-complex="Times New Roman"/>
    </style:style>
    <style:style style:name="P848" style:parent-style-name="Standard" style:family="paragraph">
      <style:text-properties style:font-name="Times New Roman" style:font-name-complex="Times New Roman"/>
    </style:style>
    <style:style style:name="P849" style:parent-style-name="Standard" style:family="paragraph">
      <style:paragraph-properties fo:text-align="justify"/>
    </style:style>
  </office:automatic-styles>
  <office:body>
    <office:text text:use-soft-page-breaks="true">
      <text:p text:style-name="P1"><text:span text:style-name="T3">Big data omics for precise and personalized medicine</text:span></text:p>
      <text:p text:style-name="P4"/>
      <text:p text:style-name="P5">Hossein Sharifi-Noghabi</text:p>
      <text:p text:style-name="P6">Database and Data Mining Laboratory, School of Computing Science, Simon Fraser University, Burnaby, Canada.</text:p>
      <text:p text:style-name="P7">Laboratory for Advanced Genome Analysis, Vancouver Prostate Centre,</text:p>
      <text:p text:style-name="P8">Vancouver, Canada.</text:p>
      <text:p text:style-name="P9">Senior supervisor: Prof. Martin Ester.</text:p>
      <text:p text:style-name="P10">Secondary supervisor: Prof. Colin Collins.</text:p>
      <text:p text:style-name="P11"><text:span text:style-name="T12">Email:<text:s/></text:span><text:a xlink:href="mailto:hsharifi@%7bsfu.ca/prostatecentre.com%7d" office:target-frame-name="_top" xlink:show="replace"><text:span text:style-name="T13">hsharifi@{sfu.ca/prostatecentre.com}</text:span></text:a><text:span text:style-name="T14">.</text:span></text:p>
      <text:p text:style-name="P15"/>
      <text:p text:style-name="P16">Qingyuan Feng</text:p>
      <text:p text:style-name="P17">Database and Data Mining Laboratory, School of Computing Science, Simon Fraser University, Burnaby, Canada.</text:p>
      <text:p text:style-name="P18">In-silico Drug Design<text:s/>Laboratory, Vancouver Prostate Centre,</text:p>
      <text:p text:style-name="P19">Vancouver, Canada.</text:p>
      <text:p text:style-name="P20">Senior supervisor: Prof. Martin Ester.</text:p>
      <text:p text:style-name="P21">Secondary supervisor: Dr. Artem Cherkasov.</text:p>
      <text:p text:style-name="P22"><text:span text:style-name="T23">Email:<text:s/></text:span><text:a xlink:href="mailto:qfa4@sfu.ca" office:target-frame-name="_top" xlink:show="replace"><text:span text:style-name="T24">qfa4@sfu.ca</text:span></text:a></text:p>
      <text:p text:style-name="P25"/>
      <text:p text:style-name="P26">Abstract</text:p>
      <text:p text:style-name="P27"><text:s text:c="4"/>In 2015, US President Barack Obama announced the Precision Medicine Initiative and since then, this term has<text:s/>been<text:s/>enjoying rising popularity<text:s/>in the scientific community. The ultimate goal of Precision Medicine is to provide each group of similar patients with precise and personalized treatment based on their genetic landscapes and environmental factors. Therefore, it is of utmost importance and significance to investigate computational means for this goal in deeper levels. In this review, we study relevant papers published in the<text:s/>top computational biology and bioinformatics conferences,<text:s/>including RECOMB, ISMB and PSB. This review tries to cover most of current edges of research in the field, in order to pave the ground for readers to acquire a bigger picture of Precision Medicine from<text:s/>a<text:s/>computational perspective.</text:p>
      <text:p text:style-name="P28"/>
      <text:p text:style-name="P29"><text:span text:style-name="T30">I. Introduction</text:span></text:p>
      <text:p text:style-name="P31"><text:s text:c="4"/>Advancement and development of diverse omics technologies ushered in the new<text:s/>paradigm<text:s/>called Precision Medicine,<text:s/>which is often being used interchangeably with Personalized Medicine. According to the National Institutes of Health (NIH), the<text:s/>definition of the<text:s/>term Precision Medicine is "an emerging approach for disease treatment and prevention that takes into account individual variability in genes, environment, and lifestyle for each person." [1]. <text:s/></text:p>
      <text:p text:style-name="P32"><text:s text:c="4"/>There is a lot of overlap between the terms Precision Medicine and Personalized Medicine. According to the National Research Council, the latter is an older term with a meaning similar to the former. However, usually,<text:s/>there was a misinterpretation of<text:s/>the word "personalized" because people thought it implies that treatments and preventions are being proposed for each individual uniquely. In Precision Medicine, the focus is on identifying which approaches will be more determinant and effective for which group of patients based on genetic and environmental (e.g. lifestyle) factors. The Council,<text:s/>therefore,<text:s/>preferred the term Precision Medicine to Personalized Medicine [2]. However, they are still used by some people (including the authors<text:s/>of this review) interchangeably. In this review, six highly important aspects<text:s/>to realize<text:s/>Precision Medicine are discussed. These covered areas are 1) biological networks, 2) deep learning, 3) patient stratification, 4) clonality inference, 5) drug design/discovery and finally 6) health records.</text:p>
      <text:soft-page-break/>
      <text:p text:style-name="P33"><text:s text:c="4"/>In biological networks,<text:s/>group of genes or proteins interact with each other to accomplish a certain goal or act as a functional group for a specific task. A group of genes interacting with<text:s/>each other to perform a specific task<text:s/>in the cell is called a pathway. Pathways are extremely important for studying diseases with genetic cause, for instance, in the case of cancer, it is more effective to study driver genes in their pathways rather than a single target gene because of heterogeneous<text:s/>nature of mutations in cancer [3, 4]. For proteins, the idea is quite similar, because group of proteins<text:s/>need<text:s/>to interact with each other in order to perform complex molecular functions [5].</text:p>
      <text:p text:style-name="P34"><text:s text:c="4"/>On the quest for accurate and precise medicine, one needs appropriate computational tools and currently, deep neural networks are among the most effective ones. Deep learning has the capability to learn different representations and extract salient features from them. For example, the input space can be raw sequence data, bunch of images, a signal or something as complicated as SMILES [6] representation of chemical compounds. More interested readers can refer to [7] for more information regarding deep neural networks.</text:p>
      <text:p text:style-name="P35"><text:s text:c="4"/>Once<text:s/>groups<text:s/>of signature genes or other biomarkers such as proteins<text:s/>are known, they can be used to stratify patients. Patient stratification is an approach by which groups of similar patients are subdivided into different categories based on different criteria such as the underlying mechanism of the disease, their probable response to a therapy or their genetic profiles,<text:s/>e.g.,<text:s/>somatic mutations. Stratifying patients into biologically meaningful subgroups with diverse clinical conditions can<text:s/>be helpful in<text:s/>finding new ways for<text:s/>the<text:s/>development of more effective personalized treatment strategies [8, 9].</text:p>
      <text:p text:style-name="P36"><text:s text:c="4"/>So far, we realized that somatic mutations can be both challenging due to their heterogeneity and at the same time,<text:s/>informative for stratifying patients. Somatic<text:s/>mutations can also be helpful to determine how<text:s/>pure a tumor sample is<text:s/>and<text:s/>find its sub-clonal compositions. In clonality<text:s/>inference, we are interested in<text:s/>knowing<text:s/>which mutations<text:s/>happen first in the evolutionary process of the disease,<text:s/>especially cancer,<text:s/>and specify subclones<text:s/>for each family of mutations [10].</text:p>
      <text:p text:style-name="P37"><text:s text:c="4"/>Computational drug design and discovery is another crucial step in Precision Medicine. Determining interactions between a new drug and a target experimentally can be extremely expensive and time consuming, therefore, reliable computational techniques are required to evaluate interactions<text:s/>between<text:s/>targets<text:s/>and<text:s/>newly proposed drugs<text:s/>[11]. <text:s/></text:p>
      <text:p text:style-name="P38"><text:s text:c="4"/>Genome-wide Association Studies (GWAS) are<text:s/>tremendously<text:s/>contributing<text:s/>to<text:s/>pinpoint rare and common variations in human genome for different diseases and provide all of the stated aspects of Computational Precision Medicine with more proper inputs. Linked Electronic Health Records<text:s/>(EHR) with biorepositories can also provide us with a rapid and cost-effective data collection for genetic association studies. EHR contains huge amount of patients’ data, and since it is linked to biorepositories, it can be utilized in genetic studies [12].</text:p>
      <text:p text:style-name="P39"><text:s text:c="4"/>In this review, different computational methods and examples of the stated areas are discussed in detail. The rest of the paper is as follows: section II presents a comprehensive review of the 10 selected papers about the aforementioned areas and section III concludes the papers.</text:p>
      <text:p text:style-name="P40"/>
      <text:p text:style-name="P41">II. Related works</text:p>
      <text:p text:style-name="P42"><text:s text:c="4"/>In<text:s/>this section, the<text:s/>selected papers are discussed. For each of them, motivation, summary of the method,<text:s/>pros and cons<text:s/>and possible extensions<text:s/>are stated.</text:p>
      <text:p text:style-name="P43"/>
      <text:p text:style-name="P44">1- Biological networks:<text:s/>genetic<text:s/>pathways and<text:s/>Protein-Protein Interactions</text:p>
      <text:p text:style-name="P45"/>
      <text:p text:style-name="P46">A. Finding Mutated Subnetworks Associated with Survival in Cancer [3]</text:p>
      <text:p text:style-name="P47"><text:span text:style-name="T48">Motivation and contributions:</text:span><text:span text:style-name="T49"><text:s/>as stated above, mutations in cancer are known to be highly heterogeneous</text:span><text:span text:style-name="T50">.</text:span><text:span text:style-name="T51"><text:s/></text:span><text:span text:style-name="T52">T</text:span><text:span text:style-name="T53">herefore, it is important to deal with this diversity in order to determine association between<text:s/></text:span><text:span text:style-name="T54">the mutations</text:span><text:span text:style-name="T55"><text:s/>and clinical parameters such as survival time</text:span><text:span text:style-name="T56">. This research focus</text:span><text:span text:style-name="T57">ed on identification of<text:s/></text:span><text:soft-page-break/><text:span text:style-name="T58">subnetworks<text:s/></text:span><text:span text:style-name="T59">of</text:span><text:span text:style-name="T60"><text:s/>a</text:span><text:span text:style-name="T61"><text:s/>gene-gene interaction network</text:span><text:span text:style-name="T62"><text:s/>that have mutations associated with survival time.<text:s/></text:span><text:span text:style-name="T63">This research has three major contributions: first, the authors</text:span><text:span text:style-name="T64"><text:s/></text:span><text:span text:style-name="T65">formulated the problem of</text:span><text:span text:style-name="T66"><text:s/>finding a subset of k genes with mutations which have highest association with surv</text:span><text:span text:style-name="T67">ival time<text:s/></text:span><text:span text:style-name="T68">by using the log-rank statistic, and proved it<text:s/></text:span><text:span text:style-name="T69">is an NP-hard problem</text:span><text:span text:style-name="T70">;<text:s/></text:span><text:span text:style-name="T71">second</text:span><text:span text:style-name="T72">, for the aforementioned objective, the authors proposed NoMAS which is a color-coding-based algorithm that takes advantage of log-rank test as a metric to evaluate subnetworks (level of association between mutations in</text:span><text:span text:style-name="T73"><text:s/>a group of genes and survival); third, they tested NoMAS on simulated and real data.</text:span></text:p>
      <text:p text:style-name="P74"/>
      <text:p text:style-name="P75"><text:span text:style-name="T76">Summary:</text:span><text:span text:style-name="T77"><text:s/>In this paper, absolute value of normalized log-rank statistic<text:s/></text:span><text:span text:style-name="T78">was</text:span><text:span text:style-name="T79"><text:s/>used for the stated objective and method. This measure is based on non-censored/censored survival information</text:span><text:span text:style-name="T80">. In order to find a</text:span><text:span text:style-name="T81"><text:s/>connected</text:span><text:span text:style-name="T82"><text:s/>set of k genes</text:span><text:span text:style-name="T83"><text:s/>in a gene-gene interaction network</text:span><text:span text:style-name="T84"><text:s/>with maximum association with survival time, one should look for a subnetwork with maximu</text:span><text:span text:style-name="T85">m score (based on the aforementioned</text:span><text:span text:style-name="T86"><text:s/>metric)</text:span><text:span text:style-name="T87">, and this problem</text:span><text:span text:style-name="T88"><text:s/>is called the max</text:span><text:span text:style-name="T89"><text:s/>connected</text:span><text:span text:style-name="T90"><text:s/>k-set log-rank problem</text:span><text:span text:style-name="T91">. The authors</text:span><text:span text:style-name="T92"><text:s/>proved t</text:span><text:span text:style-name="T93">hat<text:s/></text:span><text:span text:style-name="T94">the problem</text:span><text:span text:style-name="T95"><text:s/>(both itself and its relaxed version without gene-gene interaction network)</text:span><text:span text:style-name="T96"><text:s/>is</text:span><text:span text:style-name="T97"><text:s/>NP-hard. The proposed iterative algorithm has the goal of finding a<text:s/></text:span><text:span text:style-name="T98">colorful<text:s/></text:span><text:span text:style-name="T99">subnetwork</text:span><text:span text:style-name="T100"><text:s/>(</text:span><text:span text:style-name="T101">all vertices have distinct colo</text:span><text:span text:style-name="T102">rs)</text:span><text:span text:style-name="T103"><text:s/>of the col</text:span><text:span text:style-name="T104">ored graph</text:span><text:span text:style-name="T105"><text:s/>with the highest score</text:span><text:span text:style-name="T106">. In each iteration,<text:s/></text:span><text:span text:style-name="T107">the<text:s/></text:span><text:span text:style-name="T108">subnetwork</text:span><text:span text:style-name="T109">s will be merged</text:span><text:span text:style-name="T110"><text:s/>using dynamic programming</text:span><text:span text:style-name="T111">, and the highest-scoring one will be reported</text:span><text:span text:style-name="T112">. After identifying the best solution, the authors used p-value for</text:span><text:span text:style-name="T113"><text:s/>the log rank statistic and</text:span><text:span text:style-name="T114"><text:s/>permutation t</text:span><text:span text:style-name="T115">est</text:span><text:span text:style-name="T116"><text:s/>to assess its statistical significance</text:span><text:span text:style-name="T117">.</text:span><text:span text:style-name="T118"><text:s/>Finally, the Planted Subnetwork Model</text:span><text:span text:style-name="T119"><text:s/>was</text:span><text:span text:style-name="T120"><text:s/>introduced</text:span><text:span text:style-name="T121">,</text:span><text:span text:style-name="T122"><text:s/>which could</text:span><text:span text:style-name="T123"><text:s/>fit</text:span><text:span text:style-name="T124"><text:s/>the situation where mutations are not placed adversarially and the optimal solution does not have many neighbors. The proposed method can perform well under Planted Subnetwork Mod</text:span><text:span text:style-name="T125">el assumptions.<text:s/></text:span></text:p>
      <text:p text:style-name="P126"><text:s text:c="4"/>Experiments were<text:s/>performed on simulated data and real cancer datasets for brain, ovarian and lung cancers (data is obtained from TCGA). Moreover, they used hotnet2 to generate the graph and its connections. In the case of simulated data, NoMAS was able to find the<text:s/>global<text:s/>optimal<text:s/>solution for sample sizes currently available;<text:s/>however, in the case<text:s/>of larger sample sizes, it may<text:s/>not find it. Although NoMAS was not entirely successful, the sub-optimal solution contained many of the genes in the global optimal solution. Interestingly, in all of the cases, the global optimal was among top ten solutions ever found. Therefore, this method can be applied for datasets with sample sizes currently available. In the case of real datasets, they compared their method with exhaustive algorithm and some greedy methods. Not only the proposed method found the optimal solution in all of the cases but also did it run<text:s/>faster<text:s/>for bigger k<text:s/>than the other methods. Moreover,<text:s/>NoMAS<text:s/>using the additive version of the proposed metric<text:s/>also<text:s/>outperformed the compared methods.<text:s/>Through<text:s/>literature review, they found that NoMAS discovered<text:s/>some gene subnetworks important in cancer, while they are not significant when considered individually.</text:p>
      <text:p text:style-name="P127"/>
      <text:p text:style-name="P128"><text:span text:style-name="T129">pros and cons:</text:span><text:span text:style-name="T130"><text:s/>Applying parallelization<text:s/></text:span><text:span text:style-name="T131">to speed</text:span><text:span text:style-name="T132"><text:s/>up the converge</text:span><text:span text:style-name="T133">nce is an advantage of the algorithm</text:span><text:span text:style-name="T134">. However, there are also several concerns rega</text:span><text:span text:style-name="T135">rding this paper, for example, t</text:span><text:span text:style-name="T136">he regulatory effects of genes (using a directed graph as an input) is not considered in the model. Also, they used their own metric for comparison, what about other previous ones, can they be used in the proposed algorithm as well?</text:span><text:span text:style-name="T137"><text:s/>Besides, it is unclear why it would be necessary to use 2 different methods to assess the statistical significance.<text:s/></text:span></text:p>
      <text:p text:style-name="P138"/>
      <text:p text:style-name="P139"><text:span text:style-name="T140">p</text:span><text:span text:style-name="T141">ossible extensions:</text:span><text:span text:style-name="T142"><text:s/></text:span><text:span text:style-name="T143">It could be useful to find the top-k highest scoring subnetworks instead of only the top one; probably we could consider stratifying patients with respect to mutations in subnetworks, such that patient stratification and subnetwork discovery can be performed simultaneously</text:span><text:span text:style-name="T144">. More types of genomic variants could be considered, and more clinical parameters other than survival time<text:s/></text:span><text:span text:style-name="T145">could be incorporated into a new and more general model.</text:span></text:p>
      <text:p text:style-name="P146"/>
      <text:p text:style-name="P147">B. pathTiMEx: Joint Inference of Mutually Exclusive Cancer Pathways and Their Dependencies in Tumor Progression [4]</text:p>
      <text:soft-page-break/>
      <text:p text:style-name="P148"><text:span text:style-name="T149">Motivation and contributions:</text:span><text:span text:style-name="T150"><text:s/>The main focus of this paper is centere</text:span><text:span text:style-name="T151">d around two crucial challenges:</text:span><text:span text:style-name="T152"><text:s/>first, which mutations cause progression in tumor and second,</text:span><text:span text:style-name="T153"><text:s/>determination of<text:s/></text:span><text:span text:style-name="T154">which mutations occur sooner and which ones happen in later stages. Finding<text:s/></text:span><text:span text:style-name="T155">these mutations and their order</text:span><text:span text:style-name="T156"><text:s/>of happening is highly important for therapeutic purposes. In this paper, a probabilistic generative model</text:span><text:span text:style-name="T157"><text:s/>named<text:s/></text:span><text:span text:style-name="T158">pathTiMEx</text:span><text:span text:style-name="T159"><text:s/>wa</text:span><text:span text:style-name="T160">s proposed in order to model progression of tumor<text:s/></text:span><text:span text:style-name="T161">at the level of pathways (</text:span><text:span text:style-name="T162">more robust and reliable in comparison with single genes). In fact, pathTiMEx is a method based on a synergism that generalizes two well-known techniques</text:span><text:span text:style-name="T163">,</text:span><text:span text:style-name="T164"><text:s/>TiMEx and CBN. The former is a waiting time model for<text:s/></text:span><text:span text:style-name="T165">mutually exclusive cancer alter</text:span><text:span text:style-name="T166">ations, and the latter is a waiting time model for cancer progression at the level of genes. The proposed method successfully considered independent and dependent alt</text:span><text:span text:style-name="T167">er</text:span><text:span text:style-name="T168">ations in its model. Therefore, it can determine driver event</text:span><text:span text:style-name="T169">s</text:span><text:span text:style-name="T170"><text:s/>and their corresponding order of occurrence.</text:span><text:span text:style-name="T171"><text:s/>PathTiMEX<text:s/></text:span><text:span text:style-name="T172">wa</text:span><text:span text:style-name="T173">s the first joint probabilistic generative model of cancer progression through multiple paths,</text:span><text:span text:style-name="T174"><text:s/>at the level of<text:s/></text:span><text:span text:style-name="T175">mutually exclusive driver pathways.</text:span></text:p>
      <text:p text:style-name="P176"/>
      <text:p text:style-name="P177"><text:span text:style-name="T178">Summary:</text:span><text:span text:style-name="T179"><text:s/>Given two sets of waiting time for</text:span><text:span text:style-name="T180"><text:s/></text:span><text:span text:style-name="T181">events<text:s/></text:span><text:span text:style-name="T182">happening in</text:span><text:span text:style-name="T183"><text:s/>genes and mutually exclusive pathways and a vector corresponding to partitioning of the genes set, a poset</text:span><text:span text:style-name="T184"><text:s/>(partially ordered set)</text:span><text:span text:style-name="T185"><text:s/>operator is defined which deal</text:span><text:span text:style-name="T186">s</text:span><text:span text:style-name="T187"><text:s/>with</text:span><text:span text:style-name="T188"><text:s/>the</text:span><text:span text:style-name="T189"><text:s/>order of occurrence</text:span><text:span text:style-name="T190">s</text:span><text:span text:style-name="T191"><text:s/>of events (each event can happen only when<text:s/></text:span><text:span text:style-name="T192">all<text:s/></text:span><text:span text:style-name="T193">its parents have happened).<text:s/></text:span><text:span text:style-name="T194">A probabilistic g</text:span><text:span text:style-name="T195">raphical model was constructed.<text:s/></text:span><text:span text:style-name="T196">In the model, t</text:span><text:span text:style-name="T197">he whole system progresses until the observation time</text:span><text:span text:style-name="T198">,</text:span><text:span text:style-name="T199"><text:s/>which follows an exponential distribution with an unknown rate. The mutation in the gene with shortest waiting time determines tumor progression. Once all the pa</text:span><text:span text:style-name="T200">rents of a pathway have mutated</text:span><text:span text:style-name="T201">, waiting times of the</text:span><text:span text:style-name="T202"><text:s/>genes</text:span><text:span text:style-name="T203"><text:s/>in the pathway</text:span><text:span text:style-name="T204"><text:s/>follow<text:s/></text:span><text:span text:style-name="T205">exponential distribution</text:span><text:span text:style-name="T206">s as well.</text:span><text:span text:style-name="T207"><text:s/>The authors used the same framework as t</text:span><text:span text:style-name="T208">he previous methods for mutual</text:span><text:span text:style-name="T209"><text:s/>exclusivity of pathways. Based on that,<text:s/></text:span><text:span text:style-name="T210">the<text:s/></text:span><text:span text:style-name="T211">status of a gene depends on its own waiting time</text:span><text:span text:style-name="T212"><text:s/>(of mutation)</text:span><text:span text:style-name="T213">, waiting time of its pathway and the observation time (larger than waiting time). Since noise and uncertainty is an integral part of bi</text:span><text:span text:style-name="T214">ological analysis,</text:span><text:span text:style-name="T215"><text:s/>deviation from both mutual</text:span><text:span text:style-name="T216"><text:s/>exclusivity and evolutionary constraints were<text:s/></text:span><text:span text:style-name="T217">included</text:span><text:span text:style-name="T218"><text:s/>in a single error variable.<text:s/></text:span></text:p>
      <text:p text:style-name="P219"><text:s text:c="4"/>PathTiMEx maximizes log likelihood for inference and uses TiMEx method<text:s/>with default parameters<text:s/>for generating<text:s/>the<text:s/>initial solution<text:s/>of mutually exclusive groups of alterations.<text:s/>Then<text:s/>CBN estimates the waiting time rates for the pathways and error probability via expectation maximization. Finally, the progression between pathways is determined by SA.<text:s/>Afterwards, a stochastic optimization routine is used, which consists of<text:s/>two steps, one is responsible for optimizing<text:s/>the<text:s/>assignment of genes to pathways<text:s/>which is done by MCMC, and the other is dealing with optimization of evolutionary order in the level of pathways which is done via Simulated Annealing (SA), given the assignment of genes obtained in the previous step.<text:s/>These two steps are iterated until convergence.</text:p>
      <text:p text:style-name="P220"><text:s text:c="4"/>As for the experiments,<text:s/>the<text:s/>authors did extensive experiments on simulated and real cancer datasets. For simulated data, they designed multiple scenarios with alteration frequency ranging<text:s/>from low<text:s/>(&lt;1%)<text:s/>to high<text:s/>(&gt;60%), different levels of noise and different sample sizes. They assigned 12 genes<text:s/>to 5 pathways randomly, with the requirement that<text:s/>each pathway had at least one gene. Further, the evolutionary constraint was generated as a DAG with different settings for edge density (uniformly sampled). The convergence of<text:s/>pathTiMEx increased by increasing sample size or decreasing<text:s/>noise rate, and also number of required iterations decreased<text:s/>in the stated settings. Meanwhile, its performance deteriorated in the presence of large sample sizes<text:s/>and<text:s/>high levels of noise. Regarding<text:s/>real cancer datasets, they studied two small and large datasets for colorectal cancer and another dataset for brain cancer (all available on TCGA). Under fixed linear progression with an undetermined number of stages, they performed optimization of assigning genes to pathways faster than the state-of-the-art method. The results of pathTiMEx were highly compatible with current knowledge and literature for all of the studied cancers. However, they reported slower convergence rate for the brain cancer because<text:s/>it was less known and<text:s/>more complex than the others.</text:p>
      <text:p text:style-name="P221"/>
      <text:soft-page-break/>
      <text:p text:style-name="P222"><text:span text:style-name="T223">Pros and cons:</text:span><text:span text:style-name="T224"><text:s/>The advantage of the proposed method is that it has merits of</text:span><text:span text:style-name="T225"><text:s/>both</text:span><text:span text:style-name="T226"><text:s/>TiMEx and CBN.<text:s/></text:span><text:span text:style-name="T227">The pathTiMEx</text:span><text:span text:style-name="T228"><text:s/>is both theoretically justified and applicable in practice. H</text:span><text:span text:style-name="T229">owever,<text:s/></text:span><text:span text:style-name="T230">the simplifying assumption that</text:span><text:span text:style-name="T231"><text:s/>pathways<text:s/></text:span><text:span text:style-name="T232">are</text:span><text:span text:style-name="T233"><text:s/>mutually exclusive</text:span><text:span text:style-name="T234"><text:s/>may not be practical in real life.<text:s/></text:span><text:span text:style-name="T235">Besides, mutations could be reversible in practice, not the irreversible assumption used in the paper.<text:s/></text:span></text:p>
      <text:p text:style-name="P236"/>
      <text:p text:style-name="P237">C. Separating the Causes and Consequences in disease transcriptome [14]</text:p>
      <text:p text:style-name="P238"><text:span text:style-name="T239">Motivation and contributions:</text:span><text:span text:style-name="T240"><text:s/>The inference of</text:span><text:span text:style-name="T241"><text:s/>the molecular mechanism of a complex human disease can be enhanced by finding causes and consequences of that disease. Although techniques such as GWAS provide us with potential genetic causes, for therapeutic purposes we still need to know<text:s/></text:span><text:span text:style-name="T242">the mechanism of<text:s/></text:span><text:span text:style-name="T243">pathogenesis of the disease. Transcriptome can prepare the ground for such a purpose but it is challenging because signals from causes and consequences are twisted. Therefore, it seems crucial to find a novel way to make the best use of transcriptome, GWAS and other sources of information to tackle this issue.<text:s/></text:span></text:p>
      <text:p text:style-name="P244">The proposed pipeline is called<text:s/>DiseaseExPatho. Its first<text:s/>step<text:s/>extracts gene modules via ICA which is a matrix factorization method<text:s/>to<text:s/>obtain<text:s/>gene modules. In the second step, it detects gene enrichment via a new statistical inference method. The goal of this step is to label obtained modules in step one as differentially expressed and/or putative causal. In the final step,<text:s/>DiseaseExPatho<text:s/>uses a hierarchical ranking scheme<text:s/>based on gene regulation network<text:s/>in order to prioritize putative causal gene modules.<text:s/><text:s text:c="2"/></text:p>
      <text:p text:style-name="P245">This scheme is novel because it provides an intuitive ranking of nodes which is consistent with structure of the regulation network. Moreover, unlike previous approaches, the proposed method ranks from top to bottom and both transcription factors<text:s/>(TF)<text:s/>and non-TF receive a meaningful rank based on their location in the network. The inputs of DiseaseExPatho are transcriptome profiles of the disease we are studying, gene regulation network<text:s/>and<text:s/>putative causal genes of the disease,<text:s/>which is based on GWAS study and might not be available for some diseases. The output of the proposed method is list of ranked and prioritized modules.</text:p>
      <text:p text:style-name="P246"/>
      <text:p text:style-name="P247"><text:span text:style-name="T248">Summary:</text:span><text:span text:style-name="T249"><text:s/>After some preprocessing steps such as data cleaning and merging datasets, a matrix factorization method called ICA decomposes transcriptome data in</text:span><text:span text:style-name="T250">to gene modules that correspond</text:span><text:span text:style-name="T251"><text:s/>to pathways that co-express</text:span><text:span text:style-name="T252"><text:s/>in a sample. Each module is a soft clustering of genes, with dominant genes having the highest positive or negative weights. After determination of gene modules,<text:s/></text:span><text:span text:style-name="T253">the<text:s/></text:span><text:span text:style-name="T254">authors applied a linear model to measure differential expression of them in healt</text:span><text:span text:style-name="T255">hy and non-healthy samples. E</text:span><text:span text:style-name="T256">ach<text:s/></text:span><text:span text:style-name="T257">module is labelled based on<text:s/></text:span><text:span text:style-name="T258">the significance of</text:span><text:span text:style-name="T259"><text:s/>the</text:span><text:span text:style-name="T260"><text:s/>coefficients</text:span><text:span text:style-name="T261"><text:s/>corresponding to disease status variables and confounding variables</text:span><text:span text:style-name="T262">. Further,</text:span><text:span text:style-name="T263"><text:s/>the</text:span><text:span text:style-name="T264"><text:s/>authors proposed a ranking mechanism for genes based on their positions in the regulation netwo</text:span><text:span text:style-name="T265">rk, and<text:s/></text:span><text:span text:style-name="T266">each module</text:span><text:span text:style-name="T267">’s</text:span><text:span text:style-name="T268"><text:s/>ranking is<text:s/></text:span><text:span text:style-name="T269">the<text:s/></text:span><text:span text:style-name="T270">weighted average rank</text:span><text:span text:style-name="T271">ing</text:span><text:span text:style-name="T272"><text:s/>of its<text:s/></text:span><text:span text:style-name="T273">constituent<text:s/></text:span><text:span text:style-name="T274">genes. Finally,<text:s/></text:span><text:span text:style-name="T275">the<text:s/></text:span><text:span text:style-name="T276">authors proposed a</text:span><text:span text:style-name="T277">n</text:span><text:span text:style-name="T278"><text:s/>algorithm</text:span><text:span text:style-name="T279"><text:s/>based on linear regression</text:span><text:span text:style-name="T280"><text:s/>to find</text:span><text:span text:style-name="T281"><text:s/>the</text:span><text:span text:style-name="T282"><text:s/>putative causal modules based on GWAS of the disease.<text:s/></text:span><text:span text:style-name="T283">For a specific module and putative causal gene, w</text:span><text:span text:style-name="T284">hen the coefficient of this linear model is significantly<text:s/></text:span><text:span text:style-name="T285">different from</text:span><text:span text:style-name="T286"><text:s/>zero, the module</text:span><text:span text:style-name="T287"><text:s/>is considered putatively causal</text:span><text:span text:style-name="T288">.<text:s/></text:span><text:span text:style-name="T289">A s</text:span><text:span text:style-name="T290">imilar inference approach was also adopted to find association o</text:span><text:span text:style-name="T291">f putative causal genes with</text:span><text:span text:style-name="T292"><text:s/>differential expression</text:span><text:span text:style-name="T293">s</text:span><text:span text:style-name="T294">.</text:span></text:p>
      <text:p text:style-name="P295"><text:s text:c="4"/>Transcriptome datasets for three psychiatric disorders (SZ, BD, MD), diabetes (T2D) and inflammatory bowel diseases (IBD) such as CD and UD<text:s/>were obtained from NCBI website;<text:s/>GWAS studies with specific p-values<text:s/>for genes<text:s/>and diseases<text:s/>were also obtained from sources such as dbGPA, NHGRI and NHLBI. Relation between GWAS and transcriptome was examined in the paper and enrichment of MD, BD, T2D and CD were obtained but not SZ and UC. Regarding the differentially expressed gene modules, after applying ICA and bidirectional linear model,<text:s/>17, 16 and 8 putative causal gene modules were found for BD, MD and SZ, respectively. They observed that many of the gene modules showed<text:s/>a stronger enrichment of putative disease causal genes compared to the overall differential expression profiles. Furthermore, based on the stated linear regression model and correction<text:s/><text:soft-page-break/>of p-value, they observed that majority of putative causal genes were not differentially expressed for the studied diseases. Since GWAS data was not available for all complex diseases, they also proposed a ranking scheme based on regulation network. After ranking individual genes, modules were ranked according to<text:s/>the<text:s/>genes’ weights in each module. Results stated that for studied diseases, putative<text:s/>causal modules are ranked much<text:s/>lower than other modules.<text:s/>The authors also studied biological functions of gene modules for psychiatric disorders and found interesting connections to synapses and neural systems.</text:p>
      <text:p text:style-name="P296"/>
      <text:p text:style-name="P297"><text:span text:style-name="T298">Pros and cons:</text:span><text:span text:style-name="T299"><text:s/>Hierarchical ranking scheme works even when the disease causal genes are unknown which is an important<text:s/></text:span><text:span text:style-name="T300">contribution</text:span><text:span text:style-name="T301"><text:s/>of the proposed metho</text:span><text:span text:style-name="T302">d in this study.<text:s/></text:span><text:span text:style-name="T303">The rank measure designed in this paper</text:span><text:span text:style-name="T304"><text:s/>is perhaps the most creative part of this research.<text:s/></text:span><text:span text:style-name="T305">However</text:span><text:span text:style-name="T306">,</text:span><text:span text:style-name="T307"><text:s/>it is unclear how many times they ra</text:span><text:span text:style-name="T308">n matrix factorization in</text:span><text:span text:style-name="T309"><text:s/>their pipeline. Moreover, they also claimed that for each gene expression matrix, they learnt 50 gene modules, but it is not<text:s/></text:span><text:span text:style-name="T310">clear how they ca</text:span><text:span text:style-name="T311">me up with</text:span><text:span text:style-name="T312"><text:s/>this number.</text:span></text:p>
      <text:p text:style-name="P313"/>
      <text:p text:style-name="P314"><text:span text:style-name="T315">Possible extensions:<text:s/></text:span><text:span text:style-name="T316">The gene regulatory network could be a starting point for some new research problems. Prof. Ester<text:s/></text:span><text:span text:style-name="T317">thought that when the gene regulatory network is represented as a directed graph, it could be formulated as a set cover problem, such that the we could search for the smallest closest set of mutated nodes</text:span><text:span text:style-name="T318"><text:s/>(genes)</text:span><text:span text:style-name="T319"><text:s/>leading to all up or down regulated genes.</text:span></text:p>
      <text:p text:style-name="P320"/>
      <text:p text:style-name="P321"><text:span text:style-name="T322">D.</text:span><text:span text:style-name="T323"><text:s/>Complexes Detection in Biological Networks via Diversified Dense Subgraphs Mining [5]</text:span></text:p>
      <text:p text:style-name="P324"><text:span text:style-name="T325">Motivation and contributions:</text:span><text:span text:style-name="T326"><text:s/>Understanding</text:span><text:span text:style-name="T327"><text:s/></text:span><text:span text:style-name="T328">the<text:s/></text:span><text:span text:style-name="T329">organization and structure of biological processes and cellular components requires finding dense subgraphs within protein-protein interactions networks, because protein</text:span><text:span text:style-name="T330">s interact with each other as</text:span><text:span text:style-name="T331"><text:s/>a</text:span><text:span text:style-name="T332"><text:s/></text:span><text:span text:style-name="T333">group to perform a complex biological function. In order to find diversified dense subgraphs,</text:span><text:span text:style-name="T334"><text:s/>the</text:span><text:span text:style-name="T335"><text:s/>authors first defined density, dense subgraph, cove</text:span><text:span text:style-name="T336">rage and diversity</text:span><text:span text:style-name="T337">. This is the fir</text:span><text:span text:style-name="T338">st method which brings diversification</text:span><text:span text:style-name="T339"><text:s/>into dense subgraph identification problem. The key part of the proposed method is a set of efficient search trees that traverse all dense subgraphs via depth-first search method. Further,</text:span><text:span text:style-name="T340"><text:s/>the</text:span><text:span text:style-name="T341"><text:s/>authors proposed a potential score in order to guide the search tree and development of a pruning scheme based on density and diversity of subgraphs.</text:span></text:p>
      <text:p text:style-name="P342"/>
      <text:p text:style-name="P343"><text:span text:style-name="T344">Summary:</text:span><text:span text:style-name="T345"><text:s/>The inputs of the proposed method are a weighted graph, a density threshold, a diversity threshold, number</text:span><text:span text:style-name="T346"><text:s/>of diversified maximal dense subgraphs and maximum marginal gain of a</text:span><text:span text:style-name="T347">n</text:span><text:span text:style-name="T348"><text:s/>initial solution (maximum dense subgraph).<text:s/></text:span></text:p>
      <text:p text:style-name="P349">Dense subgraphs can be constructed one node at a time with appropriate ordering of the vertices to ensure the monotone decreasing (Pseudo- anti-monotonicity)<text:s/>property<text:s/>of density along with the growth in order to prune with density. Knowing the maximum dense subgraph at the beginning will help us to make online decision about<text:s/>the<text:s/>effectiveness of marginal gains for further subgraphs. Moreover, we need a proper ordering of nodes to build the search tree and construct the maximal dense subgraph iteratively. To find<text:s/>such an ordering, the<text:s/>authors defined<text:s/>the notion of<text:s/>potential<text:s/>specific to nodes.<text:s/></text:p>
      <text:p text:style-name="P350">Therefore, the proposed method first sorts (by GRASP<text:s/>method) nodes based on their degrees and selects<text:s/>the one with<text:s/>the<text:s/>highest degree. The algorithm expands<text:s/>this node to the dense subgraphs from it via<text:s/>a<text:s/>backtracking-based growth procedure<text:s/>(pruning and diversifying are also embedded in it). Whenever the expanding process is finished, the proposed method selects the next node (with highest degree) among all the nodes that have not been used in any of the dense subgraphs identified so far. This procedure repeats until there is no node to be considered. In the process of expansion, first we find all candidates and sort them based on their potentials. Later, for each candidate we add it to the current set if the density of the updated set is greater<text:s/>than<text:s/>or equal to the density threshold and<text:s/>the<text:s/>predicted marginal gain is not less than diversity threshold. Otherwise, declare the new set as a maximal dense subgraph. Pruning by both density and diversity is performed when the process is starting a new search subtree which is for the internal nodes, while diversifying is done when a maximal dense subgraph is found which is for the<text:s/><text:soft-page-break/>leaves of the tree. We prune a subtree whenever its predicted marginal value is lower than the threshold based on a fixed vertex. The output is the list of maximal dense subgraphs.<text:s/></text:p>
      <text:p text:style-name="P351"><text:s text:c="4"/>For experiments,<text:s/>the<text:s/>authors used five PPI<text:s/>(Protein-Protein Interaction)<text:s/>datasets of yeast and another one for human and also utilized different reference complex sets such as MIPS and String-GT<text:s/>for validation. For evaluation and comparison,<text:s/>the<text:s/>authors applied 3 different scores including fraction, accuracy and maximum matching ratio and compared their method to state-of-the-art techniques. In order to study the effectiveness of the proposed method,<text:s/>they<text:s/>studied different values for density<text:s/>threshold ranging<text:s/>from 0.5 to 0.9 and reported no significant difference in density or coverage;<text:s/>however, the proposed method did find more complexes. In cases where a predicted complex did not match a reference complex,<text:s/>the<text:s/>authors investigated functional homogeneity because<text:s/>the<text:s/>golden<text:s/>standard sets of protein complexes are possibly<text:s/>incomplete and such a result is not always undesired. The authors<text:s/>also studied the scalability of their method and showed that it is in fact linear, which is desirable. Regarding the human genetic dataset, they first partitioned<text:s/>the data and identified<text:s/>the maximal subgraphs in each partition, and then merged<text:s/>them into one set and did the diversifying task.</text:p>
      <text:p text:style-name="P352"/>
      <text:p text:style-name="P353"><text:span text:style-name="T354">Pros and cons:</text:span><text:span text:style-name="T355"><text:s/>For the pros one can state<text:s/></text:span><text:span text:style-name="T356">the following</text:span><text:span text:style-name="T357">: speeding up the proposed alg</text:span><text:span text:style-name="T358">orithm by a partitioning method; s</text:span><text:span text:style-name="T359">mart ordering of candidates in the proposed method makes it</text:span><text:span text:style-name="T360"><text:s/>more successful in enumeration; p</text:span><text:span text:style-name="T361">runing in the proposed method can boost efficiency and divers</text:span><text:span text:style-name="T362">ifying can remove redundancy in</text:span><text:span text:style-name="T363"><text:s/>finding candidates.<text:s/></text:span><text:span text:style-name="T364">Regarding cons, the paper is extremely un</text:span><text:span text:style-name="T365">clear</text:span><text:span text:style-name="T366"><text:s/>and poorly written</text:span><text:span text:style-name="T367">, for example, some terms like “beta” are not defined in it. The optimal way for determination of density threshold is not well studied. <text:s/>Finally, it is not clear that how one can know weig</text:span><text:span text:style-name="T368">hts of the edges in the graph.<text:s/></text:span></text:p>
      <text:p text:style-name="P369"/>
      <text:p text:style-name="P370"><text:span text:style-name="T371">Possible extensions:<text:s/></text:span><text:span text:style-name="T372">The method could probably be applied in other graph problems, like social networks. It is possible that the method could be combined with the previous papers in this section about<text:s/></text:span><text:span text:style-name="T373">cancer driver subnetworks.</text:span></text:p>
      <text:p text:style-name="P374"/>
      <text:p text:style-name="P375"><text:span text:style-name="T376">2- Deep learning to the rescue of landmark genes</text:span></text:p>
      <text:p text:style-name="P377"/>
      <text:p text:style-name="P378"><text:span text:style-name="T379">A. Gene expression inference with deep learning [13]</text:span></text:p>
      <text:p text:style-name="P380"><text:span text:style-name="T381">Motivation and contributions:</text:span><text:span text:style-name="T382"><text:s/>NI</text:span><text:span text:style-name="T383">H did an interesting project to selection</text:span><text:span text:style-name="T384"><text:s/>~1000 genes</text:span><text:span text:style-name="T385"><text:s/>out of the human genome (~22000), which were later</text:span><text:span text:style-name="T386"><text:s/>known as landmark genes</text:span><text:span text:style-name="T387">, that can characterize the cellular states,</text:span><text:span text:style-name="T388"><text:s/></text:span><text:span text:style-name="T389">to reduce experimental costs. These landmark genes are special because</text:span><text:span text:style-name="T390"><text:s/>one can obtain around ~80%</text:span><text:span text:style-name="T391"><text:s/>of</text:span><text:span text:style-name="T392"><text:s/>the information of the</text:span><text:span text:style-name="T393"><text:s/>other genes via<text:s/></text:span><text:span text:style-name="T394">them</text:span><text:span text:style-name="T395">. However, the problem is that the original computational part of this project is based on linear regression. Obviously, such a simple model cannot capture non-linear relations between different genes. Therefore, providing users with new computational tools with such a capability is crucial and at center of this paper’s objective.</text:span></text:p>
      <text:p text:style-name="P396"><text:span text:style-name="T397"><text:s text:c="4"/></text:span><text:span text:style-name="T398">In order to predict the expression level of target genes based on landmark ones,<text:s/></text:span><text:span text:style-name="T399">the<text:s/></text:span><text:span text:style-name="T400">authors utilized a deep learning method which is a multi-task multilayer feed forward neural network. The input of this network is<text:s/></text:span><text:span text:style-name="T401">the training data of</text:span><text:span text:style-name="T402"><text:s/>943 landmark genes and the output is the predicted value for 9520 target genes.</text:span></text:p>
      <text:p text:style-name="P403"/>
      <text:p text:style-name="P404"><text:span text:style-name="T405">Summary:</text:span><text:span text:style-name="T406"><text:s/>The<text:s/></text:span><text:span text:style-name="T407">network as stated, has an<text:s/></text:span><text:span text:style-name="T408">input layer with 943 nodes,<text:s/></text:span><text:span text:style-name="T409">multiple hidden layer</text:span><text:span text:style-name="T410">s</text:span><text:span text:style-name="T411"><text:s/>all with same number of nodes and hyperbolic tangent activation function in order to capture nonlinear relations.</text:span><text:span text:style-name="T412"><text:s/>Linear activation function was used in output units.</text:span><text:span text:style-name="T413"><text:s/></text:span><text:span text:style-name="T414">S</text:span><text:span text:style-name="T415">um of mean squared error for each output node</text:span><text:span text:style-name="T416"><text:s/>was used</text:span><text:span text:style-name="T417">. Due to<text:s/></text:span><text:span text:style-name="T418">memory constraints</text:span><text:span text:style-name="T419">, 9520 output nodes were separated randomly into two sets</text:span><text:span text:style-name="T420">,</text:span><text:span text:style-name="T421"><text:s/>each with 4760 output nodes. With this modification,</text:span><text:span text:style-name="T422"><text:s/>the</text:span><text:span text:style-name="T423"><text:s/>authors tested three different architectures with 3000, 6000 and 9000 nodes in</text:span><text:span text:style-name="T424"><text:s/>each hidden layer</text:span><text:span text:style-name="T425">. The training algorithm was back propagation with mini-batch gradient<text:s/></text:span><text:soft-page-break/><text:span text:style-name="T426">descent. They</text:span><text:span text:style-name="T427"><text:s/>also used dropout with 0</text:span><text:span text:style-name="T428">%</text:span><text:span text:style-name="T429">, 10</text:span><text:span text:style-name="T430">%</text:span><text:span text:style-name="T431"><text:s/>and 25% rates, momentum coefficient and a uniform distribution-based initialization method for weight</text:span></text:p>
      <text:p text:style-name="P432"><text:s text:c="4"/>They applied<text:s/>the model on<text:s/>two datasets,<text:s/>including GEO microarray data and GTEx1000 RNA-Seq data and compared the results<text:s/>with linear regression and KNN. Based on the obtained results, the proposed method with 10% dropout rate and three hidden layers each with 9000 nodes reached the best performance. Based on visualization of major weights,<text:s/>particularly those of<text:s/>the<text:s/>output layer,<text:s/>the<text:s/>authors claimed that there could<text:s/>be a strong local correlation between the landmark genes and target ones. Moreover, they also analyzed captured non-linearity via coefficient of determination and showed that intermediate hidden nodes captured some non-linearity that would be ignored by other compared method.</text:p>
      <text:p text:style-name="P433"/>
      <text:p text:style-name="P434"><text:span text:style-name="T435">Pros and cons:</text:span><text:span text:style-name="T436"><text:s/></text:span><text:span text:style-name="T437">The<text:s/></text:span><text:span text:style-name="T438">authors’ efforts to interpret weights and structure of the learned network was an interesting way to obtain more knowledge from the black box of deep learning.<text:s/></text:span><text:span text:style-name="T439">Examining the coefficient of determination<text:s/></text:span><text:span text:style-name="T440">between the out</text:span><text:span text:style-name="T441">put of the last hidden layer and the final targets<text:s/></text:span><text:span text:style-name="T442">was a usef</text:span><text:span text:style-name="T443">ul idea to analyze</text:span><text:span text:style-name="T444"><text:s/>the nonlinearity captured in the model.<text:s/></text:span><text:span text:style-name="T445">However, as for the cons, it is not clear why they used another m</text:span><text:span text:style-name="T446">etric for test samples; the<text:s/></text:span><text:span text:style-name="T447">resource limitations that forced them to separa</text:span><text:span text:style-name="T448">te the network has changed the network structure and possibly have<text:s/></text:span><text:span text:style-name="T449">negatively affected the performance</text:span><text:span text:style-name="T450">.</text:span></text:p>
      <text:p text:style-name="P451"/>
      <text:p text:style-name="P452">3- Patient stratification</text:p>
      <text:p text:style-name="P453"/>
      <text:p text:style-name="P454">A. Bayesian biclustering for patient stratification [9]</text:p>
      <text:p text:style-name="P455"><text:span text:style-name="T456">Motivation and contributions:</text:span><text:span text:style-name="T457"><text:s/>This paper tried to stratify patients via a<text:s/></text:span><text:span text:style-name="T458">novel<text:s/></text:span><text:span text:style-name="T459">probabilistic approach. Since one of the main challenges in this task is dealing with noisy and uncertain observations,<text:s/></text:span><text:span text:style-name="T460">the<text:s/></text:span><text:span text:style-name="T461">authors looked for a solution to tackle this issue as well</text:span><text:span text:style-name="T462">. Moreover,<text:s/></text:span><text:span text:style-name="T463">the problem of<text:s/></text:span><text:span text:style-name="T464">fair comparison<text:s/></text:span><text:span text:style-name="T465">metrics was also investigated</text:span><text:span text:style-name="T466">. Finally,<text:s/></text:span><text:span text:style-name="T467">the authors</text:span><text:span text:style-name="T468"><text:s/>were</text:span><text:span text:style-name="T469"><text:s/>also</text:span><text:span text:style-name="T470"><text:s/>curious about taking advantage of multiple</text:span><text:span text:style-name="T471"><text:s/>input</text:span><text:span text:style-name="T472"><text:s/>datasets<text:s/></text:span><text:span text:style-name="T473">to see how influential it</text:span><text:span text:style-name="T474"><text:s/>would be</text:span><text:span text:style-name="T475"><text:s/>on patient stratification.<text:s/></text:span></text:p>
      <text:p text:style-name="P476"><text:s text:c="4"/>This is the first probabilistic integrative model for biclustering and,<text:s/>because of being probabilistic,<text:s/>it can successfully deal with noisy data while stratifying patients.<text:s/>To better serve<text:s/>this purpose,<text:s/>the<text:s/>authors<text:s/>included prior knowledge<text:s/>in the model. The<text:s/>model is based on Bayesian networks, in which diverse types<text:s/>of datasets can be utilized. Another interesting contribution of this paper is<text:s/>that<text:s/>the<text:s/>detection of natural number of clusters is done by the proposed method itself;<text:s/>furthermore, there is no assumption on<text:s/>the<text:s/>number of clusters for samples and features,<text:s/>unlike deterministic methods. Finally,<text:s/>the<text:s/>authors also proposed<text:s/>that the<text:s/>log-rank p-value<text:s/>be used<text:s/>for<text:s/>comparing clustering algorithms.</text:p>
      <text:p text:style-name="P477"/>
      <text:p text:style-name="P478"><text:span text:style-name="T479">Summary:</text:span><text:span text:style-name="T480"><text:s/>In this paper,<text:s/></text:span><text:span text:style-name="T481">the<text:s/></text:span><text:span text:style-name="T482">authors tried to stratify patients into molecular subtypes via probabilistic graphical models. This probabilistic method uses multiple datasets with different number</text:span><text:span text:style-name="T483">s</text:span><text:span text:style-name="T484"><text:s/>of features but the same sample size. There are several parameters</text:span><text:span text:style-name="T485"><text:s/>and variables</text:span><text:span text:style-name="T486"><text:s/>related to the proposed probabilistic method</text:span><text:span text:style-name="T487">,</text:span><text:span text:style-name="T488"><text:s/>such as<text:s/></text:span><text:span text:style-name="T489">observed variables and<text:s/></text:span><text:span text:style-name="T490">hyper-parameters which are provided as inputs to the model, and model parameters and laten</text:span><text:span text:style-name="T491">t variables</text:span><text:span text:style-name="T492">,</text:span><text:span text:style-name="T493"><text:s/>which are learned</text:span><text:span text:style-name="T494"><text:s/>during the learning process. These parameters are learned by Gibbs sampling method in an iterative way based on conditional probability. Because of<text:s/></text:span><text:span text:style-name="T495">the<text:s/></text:span><text:span text:style-name="T496">stochastic nature of the proposed method, several independent execution</text:span><text:span text:style-name="T497">s</text:span><text:span text:style-name="T498"><text:s/>were performed and a consensus</text:span><text:span text:style-name="T499"><text:s/>matrix<text:s/></text:span><text:span text:style-name="T500">was<text:s/></text:span><text:span text:style-name="T501">generated<text:s/></text:span><text:span text:style-name="T502">to determine the final clusters.</text:span></text:p>
      <text:p text:style-name="P503"><text:s text:c="4"/>Datasets were obtained from TCGA for breast and brain cancers which includes somatic point mutations, gene expression and CNV. Based on 50 independent executions, strong prior improves sample clustering<text:s/>but mildly<text:s/>disrupts<text:s/>gene clustering. Regarding the integrative study, gene expression alone has the best performance and including point mutations did not cause any improvement. Because these mutations<text:s/>may be different but<text:s/>cause<text:s/>the same phenotypes among individuals. As for the CNV data,<text:s/>as they are<text:s/>highly corrupted with noise,<text:s/>they were<text:s/>not helpful for integration modelling. Finally, although NMF was slightly more robust, the proposed method B2PS had more meaningful results in terms of<text:s/><text:soft-page-break/>patient stratification and clustering. Interestingly, with an upper bound for<text:s/>the<text:s/>number of clusters based on NMF for B2PS, it performs better than NMF.</text:p>
      <text:p text:style-name="P504"/>
      <text:p text:style-name="P505"><text:span text:style-name="T506">Pros and cons:<text:s/></text:span><text:span text:style-name="T507">Being probabilistic is more informative because it can capture similarities between different subtypes (in probabilistic approaches</text:span><text:span text:style-name="T508">,</text:span><text:span text:style-name="T509"><text:s/>it is possible to have a shared feature between two clusters). As stated above, applying prior knowledge is an important advantage of the<text:s/></text:span><text:span text:style-name="T510">B2PS</text:span><text:span text:style-name="T511">. Not only is there</text:span><text:span text:style-name="T512"><text:s/>no assumption</text:span><text:span text:style-name="T513">s</text:span><text:span text:style-name="T514"><text:s/>in row and column clusters</text:span><text:span text:style-name="T515">,</text:span><text:span text:style-name="T516"><text:s/>but also the probabilistic approach gave more infor</text:span><text:span text:style-name="T517">mative clusters in both</text:span><text:span text:style-name="T518">.<text:s/></text:span></text:p>
      <text:p text:style-name="P519"><text:s text:c="4"/>As for the cons,<text:s/>the<text:s/>computational complexities<text:s/>of<text:s/>the proposed method and NMF were<text:s/>not discussed. <text:s/>In general, if we are working<text:s/>on overall survival time and know it as an output, one might claim,<text:s/>why not applying<text:s/>a conventional machine learning method like<text:s/>neural networks to predict it? Why are we doing patient stratification instead?</text:p>
      <text:p text:style-name="P520">The authors claimed that this probabilistic approach is beneficial because one can capture similarities between clusters, however, consensus matrix procedure blocked this advantage by making it a hard clustering.</text:p>
      <text:p text:style-name="P521"/>
      <text:p text:style-name="P522"><text:span text:style-name="T523">Possible extensions:<text:s/></text:span><text:span text:style-name="T524">More data types could be incorporated into the model. Some discrete data types used in the model could possibly be turned into continuous ones.</text:span></text:p>
      <text:p text:style-name="P525"/>
      <text:p text:style-name="P526">B. Patient-specific data fusion for cancer stratification and personalized treatment [8]</text:p>
      <text:p text:style-name="P527"><text:span text:style-name="T528">Motivation and contributions:</text:span><text:span text:style-name="T529"><text:s/>Similar to the previous paper, this paper is also about patient stratification via multiple datasets (an integrative approach). This paper attempts to stratify patients to subgrou</text:span><text:span text:style-name="T530">ps,<text:s/></text:span><text:span text:style-name="T531">identify driver gene</text:span><text:span text:style-name="T532">s for ovarian cancer and<text:s/></text:span><text:span text:style-name="T533">find new drugs as a treatment for specific subgroups of<text:s/></text:span><text:span text:style-name="T534">this type of cancer</text:span><text:span text:style-name="T535">. In fact, t</text:span><text:span text:style-name="T536">he proposed framework is the first method</text:span><text:span text:style-name="T537"><text:s/>that addresses all<text:s/></text:span><text:span text:style-name="T538">these<text:s/></text:span><text:span text:style-name="T539">three issues in a unified approach.</text:span></text:p>
      <text:p text:style-name="P540"/>
      <text:p text:style-name="P541"><text:span text:style-name="T542">Summary:</text:span><text:span text:style-name="T543"><text:s/>This paper focused on fusion (integration) of three datasets including patients, somatic point mutations and drugs. For<text:s/></text:span><text:span text:style-name="T544">this purpose,<text:s/></text:span><text:span text:style-name="T545">the<text:s/></text:span><text:span text:style-name="T546">authors used Non-</text:span><text:span text:style-name="T547">negative Matrix T</text:span><text:span text:style-name="T548">ri-Factorization (NMTF) with regularization terms</text:span><text:span text:style-name="T549">. The aim of</text:span><text:span text:style-name="T550"><text:s/>applying these regularization terms</text:span><text:span text:style-name="T551"><text:s/>is to include information of molecular networks (between genes) and drug compounds (chemical similarity) to the objective function of NMTF. Therefore, similar genes and drugs are forced to be in the same clusters corresponding to genes and drugs.</text:span></text:p>
      <text:p text:style-name="P552"><text:s text:c="4"/>This method factorizes matrices related to these three datasets to other low-dimensional matrices and bicluster them. For example, in the case of patients, an<text:s/>n*k matrix means n patients are assigned<text:s/>to<text:s/>k clusters, and the highest value for each row indicates membership to that cluster. Unlike the previous paper in this subsection,<text:s/>the<text:s/>number of clusters<text:s/>is<text:s/>required to be determined before<text:s/>the<text:s/>factorization process (number of clusters is rank of the matrices for genes, drugs and patients). Similar to the previous paper, the authors generated consensus matrix over multiple runs, and used<text:s/>the<text:s/>dispersion coefficient for<text:s/>the<text:s/>analysis of cluster stability. In fact, they used these consensus matrices to perform patient stratification and cancer driver gene prediction with hierarchical clustering and hypergeometric test, respectively. Moreover, they used matrix completion property of NMTF to repurpose new drugs for specific genes.</text:p>
      <text:p text:style-name="P553"><text:s text:c="4"/>Similar to the previous paper,<text:s/>the authors<text:s/>obtained their datasets from TCGA as well. The molecular network stated above<text:s/>was<text:s/>obtained by<text:s/>a<text:s/>combination of protein-protein interactions, genetics interactions and pathway analysis. Further, they used an iterative network propagation approach as a preprocessing phase to deal with sparsity of somatic mutations dataset. As for the drug-target interactions, they used DrugBank database and calculated the similarities between compounds by Tanimoto similarity coefficient.</text:p>
      <text:soft-page-break/>
      <text:p text:style-name="P554"><text:span text:style-name="T555"><text:s text:c="4"/></text:span><text:span text:style-name="T556">In order to validate<text:s/></text:span><text:span text:style-name="T557">the<text:s/></text:span><text:span text:style-name="T558">results, some ground truth information regarding patients such as overall survival, tumor size, etc. as</text:span><text:span text:style-name="T559"><text:s/>well as driver genes was obtained by the authors. Moreover, they used Kaplan-Meier survival curves and log-rank p-value to analyze the significance of findings. By applying the proposed method</text:span><text:span text:style-name="T560">,</text:span><text:span text:style-name="T561"><text:s/>Graph-regularized NMTF (GNMTF)</text:span><text:span text:style-name="T562"><text:s/></text:span><text:span text:style-name="T563">and computing consensus matrices</text:span><text:span text:style-name="T564">,</text:span><text:span text:style-name="T565"><text:s/>the most stable values for<text:s/></text:span><text:span text:style-name="T566">the<text:s/></text:span><text:span text:style-name="T567">number</text:span><text:span text:style-name="T568">s</text:span><text:span text:style-name="T569"><text:s/>of clusters were obtained. There is a</text:span><text:span text:style-name="T570"><text:s/>good agreement between calculated</text:span><text:span text:style-name="T571"><text:s/>clusters for somatic mutations and clinical data such as su</text:span><text:span text:style-name="T572">rvival rate, tumor size and age;</text:span><text:span text:style-name="T573"><text:s/>moreover, two other studies also reported the same number of clusters. Compared to Network-based Stratification (NBS), only the proposed approach could achieve statistically significant clusters with different survival rates. In order to find driver genes, mutated genes that are strongly related to know</text:span><text:span text:style-name="T574">n</text:span><text:span text:style-name="T575"><text:s/>driver genes are extracted based on their association scores (score</text:span><text:span text:style-name="T576">⩾</text:span><text:span text:style-name="T577">0.9). Three different databases including COSMIC, CCGD and IntOGen validated 40% of the predicted driver genes. Furthermore, analysis of top two predicted driver genes indicated<text:s/></text:span><text:span text:style-name="T578">a<text:s/></text:span><text:span text:style-name="T579">strong relation between two know</text:span><text:span text:style-name="T580">n</text:span><text:span text:style-name="T581"><text:s/>driver genes. Regarding the analysis of the drugs, 37% of the predicted DTIs were confirmed by either MATADOR or CTD. Finally, based on AUC of ROC and PR, the best result was obtained when all datasets were considered in the integration (fusion).</text:span></text:p>
      <text:p text:style-name="P582"/>
      <text:p text:style-name="P583"><text:span text:style-name="T584">Pros and cons:</text:span><text:span text:style-name="T585"><text:s/>It considers</text:span><text:span text:style-name="T586"><text:s/>somatic mutation data along with other datase</text:span><text:span text:style-name="T587">ts in a deterministic way. The incorporation of</text:span><text:span text:style-name="T588"><text:s/>graph-regularization term</text:span><text:span text:style-name="T589">s</text:span><text:span text:style-name="T590"><text:s/></text:span><text:span text:style-name="T591">perhaps<text:s/></text:span><text:span text:style-name="T592">made this method more successful regarding somatic mutations. Including inter-relations between genes and drugs is also another advantage<text:s/></text:span><text:span text:style-name="T593">of</text:span><text:span text:style-name="T594"><text:s/>this method. As for the cons, t</text:span><text:span text:style-name="T595">here is no discussion regarding computational complexity of the proposed method or the compared one</text:span><text:span text:style-name="T596">s</text:span><text:span text:style-name="T597">.</text:span><text:span text:style-name="T598"><text:s/>Besides, t</text:span><text:span text:style-name="T599">he<text:s/></text:span><text:span text:style-name="T600">cancer driver gene prediction used</text:span><text:span text:style-name="T601"><text:s/>a p</text:span><text:span text:style-name="T602">retty heuristic method and lacked</text:span><text:span text:style-name="T603"><text:s/>theoretical justification.</text:span></text:p>
      <text:p text:style-name="P604"/>
      <text:p text:style-name="P605">4- Clonality inference</text:p>
      <text:p text:style-name="P606"/>
      <text:p text:style-name="P607">A. Clonality Inference from Single Tumor Samples Using Low Coverage Sequence Data [10]</text:p>
      <text:p text:style-name="P608"/>
      <text:p text:style-name="P609"><text:span text:style-name="T610">Motivation and contributions:</text:span><text:span text:style-name="T611"><text:s/>Somatic mutations can be helpful to determine how</text:span><text:span text:style-name="T612"><text:s/>pure</text:span><text:span text:style-name="T613"><text:s/>a tumor</text:span><text:span text:style-name="T614"><text:s/>sample is an</text:span><text:span text:style-name="T615">d find its</text:span><text:span text:style-name="T616"><text:s/>sub-clonal compositions. However, the challenge is that this type of mutation is heterogeneous and cur</text:span><text:span text:style-name="T617">rent state-of-the-art methods for</text:span><text:span text:style-name="T618"><text:s/>infer</text:span><text:span text:style-name="T619">ring</text:span><text:span text:style-name="T620"><text:s/>sub-</text:span><text:span text:style-name="T621">clonal information require mu</text:span><text:span text:style-name="T622">l</text:span><text:span text:style-name="T623">tiple</text:span><text:span text:style-name="T624"><text:s/>samples from a single tumor</text:span><text:span text:style-name="T625">,</text:span><text:span text:style-name="T626"><text:s/>which is hardly applicable for</text:span><text:span text:style-name="T627"><text:s/>the</text:span><text:span text:style-name="T628"><text:s/>majority of cancers. Therefore, it is of utmost importance to infer these sub-clones and their compositions via a method based on</text:span><text:span text:style-name="T629"><text:s/>single sample information. In order to<text:s/></text:span><text:span text:style-name="T630">determine<text:s/></text:span><text:span text:style-name="T631">the number of sub-clones<text:s/></text:span><text:span text:style-name="T632">and<text:s/></text:span><text:span text:style-name="T633">the purity of a</text:span><text:span text:style-name="T634"><text:s/>tumor sample,<text:s/></text:span><text:span text:style-name="T635">the<text:s/></text:span><text:span text:style-name="T636">authors pro</text:span><text:span text:style-name="T637">posed CTPsingle which has a robust clustering framework based</text:span><text:span text:style-name="T638"><text:s/>on beta-binomial mixture model and moreover, perform</text:span><text:span text:style-name="T639">s</text:span><text:span text:style-name="T640"><text:s/>phylogeny analysis via a<text:s/></text:span><text:span text:style-name="T641">fast-mixed</text:span><text:span text:style-name="T642"><text:s/>integer linear programming formulation. As stated above, the goal is to find purity and sub-clonal compositions, thus, these two are the outputs of this problem. As for the input side, the input of the proposed method is<text:s/></text:span><text:span text:style-name="T643">the<text:s/></text:span><text:span text:style-name="T644">sequence data of a single tumor sample and its detected mutations. Therefore, we know the number of variant read counts and total read counts for a specific position</text:span><text:span text:style-name="T645"><text:s/>in the sequence</text:span><text:span text:style-name="T646">.</text:span></text:p>
      <text:p text:style-name="P647"/>
      <text:p text:style-name="P648"><text:span text:style-name="T649">Summary:</text:span><text:span text:style-name="T650"><text:s/>CTPsingle has some assumptions on the input side, for example, copy number variation is not considered here. After some processing in the input side, it uses a beta-binomial clustering mechanism with probability o</text:span><text:span text:style-name="T651">f success dra</text:span><text:span text:style-name="T652">wn from Dirichlet Process which is itself based on Gamma and Beta distributions. Inference is performed via standard Markov Chain Monte Carlo (MCMC). After clustering phase, we have number of clusters</text:span><text:span text:style-name="T653">,</text:span><text:span text:style-name="T654"><text:s/>a.k.a</text:span><text:span text:style-name="T655">,</text:span><text:span text:style-name="T656"><text:s/>sub-clones</text:span><text:span text:style-name="T657">,</text:span><text:span text:style-name="T658"><text:s/>and mean allelic frequency for each of them. Thus, cellular frequency for sub-clones can be<text:s/></text:span><text:span text:style-name="T659">calculated</text:span><text:span text:style-name="T660"><text:s/>easily. When we know cellular frequency, we can estimate</text:span><text:span text:style-name="T661"><text:s/>the</text:span><text:span text:style-name="T662"><text:s/>purity of the tumor sample and cancer cell fraction</text:span><text:span text:style-name="T663">s</text:span><text:span text:style-name="T664">. Further, RMSE of cancer cell fraction will be used as one of the evaluation metrics.</text:span></text:p>
      <text:soft-page-break/>
      <text:p text:style-name="P665"><text:s text:c="3"/><text:s/>They did experiments on simulated scenarios with two types of data,<text:s/>including low coverage and ultra-high coverage,<text:s/>and obtained three metrics for evaluation:1) estimated purity, 2) predicted number of clusters and 3) RMSE of<text:s/>cancer<text:s/>cell fractions. They compared<text:s/>CTPsingle<text:s/>with<text:s/>three<text:s/>state-of-the-art methods. According to<text:s/>the<text:s/>obtained results,<text:s/>CTPsingle<text:s/>had<text:s/>superior<text:s/>performance<text:s/>to the other methods in most of<text:s/>the experiments,<text:s/>even<text:s/>when the coverage was low.<text:s/>For future work,<text:s/>the authors are also<text:s/>extending<text:s/>their experiments with clinical data related to prostate cancer. Interestingly, there was a good agreement between predicted result of<text:s/>CTPsingle and<text:s/>the<text:s/>actual one.</text:p>
      <text:p text:style-name="P666"/>
      <text:p text:style-name="P667"><text:span text:style-name="T668">Pros and cons:</text:span><text:span text:style-name="T669"><text:s/>There are several advantages with the proposed method such as algorithm finds number of clusters itself automatically. Working with single sample and low coverage data is also a huge advantage for CTPsingle. Using only freely available libraries can also be another influential factor for this method. As for the cons, this method ignores CNV which is an important aspect in many cancers especially prostate cancer and it can be a good direction for future works.</text:span><text:span text:style-name="T670"><text:s/>The description is too brief and the clustering process is not introduced.</text:span></text:p>
      <text:p text:style-name="P671"/>
      <text:p text:style-name="P672"><text:span text:style-name="T673">Possible extensions:<text:s/></text:span><text:span text:style-name="T674">CTPsingle cannot handle multi-focal tumors, which could be a future research direction.<text:s/></text:span></text:p>
      <text:p text:style-name="P675"/>
      <text:p text:style-name="P676"><text:span text:style-name="T677">5- Computational drug discovery</text:span></text:p>
      <text:p text:style-name="P678"/>
      <text:p text:style-name="P679">A. DrugE-Rank: improving drug-target interaction prediction of new candidate drugs or targets by ensemble learning to rank [11]</text:p>
      <text:p text:style-name="P680"/>
      <text:p text:style-name="P681"><text:span text:style-name="T682">Motivation and contributions:</text:span><text:span text:style-name="T683"><text:s/>identifying drug-target interactions is highly important for therapeutic purpose</text:span><text:span text:style-name="T684">s because experimentally exploring</text:span><text:span text:style-name="T685"><text:s/>possible drugs and compounds is expensive and time consuming. Therefore, developing reliable computational tools is highly important for finding the best candidates for biochemical experiments. Computational approaches for this goal can be categorized into two</text:span><text:span text:style-name="T686"><text:s/>families, namely</text:span><text:span text:style-name="T687"><text:s/>feature-based methods and similar</text:span><text:span text:style-name="T688">ity-based methods. Both</text:span><text:span text:style-name="T689"><text:s/>approaches ha</text:span><text:span text:style-name="T690">ve their own merits</text:span><text:span text:style-name="T691">, thus, taking advantage of both of them can be helpful for<text:s/></text:span><text:span text:style-name="T692">solving</text:span><text:span text:style-name="T693"><text:s/>the d</text:span><text:span text:style-name="T694">rug-target interactions problem,</text:span><text:span text:style-name="T695"><text:s/>particularly for new candidate drugs or targets. In this paper,<text:s/></text:span><text:span text:style-name="T696">the<text:s/></text:span><text:span text:style-name="T697">authors proposed DrugE-rank which makes the best use of both of the mentioned approaches in an ensemble learning way in four steps. In step 1, it computes the feature vector of the target and an arbitrary drug, further, it estimates the similarity of all targets and all drugs. In step 2, the proposed method runs six component methods by utilizing the computed similarity in ste</text:span><text:span text:style-name="T698">p 1. The output of this step are<text:s/></text:span><text:span text:style-name="T699">pair</text:span><text:span text:style-name="T700">s</text:span><text:span text:style-name="T701"><text:s/>of features corresponding to scores. In step 3, a feature vector for the arbitrary selected drug in step 1 is generated from drug and target features and pair features of step 1 and 2, respectively. Finally, in step 4, all of the features will be the input of Learn</text:span><text:span text:style-name="T702">ing</text:span><text:span text:style-name="T703"><text:s/>To Rank (LTR) and the output will be the list of ranked drugs for that target.</text:span></text:p>
      <text:p text:style-name="P704"/>
      <text:p text:style-name="P705"><text:span text:style-name="T706">Summary:</text:span><text:span text:style-name="T707"><text:s/>In the<text:s/></text:span><text:span text:style-name="T708">first step for a new given target, first t</text:span><text:span text:style-name="T709">hey generated 147 features via<text:s/></text:span><text:span text:style-name="T710">CTD</text:span><text:span text:style-name="T711"><text:s/>method,<text:s/></text:span><text:span text:style-name="T712">and they</text:span><text:span text:style-name="T713"><text:s/>computed genomic similarity between that target and other targets by Smith-Waterman</text:span><text:span text:style-name="T714"><text:s/>score. <text:s/>For each drug, they computed 36 features (physicochemical descriptors) by RDKit and similarity between two drugs is calculated by Tanimoto coefficient. In the second step, they ran six component methods including KNN, BLM-svc, LapRLS, NetLapRLS and WNN-GIP to predict the score of drug target interaction between all drugs and the given new target and normalize this score<text:s/></text:span><text:span text:style-name="T715">to be a value between 0 and 1.<text:s/></text:span><text:span text:style-name="T716">In the third step, the final feature vector for all of the drugs and the new target is calculated via concatenating target feature vector (147 features), drug feature vector (36 features) and pair feature vector based on<text:s/></text:span><text:span text:style-name="T717">the<text:s/></text:span><text:span text:style-name="T718">previous step (6-dimensions vector showing the strength between drugs and the target). Therefore, each drug<text:s/></text:span><text:span text:style-name="T719">target pair is represented via</text:span><text:span text:style-name="T720"><text:s/>189 features which are the input of the last step</text:span><text:span text:style-name="T721">,</text:span><text:span text:style-name="T722"><text:s/>i.e.</text:span><text:span text:style-name="T723">,</text:span><text:span text:style-name="T724"><text:s/></text:span><text:soft-page-break/><text:span text:style-name="T725">LTR. <text:s/>In the last step, feature vector of a drug according to step 3 will be the input of LTR method and the ranked list of drugs is the final prediction result or the output.</text:span></text:p>
      <text:p text:style-name="P726"><text:s text:c="4"/>They obtained their dataset from DrugBank which contains 1242 drugs, 1324 targets and 5701 interactions. They divided the dataset into five smaller datasets<text:s/>which contains four sets of FDA-approved drugs and 1<text:s/>set<text:s/>of experimental drugs. They compared the proposed method with all of<text:s/>the similarity-based<text:s/>methods<text:s/>which they used in their ensemble and two other feature-based methods, with<text:s/>AUPR as the evaluation metric. The authors used Data-1 with 5-fold cross validation (1 for test, 1 for training LTR and 3 for training component methods) and paired t-test for statistical analysis. Moreover, they used Data-2 and 3 for testing when Data-1 was<text:s/>used<text:s/>for training (four for training component methods and 1 for LTR). Finally, they used Data-1 to 4 for training and Data-5 for testing. All experiments were performed 10 times. Based on the obtained results, for the experiment over Data-1, BLM-svr had the best performance among the compared methods and the proposed method was able to overcome it and they observed similar result of the second experiment based on Data-2<text:s/>and 3 and even Data-5,<text:s/>which means DrugE-rank can outperform all<text:s/>the<text:s/>other methods when it has all of the features.</text:p>
      <text:p text:style-name="P727"/>
      <text:p text:style-name="P728"><text:span text:style-name="T729">Pros and cons:</text:span><text:span text:style-name="T730"><text:s/>Applying multiple methods and finding a way to use them in an ensemble way provided the proposed method with the competitive edge to perform better than the other compared methods.</text:span><text:span text:style-name="T731"><text:s/>The step 4 description was not very clear.</text:span></text:p>
      <text:p text:style-name="P732"/>
      <text:p text:style-name="P733"><text:span text:style-name="T734">Possible extensions:<text:s/></text:span><text:span text:style-name="T735">It could be formulated as a deep learning problem.<text:s/></text:span><text:span text:style-name="T736">The input coul</text:span><text:span text:style-name="T737">d be SMILES representation; the feature vector produced in the autoencoder could possibly be inputs to feature-based methods</text:span><text:span text:style-name="T738"><text:s/>mentioned in the paper</text:span><text:span text:style-name="T739">.</text:span></text:p>
      <text:p text:style-name="P740"/>
      <text:p text:style-name="P741"><text:span text:style-name="T742">6- Role of EHR in Precision Medicine</text:span></text:p>
      <text:p text:style-name="P743"/>
      <text:p text:style-name="P744">A. The challenges in using electronic health records for pharmacogenomics and precision medicine research [12]</text:p>
      <text:p text:style-name="P745"><text:span text:style-name="T746">Motivation and contributions:</text:span><text:span text:style-name="T747"><text:s/>The goal is to use patients’ genetic information to estimate risk of disease, prevent illness and find the best treatment. Study of pharmacogenomics</text:span><text:span text:style-name="T748">,</text:span><text:span text:style-name="T749"><text:s/>i.e.</text:span><text:span text:style-name="T750">, genetic variants that a</text:span><text:span text:style-name="T751">ffect drug response and efficacy</text:span><text:span text:style-name="T752">,</text:span><text:span text:style-name="T753"><text:s/>can be used in clinical purposes. However, GWAS studies need to be diverse in term of population and currently</text:span><text:span text:style-name="T754">,</text:span><text:span text:style-name="T755"><text:s/>most of the studies are based on European</text:span><text:span text:style-name="T756"><text:s/>populations.<text:s/></text:span><text:span text:style-name="T757">Recent emergence of<text:s/></text:span><text:span text:style-name="T758">EHR linked to biorepositories provides us with fast, reliable and cheap data collection for GWAS studies. Further, one can select a wide range of phenotype</text:span><text:span text:style-name="T759">s</text:span><text:span text:style-name="T760">. In this paper,<text:s/></text:span><text:span text:style-name="T761">the<text:s/></text:span><text:span text:style-name="T762">authors used EHR linked to a biorepository in order to analyze drug response in an African-American cohort of 12,000 patients for two clinical treatments: 1) the use of antihypertensive medication to lower blood pressure and 2) use of lipid lowering medication to lower blood level of LDL-C. Particularly, they tested SNPs for association with change and percent change in blood pressure or level of LDL-C in blood.</text:span></text:p>
      <text:p text:style-name="P763"/>
      <text:p text:style-name="P764"><text:span text:style-name="T765">Summary:</text:span><text:span text:style-name="T766"><text:s/>Dataset was obtained from BioVU and DNA were collected from blood samples of mostly non-Europeans which contain 200,000 SNPs with certain allelic frequency (116,000 were available after quality control). Regarding phenotyping, they extracted electronically systolic blood pressure, diastolic blood pressure and LDL-C from EHR records. The authors considered post-medication if a prescription for an antihypertensive or lipid lowering drug was found prior to the experiment and pre-medication otherwis</text:span><text:span text:style-name="T767">e. This paper only used patient</text:span><text:span text:style-name="T768">s</text:span><text:span text:style-name="T769">’</text:span><text:span text:style-name="T770"><text:s/>data with both pre- and post-medication information available, along with BMI (2653 and 1244 patients who had systolic blood pressure and diastolic blood pressure for both pre- and post-medication</text:span><text:span text:style-name="T771">,</text:span><text:span text:style-name="T772"><text:s/>and both of them for LDL-C respectively). For statistical analysis, they used LR with difference between the median of pre- and post-medication and percent change between the median of pre- and post-medication as dependent variables. For each dependent variable,<text:s/></text:span><text:soft-page-break/><text:span text:style-name="T773">three models were ru</text:span><text:span text:style-name="T774">n including: 1) unadjusted, 2) adjusted for age and sex and 3) adjusted for age, sex and the first three principal components of ancestry. They tested the association of SNPs on the Metabochip with the change in blood pressure and LDL-C measurement with the use of antihypertensive and lipid lowering medications respectively. After correcting for multiple testing, they did not find significant novel association</text:span><text:span text:style-name="T775">,</text:span><text:span text:style-name="T776"><text:s/>nor did they replicate previous studies</text:span><text:span text:style-name="T777">, which is possibly</text:span><text:span text:style-name="T778"><text:s/>because of sample size and statistical power. Anothe</text:span><text:span text:style-name="T779">r possibility is that the studied populations</text:span><text:span text:style-name="T780"><text:s/>was Af</text:span><text:span text:style-name="T781">rican-American in this paper, while<text:s/></text:span><text:span text:style-name="T782">in the previous studies</text:span><text:span text:style-name="T783">, they were</text:span><text:span text:style-name="T784"><text:s/></text:span><text:span text:style-name="T785">mostly<text:s/></text:span><text:span text:style-name="T786">European. Another explanation is that although they had variants in the gene regions of significant SNPs which were identified in the previous studies on the investigated<text:s/></text:span><text:span text:style-name="T787">medications, they did not test</text:span><text:span text:style-name="T788"><text:s/>most of the specific previously identified SNPs.</text:span></text:p>
      <text:p text:style-name="P789"/>
      <text:p text:style-name="P790"><text:span text:style-name="T791">Pros and cons:<text:s/></text:span><text:span text:style-name="T792">They used a large population and they claimed that it is not common in the field to use a large cohort for the association studies.</text:span></text:p>
      <text:p text:style-name="P793"><text:s text:c="4"/>As for the cons,<text:s/>a limited coverage of<text:s/>GWAS genotyping platform is a challenge in pharmacogenomics. They ignored some factors, such as dosage<text:s/>of medication in their phenotyping process, it would have been better to mention previous studies in this regard as well. The main problems are that<text:s/>the<text:s/>design of the study and cohort selection<text:s/>were<text:s/>only<text:s/>vaguely described and more<text:s/>importantly, they did not test<text:s/>most of<text:s/>the<text:s/>previously identified SNPs. All of the differences between this study and previous ones can be related to totally different populations (European and African-American).</text:p>
      <text:p text:style-name="P794"/>
      <text:p text:style-name="P795"><text:span text:style-name="T796">III. Conclusion</text:span></text:p>
      <text:p text:style-name="P797"><text:s text:c="4"/>In this review, 10<text:s/>recent computational papers related to Precision Medicine were presented. All of these papers were published in top bioinformatics conferences in 2016 and covered most aspects of applications<text:s/>of<text:s/>computational methods in Precision Medicine.</text:p>
      <text:p text:style-name="P798">The first problem<text:s/>in solving a biological problem by computational methods is availability of data,<text:s/>especially when is comes to machine learning and data mining. Based on the studied papers, it is fairly rational to deduce that,<text:s/>in order to study cancer,<text:s/>one<text:s/>of the best<text:s/>data<text:s/>source<text:s/>is TCGA. In most of the<text:s/>papers related to cancer, data were<text:s/>obtained from this website which indicates applicability, ease of use and diversity in its datasets. For the case of PPI studies, yeast can be a good<text:s/>choice (available online on MIPS and SGD) because it is not too large to<text:s/>incur huge computational cost<text:s/>and also not too small to make the process trivial for the algorithm. For the case of human studies, String-GT can be used. In the<text:s/>studies related to drug design, DrugBank and<text:s/>the list FDA approved drugs were<text:s/>the most popular sources among the studied papers. Finally, for studying gene expression data,<text:s/>GEO, GTEx and<text:s/>1000 Genomes are<text:s/>highly recommended,<text:s/>especially the last two,<text:s/>which are based on RNA-Seq platform.</text:p>
      <text:p text:style-name="P799"/>
      <text:p text:style-name="P800">When the data is inputted and output is generated,<text:s/>we should choose a metric to analyze and evaluate the<text:s/>output.<text:s/></text:p>
      <text:p text:style-name="P801">In the studies<text:s/>related to PPI,<text:s/>three metrics are recommended as follows: fraction, accuracy, and the maximum matching ratio. Fraction is defined to be the fraction of pairs between predicted and reference complexes with an overlap score no less than 0.25; accuracy is the geometric mean of two other<text:s/>measures, namely the cluster-wise sensitivity (Sn) and the cluster-wise positive predictive value (PPV). Finally, Maximum matching ratio is based on a maximal one-to-one mapping between predicted and reference complexes.</text:p>
      <text:p text:style-name="P802"><text:s text:c="4"/>For patient stratification, metrics such as Kaplan-Meier survival curves, as well as the log-rank p-value, can be applied to measure the significance of the difference in survival between different patient clusters. Moreover, in order to study stability, Cophenetic Correlation Coefficient<text:s/>can be used.</text:p>
      <text:p text:style-name="P803"><text:s text:c="4"/>In drug design studies, in order to calculate similarity between two drugs, all of the papers applied Tanimoto coefficient. However, in general,<text:s/>sum of mean squared error (also RMSE), AUCPR and AUC ROC are the most popular choices similar to other machine learning studies. <text:s/></text:p>
      <text:soft-page-break/>
      <text:p text:style-name="P804">When we are studying a biological problem with many aspects, we may<text:s/>see one that has a good p-value<text:s/>by log-rank test or any other statistical metrics just by chance, and this error is assessed by the permutational p-value. Therefore, sometimes it is essential to apply more than one statistical significance test.</text:p>
      <text:p text:style-name="P805"><text:s text:c="4"/>In general, for designing an experiment it is extremely important to form case and control groups carefully. These two groups should<text:s/>only<text:s/>be<text:s/>different in a variable that we are enthusiastic to know more about and assigning randomly is a reliable approach to eliminate the confounding effect.</text:p>
      <text:p text:style-name="P806"><text:s text:c="4"/>In<text:s/>the future, one of the<text:s/>main challenges regarding application of deep learning in biological problems is interpretation of weights in the learned network, this task is straightforward in<text:s/>Computer Vision and image processing, however, in bioinformatics and computational biology it requires further<text:s/>and<text:s/>deeper investigations. It is possible that applying unsupervised deep networks such as autoencoders which were successful in chemical design<text:s/>could<text:s/>also be informative in computational genomics.</text:p>
      <text:p text:style-name="P807"><text:s text:c="4"/>For patient stratification, both papers unanimously suggested<text:s/>to integrate other types of data and study their effect as well, these datasets can range from methylation to fusion genes. Another good direction regarding the computational aspect itself can be working on combination of deterministic and probabilistic methods to get probabilistic non-negative matrix tri-factorization or investigate matrix factorization by powerful deep learning<text:s/>models<text:s/>wherever we have enough data.</text:p>
      <text:p text:style-name="P808"><text:s text:c="4"/>For clonality inference or intra-tumor heterogeneity, obviously in the presented paper the important factor of copy numbers<text:s/>variation<text:s/>was disregarded. Therefore, the most crucial future work for this aspect of Precision Medicine is to consider copy number variations (aberrations) which is an important contributing factor in cancer, especially prostate cancer.</text:p>
      <text:p text:style-name="P809"><text:s text:c="4"/>For the case of finding the optimal set of causal genes (rank genes), one can consider it similar to a set cover problem,<text:s/>i.e.,<text:s/>finding a set of mutated genes which cover all of up-regulated and down-regulated genes with minimum distance to the effect one. This can be used<text:s/>as a criterion for ranking genes and finding the desired set.</text:p>
      <text:p text:style-name="P810"><text:s text:c="4"/>As for the pathways, we reviewed pathTIMEx in this paper.<text:s/>The authors provided readers with some interesting ideas for future works. This method is so simplified and does<text:s/>not consider the<text:s/>reversibility of mutations or cross-talk between pathways. Adding these constraints<text:s/>will make the method more accurate and more<text:s/>consistent<text:s/>with the true nature of the problem. Further, this method for large datasets with<text:s/>a<text:s/>high level of noise requires modifications and<text:s/>the<text:s/>authors proposed to model temporal dependencies between waiting times, specifically accounting for false positive and false negative dependencies.</text:p>
      <text:p text:style-name="P811"><text:s text:c="4"/>For PPI dense subgraph mining problem,<text:s/>the<text:s/>authors proposed to extend the method for larger and denser networks and also investigate its applicability for other networks such as<text:s/>social ones. Moreover, they<text:s/>suggested to identify homology relationships between sequences and orthology inference across multiple species.</text:p>
      <text:p text:style-name="P812"><text:span text:style-name="T813"><text:s text:c="4"/></text:span><text:span text:style-name="T814">Finally, for finding the mutated subnetwork,<text:s/></text:span><text:span text:style-name="T815">the<text:s/></text:span><text:span text:style-name="T816">authors recommended to extend the proposed method with utilizing other types of data such as copy number aberrations which are more complex than single nucleotide variants/indels. Furthermore, in addition to survival time, other clinical parameters can also be studied for their association with</text:span><text:span text:style-name="T817"><text:s/>mutated</text:span><text:span text:style-name="T818"><text:s/>subnetworks. Regarding imbalanced datasets and number of iterations, Dr. Fabio Vandin, the co-author of [4] said: “</text:span><text:span text:style-name="T819">Since we use Monte Carlo estimates, unbalanced data is not a problem. Once you fix the error probability that you want,<text:s/></text:span><text:span text:style-name="T820">you can derive an upper bound of</text:span><text:span text:style-name="T821"><text:s/>the number of iterations to get the desired error probability. This is a standard approach for (graph) color-coding algorithms.</text:span><text:span text:style-name="T822">” However, these</text:span><text:span text:style-name="T823"><text:s/>remarks are still not clear to</text:span><text:span text:style-name="T824"><text:s/>the author</text:span><text:span text:style-name="T825">s</text:span><text:span text:style-name="T826"><text:s/>of this review and require further investigations.</text:span></text:p>
      <text:p text:style-name="P827"/>
      <text:p text:style-name="P828"><text:span text:style-name="T829">IV. Reference</text:span><text:span text:style-name="T830">s</text:span></text:p>
      <text:p text:style-name="Standard"><text:span text:style-name="T831">[1]<text:s/></text:span><text:a xlink:href="https://ghr.nlm.nih.gov/primer/precisionmedicine/definition" office:target-frame-name="_top" xlink:show="replace"><text:span text:style-name="T832">https://ghr.nlm.nih.gov/primer/precisionmedicine/definition</text:span></text:a></text:p>
      <text:p text:style-name="P833"><text:span text:style-name="T834">[2]<text:s/></text:span><text:a xlink:href="https://ghr.nlm.nih.gov/primer/precisionmedicine/precisionvspersonalized" office:target-frame-name="_top" xlink:show="replace"><text:span text:style-name="T835">https://ghr.nlm.nih.gov/primer/precisionmedicine/precisionvspersonalized</text:span></text:a></text:p>
      <text:soft-page-break/>
      <text:p text:style-name="P836">[3] Tommy Hansen, et al. Mutated Subnetworks Associated with Survival Time in Cancer, RECOMB 2016.</text:p>
      <text:p text:style-name="P837">[4] Simona Cristea, et al. pathTiMEx: Joint Inference of Mutually Exclusive Cancer Pathways and their Dependencies in Tumor Progression, RECOMB 2016.</text:p>
      <text:p text:style-name="P838">[5] Xiuli Ma, al. Complexes Detection in Biological Networks via Diversified Dense Subgraphs Mining, RECOMB 2016.</text:p>
      <text:p text:style-name="P839">[6] Gomez-Bombarelli, et al. Automatic chemical design using a data-driven continuous representation of molecules, arXiv 1610.02415v2 2017.</text:p>
      <text:p text:style-name="P840">[7] Goodfellow et al. Deep learning, MIT press, 2016.</text:p>
      <text:p text:style-name="P841">[8] Natasa Przulj, et al. Patient-Specific Network Data Fusion for Stratification, Biomarker Discovery and Personalizing Treatment, ISMB 2016.</text:p>
      <text:p text:style-name="P842">[9] Sahand Khakabimamaghani and Martin Ester. Bayesian Biclustering for Patient Stratification, PSB 2016.</text:p>
      <text:p text:style-name="P843">[10] Nilgun Donmez, et al. Clonality inference from single tumor samples using low coverage sequence data, RECOMB 2016.</text:p>
      <text:p text:style-name="P844">[11] Qingjun Yuan ,et al. DrugE-Rank: improving drug–target interaction prediction of new candidate drugs or targets by ensemble learning to rank, ISMB 2016.</text:p>
      <text:p text:style-name="P845">[12] Sarah M. Laper, et al. The Challenges in Using Electronic Health Records for Pharmacogenomics and Precision Medicine Research, PSB 2016.</text:p>
      <text:p text:style-name="P846">[13] Yi fei Chen, et al. Gene expression inference with deep learning, ISMB 2016.</text:p>
      <text:p text:style-name="P847">[14] Yong Fuga Li, et al. Separating the Causes and Consequences in Disease Transcriptome PSB 2016.</text:p>
      <text:p text:style-name="P848"/>
      <text:p text:style-name="Standard"/>
      <text:p text:style-name="P8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DengXian" svg:font-family="DengXian" style:font-family-generic="system" style:font-pitch="variable" svg:panose-1="2 1 6 0 3 1 1 1 1 1"/>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size="9pt" style:font-size-asian="9pt" style:font-size-complex="9pt"/>
    </style:style>
  </office:automatic-styles>
  <office:master-styles>
    <style:master-page style:name="MP0" style:page-layout-name="PL0">
      <style:header>
        <text:p text:style-name="Header"><text:span text:style-name="T2"><text:page-number text:fixed="false">14</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Qingyuan Feng</dc:creator>
    <meta:creation-date>2017-04-19T10:41:00Z</meta:creation-date>
    <dc:date>2017-05-08T06:53:00Z</dc:date>
    <meta:template xlink:href="Normal.dotm" xlink:type="simple"/>
    <meta:editing-cycles>759</meta:editing-cycles>
    <meta:editing-duration>PT243300S</meta:editing-duration>
    <meta:document-statistic meta:page-count="15" meta:paragraph-count="151" meta:word-count="8987" meta:character-count="58625" meta:row-count="701" meta:non-whitespace-character-count="49789"/>
  </office:meta>
</office:document-meta>
</file>